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CONCATENATE(&quot;/home/driverless/ras_perception/DL_training/RAS_DATASET/&quot;;[.A1];&quot;.jpg&quot;)" office:value-type="string" office:string-value="/home/driverless/ras_perception/DL_training/RAS_DATASET/1.jpg" calcext:value-type="string">
            <text:p>/home/driverless/ras_perception/DL_training/RAS_DATASET/1.jpg</text:p>
          </table:table-cell>
          <table:table-cell table:number-columns-repeated="5"/>
          <table:table-cell office:value-type="string" calcext:value-type="string">
            <text:p>TRAINING</text:p>
          </table:table-cell>
          <table:table-cell table:number-columns-repeated="5"/>
          <table:table-cell office:value-type="string" calcext:value-type="string">
            <text:p>VALIDATION</text:p>
          </table:table-cell>
        </table:table-row>
        <table:table-row table:style-name="ro1">
          <table:table-cell office:value-type="string" calcext:value-type="string">
            <text:p>1(1)</text:p>
          </table:table-cell>
          <table:table-cell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DL_training/RAS_DATASET/&quot;;[.A2];&quot;.jpg&quot;)" office:value-type="string" office:string-value="/home/driverless/ras_perception/DL_training/RAS_DATASET/1(1).jpg" calcext:value-type="string">
            <text:p>/home/driverless/ras_perception/DL_training/RAS_DATASET/1(1).jpg</text:p>
          </table:table-cell>
          <table:table-cell table:number-columns-repeated="5"/>
          <table:table-cell table:formula="of:=CONCATENATE(&quot;/home/driverless/ras_perception/RAS_DATASET/&quot;;[.A2];&quot;.jpg&quot;)" office:value-type="string" office:string-value="/home/driverless/ras_perception/RAS_DATASET/1(1).jpg" calcext:value-type="string">
            <text:p>/home/driverless/ras_perception/RAS_DATASET/1(1).jpg</text:p>
          </table:table-cell>
        </table:table-row>
        <table:table-row table:style-name="ro1">
          <table:table-cell office:value-type="string" calcext:value-type="string">
            <text:p>1(2)</text:p>
          </table:table-cell>
          <table:table-cell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DL_training/RAS_DATASET/&quot;;[.A3];&quot;.jpg&quot;)" office:value-type="string" office:string-value="/home/driverless/ras_perception/DL_training/RAS_DATASET/1(2).jpg" calcext:value-type="string">
            <text:p>/home/driverless/ras_perception/DL_training/RAS_DATASET/1(2).jpg</text:p>
          </table:table-cell>
          <table:table-cell table:number-columns-repeated="5"/>
          <table:table-cell table:formula="of:=CONCATENATE(&quot;/home/driverless/ras_perception/RAS_DATASET/&quot;;[.A3];&quot;.jpg&quot;)" office:value-type="string" office:string-value="/home/driverless/ras_perception/RAS_DATASET/1(2).jpg" calcext:value-type="string">
            <text:p>/home/driverless/ras_perception/RAS_DATASET/1(2).jpg</text:p>
          </table:table-cell>
        </table:table-row>
        <table:table-row table:style-name="ro1">
          <table:table-cell office:value-type="string" calcext:value-type="string">
            <text:p>1(3)</text:p>
          </table:table-cell>
          <table:table-cell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DL_training/RAS_DATASET/&quot;;[.A4];&quot;.jpg&quot;)" office:value-type="string" office:string-value="/home/driverless/ras_perception/DL_training/RAS_DATASET/1(3).jpg" calcext:value-type="string">
            <text:p>/home/driverless/ras_perception/DL_training/RAS_DATASET/1(3).jpg</text:p>
          </table:table-cell>
          <table:table-cell table:number-columns-repeated="5"/>
          <table:table-cell table:formula="of:=CONCATENATE(&quot;/home/driverless/ras_perception/RAS_DATASET/&quot;;[.A4];&quot;.jpg&quot;)" office:value-type="string" office:string-value="/home/driverless/ras_perception/RAS_DATASET/1(3).jpg" calcext:value-type="string">
            <text:p>/home/driverless/ras_perception/RAS_DATASET/1(3).jpg</text:p>
          </table:table-cell>
        </table:table-row>
        <table:table-row table:style-name="ro1">
          <table:table-cell office:value-type="string" calcext:value-type="string">
            <text:p>1(4)</text:p>
          </table:table-cell>
          <table:table-cell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DL_training/RAS_DATASET/&quot;;[.A5];&quot;.jpg&quot;)" office:value-type="string" office:string-value="/home/driverless/ras_perception/DL_training/RAS_DATASET/1(4).jpg" calcext:value-type="string">
            <text:p>/home/driverless/ras_perception/DL_training/RAS_DATASET/1(4).jpg</text:p>
          </table:table-cell>
          <table:table-cell table:number-columns-repeated="5"/>
          <table:table-cell table:formula="of:=CONCATENATE(&quot;/home/driverless/ras_perception/RAS_DATASET/&quot;;[.A5];&quot;.jpg&quot;)" office:value-type="string" office:string-value="/home/driverless/ras_perception/RAS_DATASET/1(4).jpg" calcext:value-type="string">
            <text:p>/home/driverless/ras_perception/RAS_DATASET/1(4).jpg</text:p>
          </table:table-cell>
        </table:table-row>
        <table:table-row table:style-name="ro1">
          <table:table-cell office:value-type="string" calcext:value-type="string">
            <text:p>1(5)</text:p>
          </table:table-cell>
          <table:table-cell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DL_training/RAS_DATASET/&quot;;[.A6];&quot;.jpg&quot;)" office:value-type="string" office:string-value="/home/driverless/ras_perception/DL_training/RAS_DATASET/1(5).jpg" calcext:value-type="string">
            <text:p>/home/driverless/ras_perception/DL_training/RAS_DATASET/1(5).jpg</text:p>
          </table:table-cell>
          <table:table-cell table:number-columns-repeated="5"/>
          <table:table-cell table:formula="of:=CONCATENATE(&quot;/home/driverless/ras_perception/RAS_DATASET/&quot;;[.A6];&quot;.jpg&quot;)" office:value-type="string" office:string-value="/home/driverless/ras_perception/RAS_DATASET/1(5).jpg" calcext:value-type="string">
            <text:p>/home/driverless/ras_perception/RAS_DATASET/1(5).jpg</text:p>
          </table:table-cell>
        </table:table-row>
        <table:table-row table:style-name="ro1">
          <table:table-cell office:value-type="string" calcext:value-type="string">
            <text:p>1(7)</text:p>
          </table:table-cell>
          <table:table-cell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DL_training/RAS_DATASET/&quot;;[.A7];&quot;.jpg&quot;)" office:value-type="string" office:string-value="/home/driverless/ras_perception/DL_training/RAS_DATASET/1(7).jpg" calcext:value-type="string">
            <text:p>/home/driverless/ras_perception/DL_training/RAS_DATASET/1(7).jpg</text:p>
          </table:table-cell>
          <table:table-cell table:number-columns-repeated="5"/>
          <table:table-cell table:formula="of:=CONCATENATE(&quot;/home/driverless/ras_perception/RAS_DATASET/&quot;;[.A7];&quot;.jpg&quot;)" office:value-type="string" office:string-value="/home/driverless/ras_perception/RAS_DATASET/1(7).jpg" calcext:value-type="string">
            <text:p>/home/driverless/ras_perception/RAS_DATASET/1(7).jpg</text:p>
          </table:table-cell>
        </table:table-row>
        <table:table-row table:style-name="ro1">
          <table:table-cell office:value-type="string" calcext:value-type="string">
            <text:p>1(8)</text:p>
          </table:table-cell>
          <table:table-cell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DL_training/RAS_DATASET/&quot;;[.A8];&quot;.jpg&quot;)" office:value-type="string" office:string-value="/home/driverless/ras_perception/DL_training/RAS_DATASET/1(8).jpg" calcext:value-type="string">
            <text:p>/home/driverless/ras_perception/DL_training/RAS_DATASET/1(8).jpg</text:p>
          </table:table-cell>
          <table:table-cell table:number-columns-repeated="5"/>
          <table:table-cell table:formula="of:=CONCATENATE(&quot;/home/driverless/ras_perception/RAS_DATASET/&quot;;[.A8];&quot;.jpg&quot;)" office:value-type="string" office:string-value="/home/driverless/ras_perception/RAS_DATASET/1(8).jpg" calcext:value-type="string">
            <text:p>/home/driverless/ras_perception/RAS_DATASET/1(8).jpg</text:p>
          </table:table-cell>
        </table:table-row>
        <table:table-row table:style-name="ro1">
          <table:table-cell office:value-type="string" calcext:value-type="string">
            <text:p>1(10)</text:p>
          </table:table-cell>
          <table:table-cell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DL_training/RAS_DATASET/&quot;;[.A9];&quot;.jpg&quot;)" office:value-type="string" office:string-value="/home/driverless/ras_perception/DL_training/RAS_DATASET/1(10).jpg" calcext:value-type="string">
            <text:p>/home/driverless/ras_perception/DL_training/RAS_DATASET/1(10).jpg</text:p>
          </table:table-cell>
          <table:table-cell table:number-columns-repeated="5"/>
          <table:table-cell table:formula="of:=CONCATENATE(&quot;/home/driverless/ras_perception/RAS_DATASET/&quot;;[.A9];&quot;.jpg&quot;)" office:value-type="string" office:string-value="/home/driverless/ras_perception/RAS_DATASET/1(10).jpg" calcext:value-type="string">
            <text:p>/home/driverless/ras_perception/RAS_DATASET/1(10).jpg</text:p>
          </table:table-cell>
        </table:table-row>
        <table:table-row table:style-name="ro1">
          <table:table-cell office:value-type="string" calcext:value-type="string">
            <text:p>1(11)</text:p>
          </table:table-cell>
          <table:table-cell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DL_training/RAS_DATASET/&quot;;[.A10];&quot;.jpg&quot;)" office:value-type="string" office:string-value="/home/driverless/ras_perception/DL_training/RAS_DATASET/1(11).jpg" calcext:value-type="string">
            <text:p>/home/driverless/ras_perception/DL_training/RAS_DATASET/1(11).jpg</text:p>
          </table:table-cell>
          <table:table-cell table:number-columns-repeated="5"/>
          <table:table-cell table:formula="of:=CONCATENATE(&quot;/home/driverless/ras_perception/RAS_DATASET/&quot;;[.A10];&quot;.jpg&quot;)" office:value-type="string" office:string-value="/home/driverless/ras_perception/RAS_DATASET/1(11).jpg" calcext:value-type="string">
            <text:p>/home/driverless/ras_perception/RAS_DATASET/1(11).jpg</text:p>
          </table:table-cell>
        </table:table-row>
        <table:table-row table:style-name="ro1">
          <table:table-cell office:value-type="string" calcext:value-type="string">
            <text:p>1(12)</text:p>
          </table:table-cell>
          <table:table-cell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DL_training/RAS_DATASET/&quot;;[.A11];&quot;.jpg&quot;)" office:value-type="string" office:string-value="/home/driverless/ras_perception/DL_training/RAS_DATASET/1(12).jpg" calcext:value-type="string">
            <text:p>/home/driverless/ras_perception/DL_training/RAS_DATASET/1(12).jpg</text:p>
          </table:table-cell>
          <table:table-cell table:number-columns-repeated="5"/>
          <table:table-cell table:formula="of:=CONCATENATE(&quot;/home/driverless/ras_perception/RAS_DATASET/&quot;;[.A11];&quot;.jpg&quot;)" office:value-type="string" office:string-value="/home/driverless/ras_perception/RAS_DATASET/1(12).jpg" calcext:value-type="string">
            <text:p>/home/driverless/ras_perception/RAS_DATASET/1(12).jpg</text:p>
          </table:table-cell>
        </table:table-row>
        <table:table-row table:style-name="ro1">
          <table:table-cell office:value-type="string" calcext:value-type="string">
            <text:p>1(13)</text:p>
          </table:table-cell>
          <table:table-cell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DL_training/RAS_DATASET/&quot;;[.A12];&quot;.jpg&quot;)" office:value-type="string" office:string-value="/home/driverless/ras_perception/DL_training/RAS_DATASET/1(13).jpg" calcext:value-type="string">
            <text:p>/home/driverless/ras_perception/DL_training/RAS_DATASET/1(13).jpg</text:p>
          </table:table-cell>
          <table:table-cell table:number-columns-repeated="5"/>
          <table:table-cell table:formula="of:=CONCATENATE(&quot;/home/driverless/ras_perception/RAS_DATASET/&quot;;[.A12];&quot;.jpg&quot;)" office:value-type="string" office:string-value="/home/driverless/ras_perception/RAS_DATASET/1(13).jpg" calcext:value-type="string">
            <text:p>/home/driverless/ras_perception/RAS_DATASET/1(13)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DL_training/RAS_DATASET/&quot;;[.A13];&quot;.jpg&quot;)" office:value-type="string" office:string-value="/home/driverless/ras_perception/DL_training/RAS_DATASET/2.jpg" calcext:value-type="string">
            <text:p>/home/driverless/ras_perception/DL_training/RAS_DATASET/2.jpg</text:p>
          </table:table-cell>
          <table:table-cell table:number-columns-repeated="5"/>
          <table:table-cell table:formula="of:=CONCATENATE(&quot;/home/driverless/ras_perception/RAS_DATASET/&quot;;[.A13];&quot;.jpg&quot;)" office:value-type="string" office:string-value="/home/driverless/ras_perception/RAS_DATASET/2.jpg" calcext:value-type="string">
            <text:p>/home/driverless/ras_perception/RAS_DATASET/2.jpg</text:p>
          </table:table-cell>
        </table:table-row>
        <table:table-row table:style-name="ro1">
          <table:table-cell office:value-type="string" calcext:value-type="string">
            <text:p>2(1)</text:p>
          </table:table-cell>
          <table:table-cell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DL_training/RAS_DATASET/&quot;;[.A14];&quot;.jpg&quot;)" office:value-type="string" office:string-value="/home/driverless/ras_perception/DL_training/RAS_DATASET/2(1).jpg" calcext:value-type="string">
            <text:p>/home/driverless/ras_perception/DL_training/RAS_DATASET/2(1).jpg</text:p>
          </table:table-cell>
          <table:table-cell table:number-columns-repeated="5"/>
          <table:table-cell table:formula="of:=CONCATENATE(&quot;/home/driverless/ras_perception/RAS_DATASET/&quot;;[.A14];&quot;.jpg&quot;)" office:value-type="string" office:string-value="/home/driverless/ras_perception/RAS_DATASET/2(1).jpg" calcext:value-type="string">
            <text:p>/home/driverless/ras_perception/RAS_DATASET/2(1).jpg</text:p>
          </table:table-cell>
        </table:table-row>
        <table:table-row table:style-name="ro1">
          <table:table-cell office:value-type="string" calcext:value-type="string">
            <text:p>2(2)</text:p>
          </table:table-cell>
          <table:table-cell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DL_training/RAS_DATASET/&quot;;[.A15];&quot;.jpg&quot;)" office:value-type="string" office:string-value="/home/driverless/ras_perception/DL_training/RAS_DATASET/2(2).jpg" calcext:value-type="string">
            <text:p>/home/driverless/ras_perception/DL_training/RAS_DATASET/2(2).jpg</text:p>
          </table:table-cell>
          <table:table-cell table:number-columns-repeated="5"/>
          <table:table-cell table:formula="of:=CONCATENATE(&quot;/home/driverless/ras_perception/RAS_DATASET/&quot;;[.A15];&quot;.jpg&quot;)" office:value-type="string" office:string-value="/home/driverless/ras_perception/RAS_DATASET/2(2).jpg" calcext:value-type="string">
            <text:p>/home/driverless/ras_perception/RAS_DATASET/2(2).jpg</text:p>
          </table:table-cell>
        </table:table-row>
        <table:table-row table:style-name="ro1">
          <table:table-cell office:value-type="string" calcext:value-type="string">
            <text:p>2(4)</text:p>
          </table:table-cell>
          <table:table-cell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DL_training/RAS_DATASET/&quot;;[.A16];&quot;.jpg&quot;)" office:value-type="string" office:string-value="/home/driverless/ras_perception/DL_training/RAS_DATASET/2(4).jpg" calcext:value-type="string">
            <text:p>/home/driverless/ras_perception/DL_training/RAS_DATASET/2(4).jpg</text:p>
          </table:table-cell>
          <table:table-cell table:number-columns-repeated="5"/>
          <table:table-cell table:formula="of:=CONCATENATE(&quot;/home/driverless/ras_perception/RAS_DATASET/&quot;;[.A16];&quot;.jpg&quot;)" office:value-type="string" office:string-value="/home/driverless/ras_perception/RAS_DATASET/2(4).jpg" calcext:value-type="string">
            <text:p>/home/driverless/ras_perception/RAS_DATASET/2(4).jpg</text:p>
          </table:table-cell>
        </table:table-row>
        <table:table-row table:style-name="ro1">
          <table:table-cell office:value-type="string" calcext:value-type="string">
            <text:p>2(7)</text:p>
          </table:table-cell>
          <table:table-cell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DL_training/RAS_DATASET/&quot;;[.A17];&quot;.jpg&quot;)" office:value-type="string" office:string-value="/home/driverless/ras_perception/DL_training/RAS_DATASET/2(7).jpg" calcext:value-type="string">
            <text:p>/home/driverless/ras_perception/DL_training/RAS_DATASET/2(7).jpg</text:p>
          </table:table-cell>
          <table:table-cell table:number-columns-repeated="5"/>
          <table:table-cell table:formula="of:=CONCATENATE(&quot;/home/driverless/ras_perception/RAS_DATASET/&quot;;[.A17];&quot;.jpg&quot;)" office:value-type="string" office:string-value="/home/driverless/ras_perception/RAS_DATASET/2(7).jpg" calcext:value-type="string">
            <text:p>/home/driverless/ras_perception/RAS_DATASET/2(7).jpg</text:p>
          </table:table-cell>
        </table:table-row>
        <table:table-row table:style-name="ro1">
          <table:table-cell office:value-type="string" calcext:value-type="string">
            <text:p>2(8)</text:p>
          </table:table-cell>
          <table:table-cell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DL_training/RAS_DATASET/&quot;;[.A18];&quot;.jpg&quot;)" office:value-type="string" office:string-value="/home/driverless/ras_perception/DL_training/RAS_DATASET/2(8).jpg" calcext:value-type="string">
            <text:p>/home/driverless/ras_perception/DL_training/RAS_DATASET/2(8).jpg</text:p>
          </table:table-cell>
          <table:table-cell table:number-columns-repeated="5"/>
          <table:table-cell table:formula="of:=CONCATENATE(&quot;/home/driverless/ras_perception/RAS_DATASET/&quot;;[.A18];&quot;.jpg&quot;)" office:value-type="string" office:string-value="/home/driverless/ras_perception/RAS_DATASET/2(8).jpg" calcext:value-type="string">
            <text:p>/home/driverless/ras_perception/RAS_DATASET/2(8).jpg</text:p>
          </table:table-cell>
        </table:table-row>
        <table:table-row table:style-name="ro1">
          <table:table-cell office:value-type="string" calcext:value-type="string">
            <text:p>2(9)</text:p>
          </table:table-cell>
          <table:table-cell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DL_training/RAS_DATASET/&quot;;[.A19];&quot;.jpg&quot;)" office:value-type="string" office:string-value="/home/driverless/ras_perception/DL_training/RAS_DATASET/2(9).jpg" calcext:value-type="string">
            <text:p>/home/driverless/ras_perception/DL_training/RAS_DATASET/2(9).jpg</text:p>
          </table:table-cell>
          <table:table-cell table:number-columns-repeated="5"/>
          <table:table-cell table:formula="of:=CONCATENATE(&quot;/home/driverless/ras_perception/RAS_DATASET/&quot;;[.A19];&quot;.jpg&quot;)" office:value-type="string" office:string-value="/home/driverless/ras_perception/RAS_DATASET/2(9).jpg" calcext:value-type="string">
            <text:p>/home/driverless/ras_perception/RAS_DATASET/2(9).jpg</text:p>
          </table:table-cell>
        </table:table-row>
        <table:table-row table:style-name="ro1">
          <table:table-cell office:value-type="string" calcext:value-type="string">
            <text:p>2(10)</text:p>
          </table:table-cell>
          <table:table-cell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DL_training/RAS_DATASET/&quot;;[.A20];&quot;.jpg&quot;)" office:value-type="string" office:string-value="/home/driverless/ras_perception/DL_training/RAS_DATASET/2(10).jpg" calcext:value-type="string">
            <text:p>/home/driverless/ras_perception/DL_training/RAS_DATASET/2(10).jpg</text:p>
          </table:table-cell>
          <table:table-cell table:number-columns-repeated="5"/>
          <table:table-cell table:formula="of:=CONCATENATE(&quot;/home/driverless/ras_perception/RAS_DATASET/&quot;;[.A20];&quot;.jpg&quot;)" office:value-type="string" office:string-value="/home/driverless/ras_perception/RAS_DATASET/2(10).jpg" calcext:value-type="string">
            <text:p>/home/driverless/ras_perception/RAS_DATASET/2(10).jpg</text:p>
          </table:table-cell>
        </table:table-row>
        <table:table-row table:style-name="ro1">
          <table:table-cell office:value-type="string" calcext:value-type="string">
            <text:p>2(11)</text:p>
          </table:table-cell>
          <table:table-cell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DL_training/RAS_DATASET/&quot;;[.A21];&quot;.jpg&quot;)" office:value-type="string" office:string-value="/home/driverless/ras_perception/DL_training/RAS_DATASET/2(11).jpg" calcext:value-type="string">
            <text:p>/home/driverless/ras_perception/DL_training/RAS_DATASET/2(11).jpg</text:p>
          </table:table-cell>
          <table:table-cell table:number-columns-repeated="5"/>
          <table:table-cell table:formula="of:=CONCATENATE(&quot;/home/driverless/ras_perception/RAS_DATASET/&quot;;[.A21];&quot;.jpg&quot;)" office:value-type="string" office:string-value="/home/driverless/ras_perception/RAS_DATASET/2(11).jpg" calcext:value-type="string">
            <text:p>/home/driverless/ras_perception/RAS_DATASET/2(11).jpg</text:p>
          </table:table-cell>
        </table:table-row>
        <table:table-row table:style-name="ro1">
          <table:table-cell office:value-type="string" calcext:value-type="string">
            <text:p>2(12)</text:p>
          </table:table-cell>
          <table:table-cell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DL_training/RAS_DATASET/&quot;;[.A22];&quot;.jpg&quot;)" office:value-type="string" office:string-value="/home/driverless/ras_perception/DL_training/RAS_DATASET/2(12).jpg" calcext:value-type="string">
            <text:p>/home/driverless/ras_perception/DL_training/RAS_DATASET/2(12).jpg</text:p>
          </table:table-cell>
          <table:table-cell table:number-columns-repeated="5"/>
          <table:table-cell table:formula="of:=CONCATENATE(&quot;/home/driverless/ras_perception/RAS_DATASET/&quot;;[.A22];&quot;.jpg&quot;)" office:value-type="string" office:string-value="/home/driverless/ras_perception/RAS_DATASET/2(12).jpg" calcext:value-type="string">
            <text:p>/home/driverless/ras_perception/RAS_DATASET/2(12).jpg</text:p>
          </table:table-cell>
        </table:table-row>
        <table:table-row table:style-name="ro1">
          <table:table-cell office:value-type="string" calcext:value-type="string">
            <text:p>2(13)</text:p>
          </table:table-cell>
          <table:table-cell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DL_training/RAS_DATASET/&quot;;[.A23];&quot;.jpg&quot;)" office:value-type="string" office:string-value="/home/driverless/ras_perception/DL_training/RAS_DATASET/2(13).jpg" calcext:value-type="string">
            <text:p>/home/driverless/ras_perception/DL_training/RAS_DATASET/2(13).jpg</text:p>
          </table:table-cell>
          <table:table-cell table:number-columns-repeated="5"/>
          <table:table-cell table:formula="of:=CONCATENATE(&quot;/home/driverless/ras_perception/RAS_DATASET/&quot;;[.A23];&quot;.jpg&quot;)" office:value-type="string" office:string-value="/home/driverless/ras_perception/RAS_DATASET/2(13).jpg" calcext:value-type="string">
            <text:p>/home/driverless/ras_perception/RAS_DATASET/2(13)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DL_training/RAS_DATASET/&quot;;[.A24];&quot;.jpg&quot;)" office:value-type="string" office:string-value="/home/driverless/ras_perception/DL_training/RAS_DATASET/3.jpg" calcext:value-type="string">
            <text:p>/home/driverless/ras_perception/DL_training/RAS_DATASET/3.jpg</text:p>
          </table:table-cell>
          <table:table-cell table:number-columns-repeated="5"/>
          <table:table-cell table:formula="of:=CONCATENATE(&quot;/home/driverless/ras_perception/RAS_DATASET/&quot;;[.A24];&quot;.jpg&quot;)" office:value-type="string" office:string-value="/home/driverless/ras_perception/RAS_DATASET/3.jpg" calcext:value-type="string">
            <text:p>/home/driverless/ras_perception/RAS_DATASET/3.jpg</text:p>
          </table:table-cell>
        </table:table-row>
        <table:table-row table:style-name="ro1">
          <table:table-cell office:value-type="string" calcext:value-type="string">
            <text:p>3(2)</text:p>
          </table:table-cell>
          <table:table-cell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DL_training/RAS_DATASET/&quot;;[.A25];&quot;.jpg&quot;)" office:value-type="string" office:string-value="/home/driverless/ras_perception/DL_training/RAS_DATASET/3(2).jpg" calcext:value-type="string">
            <text:p>/home/driverless/ras_perception/DL_training/RAS_DATASET/3(2).jpg</text:p>
          </table:table-cell>
          <table:table-cell table:number-columns-repeated="5"/>
          <table:table-cell table:formula="of:=CONCATENATE(&quot;/home/driverless/ras_perception/RAS_DATASET/&quot;;[.A25];&quot;.jpg&quot;)" office:value-type="string" office:string-value="/home/driverless/ras_perception/RAS_DATASET/3(2).jpg" calcext:value-type="string">
            <text:p>/home/driverless/ras_perception/RAS_DATASET/3(2).jpg</text:p>
          </table:table-cell>
        </table:table-row>
        <table:table-row table:style-name="ro1">
          <table:table-cell office:value-type="string" calcext:value-type="string">
            <text:p>3(4)</text:p>
          </table:table-cell>
          <table:table-cell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DL_training/RAS_DATASET/&quot;;[.A26];&quot;.jpg&quot;)" office:value-type="string" office:string-value="/home/driverless/ras_perception/DL_training/RAS_DATASET/3(4).jpg" calcext:value-type="string">
            <text:p>/home/driverless/ras_perception/DL_training/RAS_DATASET/3(4).jpg</text:p>
          </table:table-cell>
          <table:table-cell table:number-columns-repeated="5"/>
          <table:table-cell table:formula="of:=CONCATENATE(&quot;/home/driverless/ras_perception/RAS_DATASET/&quot;;[.A26];&quot;.jpg&quot;)" office:value-type="string" office:string-value="/home/driverless/ras_perception/RAS_DATASET/3(4).jpg" calcext:value-type="string">
            <text:p>/home/driverless/ras_perception/RAS_DATASET/3(4).jpg</text:p>
          </table:table-cell>
        </table:table-row>
        <table:table-row table:style-name="ro1">
          <table:table-cell office:value-type="string" calcext:value-type="string">
            <text:p>3(7)</text:p>
          </table:table-cell>
          <table:table-cell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DL_training/RAS_DATASET/&quot;;[.A27];&quot;.jpg&quot;)" office:value-type="string" office:string-value="/home/driverless/ras_perception/DL_training/RAS_DATASET/3(7).jpg" calcext:value-type="string">
            <text:p>/home/driverless/ras_perception/DL_training/RAS_DATASET/3(7).jpg</text:p>
          </table:table-cell>
          <table:table-cell table:number-columns-repeated="5"/>
          <table:table-cell table:formula="of:=CONCATENATE(&quot;/home/driverless/ras_perception/RAS_DATASET/&quot;;[.A27];&quot;.jpg&quot;)" office:value-type="string" office:string-value="/home/driverless/ras_perception/RAS_DATASET/3(7).jpg" calcext:value-type="string">
            <text:p>/home/driverless/ras_perception/RAS_DATASET/3(7).jpg</text:p>
          </table:table-cell>
        </table:table-row>
        <table:table-row table:style-name="ro1">
          <table:table-cell office:value-type="string" calcext:value-type="string">
            <text:p>3(8)</text:p>
          </table:table-cell>
          <table:table-cell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DL_training/RAS_DATASET/&quot;;[.A28];&quot;.jpg&quot;)" office:value-type="string" office:string-value="/home/driverless/ras_perception/DL_training/RAS_DATASET/3(8).jpg" calcext:value-type="string">
            <text:p>/home/driverless/ras_perception/DL_training/RAS_DATASET/3(8).jpg</text:p>
          </table:table-cell>
          <table:table-cell table:number-columns-repeated="5"/>
          <table:table-cell table:formula="of:=CONCATENATE(&quot;/home/driverless/ras_perception/RAS_DATASET/&quot;;[.A28];&quot;.jpg&quot;)" office:value-type="string" office:string-value="/home/driverless/ras_perception/RAS_DATASET/3(8).jpg" calcext:value-type="string">
            <text:p>/home/driverless/ras_perception/RAS_DATASET/3(8).jpg</text:p>
          </table:table-cell>
        </table:table-row>
        <table:table-row table:style-name="ro1">
          <table:table-cell office:value-type="string" calcext:value-type="string">
            <text:p>3(9)</text:p>
          </table:table-cell>
          <table:table-cell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DL_training/RAS_DATASET/&quot;;[.A29];&quot;.jpg&quot;)" office:value-type="string" office:string-value="/home/driverless/ras_perception/DL_training/RAS_DATASET/3(9).jpg" calcext:value-type="string">
            <text:p>/home/driverless/ras_perception/DL_training/RAS_DATASET/3(9).jpg</text:p>
          </table:table-cell>
          <table:table-cell table:number-columns-repeated="5"/>
          <table:table-cell table:formula="of:=CONCATENATE(&quot;/home/driverless/ras_perception/RAS_DATASET/&quot;;[.A29];&quot;.jpg&quot;)" office:value-type="string" office:string-value="/home/driverless/ras_perception/RAS_DATASET/3(9).jpg" calcext:value-type="string">
            <text:p>/home/driverless/ras_perception/RAS_DATASET/3(9).jpg</text:p>
          </table:table-cell>
        </table:table-row>
        <table:table-row table:style-name="ro1">
          <table:table-cell office:value-type="string" calcext:value-type="string">
            <text:p>3(11)</text:p>
          </table:table-cell>
          <table:table-cell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DL_training/RAS_DATASET/&quot;;[.A30];&quot;.jpg&quot;)" office:value-type="string" office:string-value="/home/driverless/ras_perception/DL_training/RAS_DATASET/3(11).jpg" calcext:value-type="string">
            <text:p>/home/driverless/ras_perception/DL_training/RAS_DATASET/3(11).jpg</text:p>
          </table:table-cell>
          <table:table-cell table:number-columns-repeated="5"/>
          <table:table-cell table:formula="of:=CONCATENATE(&quot;/home/driverless/ras_perception/RAS_DATASET/&quot;;[.A30];&quot;.jpg&quot;)" office:value-type="string" office:string-value="/home/driverless/ras_perception/RAS_DATASET/3(11).jpg" calcext:value-type="string">
            <text:p>/home/driverless/ras_perception/RAS_DATASET/3(11).jpg</text:p>
          </table:table-cell>
        </table:table-row>
        <table:table-row table:style-name="ro1">
          <table:table-cell office:value-type="string" calcext:value-type="string">
            <text:p>3(12)</text:p>
          </table:table-cell>
          <table:table-cell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DL_training/RAS_DATASET/&quot;;[.A31];&quot;.jpg&quot;)" office:value-type="string" office:string-value="/home/driverless/ras_perception/DL_training/RAS_DATASET/3(12).jpg" calcext:value-type="string">
            <text:p>/home/driverless/ras_perception/DL_training/RAS_DATASET/3(12).jpg</text:p>
          </table:table-cell>
          <table:table-cell table:number-columns-repeated="5"/>
          <table:table-cell table:formula="of:=CONCATENATE(&quot;/home/driverless/ras_perception/RAS_DATASET/&quot;;[.A31];&quot;.jpg&quot;)" office:value-type="string" office:string-value="/home/driverless/ras_perception/RAS_DATASET/3(12).jpg" calcext:value-type="string">
            <text:p>/home/driverless/ras_perception/RAS_DATASET/3(12).jpg</text:p>
          </table:table-cell>
        </table:table-row>
        <table:table-row table:style-name="ro1">
          <table:table-cell office:value-type="string" calcext:value-type="string">
            <text:p>3(13)</text:p>
          </table:table-cell>
          <table:table-cell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DL_training/RAS_DATASET/&quot;;[.A32];&quot;.jpg&quot;)" office:value-type="string" office:string-value="/home/driverless/ras_perception/DL_training/RAS_DATASET/3(13).jpg" calcext:value-type="string">
            <text:p>/home/driverless/ras_perception/DL_training/RAS_DATASET/3(13).jpg</text:p>
          </table:table-cell>
          <table:table-cell table:number-columns-repeated="5"/>
          <table:table-cell table:formula="of:=CONCATENATE(&quot;/home/driverless/ras_perception/RAS_DATASET/&quot;;[.A32];&quot;.jpg&quot;)" office:value-type="string" office:string-value="/home/driverless/ras_perception/RAS_DATASET/3(13).jpg" calcext:value-type="string">
            <text:p>/home/driverless/ras_perception/RAS_DATASET/3(13)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DL_training/RAS_DATASET/&quot;;[.A33];&quot;.jpg&quot;)" office:value-type="string" office:string-value="/home/driverless/ras_perception/DL_training/RAS_DATASET/4.jpg" calcext:value-type="string">
            <text:p>/home/driverless/ras_perception/DL_training/RAS_DATASET/4.jpg</text:p>
          </table:table-cell>
          <table:table-cell table:number-columns-repeated="5"/>
          <table:table-cell table:formula="of:=CONCATENATE(&quot;/home/driverless/ras_perception/RAS_DATASET/&quot;;[.A33];&quot;.jpg&quot;)" office:value-type="string" office:string-value="/home/driverless/ras_perception/RAS_DATASET/4.jpg" calcext:value-type="string">
            <text:p>/home/driverless/ras_perception/RAS_DATASET/4.jpg</text:p>
          </table:table-cell>
        </table:table-row>
        <table:table-row table:style-name="ro1">
          <table:table-cell office:value-type="string" calcext:value-type="string">
            <text:p>4(9)</text:p>
          </table:table-cell>
          <table:table-cell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DL_training/RAS_DATASET/&quot;;[.A34];&quot;.jpg&quot;)" office:value-type="string" office:string-value="/home/driverless/ras_perception/DL_training/RAS_DATASET/4(9).jpg" calcext:value-type="string">
            <text:p>/home/driverless/ras_perception/DL_training/RAS_DATASET/4(9).jpg</text:p>
          </table:table-cell>
          <table:table-cell table:number-columns-repeated="5"/>
          <table:table-cell table:formula="of:=CONCATENATE(&quot;/home/driverless/ras_perception/RAS_DATASET/&quot;;[.A34];&quot;.jpg&quot;)" office:value-type="string" office:string-value="/home/driverless/ras_perception/RAS_DATASET/4(9).jpg" calcext:value-type="string">
            <text:p>/home/driverless/ras_perception/RAS_DATASET/4(9).jpg</text:p>
          </table:table-cell>
        </table:table-row>
        <table:table-row table:style-name="ro1">
          <table:table-cell office:value-type="string" calcext:value-type="string">
            <text:p>4(11)</text:p>
          </table:table-cell>
          <table:table-cell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DL_training/RAS_DATASET/&quot;;[.A35];&quot;.jpg&quot;)" office:value-type="string" office:string-value="/home/driverless/ras_perception/DL_training/RAS_DATASET/4(11).jpg" calcext:value-type="string">
            <text:p>/home/driverless/ras_perception/DL_training/RAS_DATASET/4(11).jpg</text:p>
          </table:table-cell>
          <table:table-cell table:number-columns-repeated="5"/>
          <table:table-cell table:formula="of:=CONCATENATE(&quot;/home/driverless/ras_perception/RAS_DATASET/&quot;;[.A35];&quot;.jpg&quot;)" office:value-type="string" office:string-value="/home/driverless/ras_perception/RAS_DATASET/4(11).jpg" calcext:value-type="string">
            <text:p>/home/driverless/ras_perception/RAS_DATASET/4(11).jpg</text:p>
          </table:table-cell>
        </table:table-row>
        <table:table-row table:style-name="ro1">
          <table:table-cell office:value-type="string" calcext:value-type="string">
            <text:p>4(13)</text:p>
          </table:table-cell>
          <table:table-cell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DL_training/RAS_DATASET/&quot;;[.A36];&quot;.jpg&quot;)" office:value-type="string" office:string-value="/home/driverless/ras_perception/DL_training/RAS_DATASET/4(13).jpg" calcext:value-type="string">
            <text:p>/home/driverless/ras_perception/DL_training/RAS_DATASET/4(13).jpg</text:p>
          </table:table-cell>
          <table:table-cell table:number-columns-repeated="5"/>
          <table:table-cell table:formula="of:=CONCATENATE(&quot;/home/driverless/ras_perception/RAS_DATASET/&quot;;[.A36];&quot;.jpg&quot;)" office:value-type="string" office:string-value="/home/driverless/ras_perception/RAS_DATASET/4(13).jpg" calcext:value-type="string">
            <text:p>/home/driverless/ras_perception/RAS_DATASET/4(13)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DL_training/RAS_DATASET/&quot;;[.A37];&quot;.jpg&quot;)" office:value-type="string" office:string-value="/home/driverless/ras_perception/DL_training/RAS_DATASET/5.jpg" calcext:value-type="string">
            <text:p>/home/driverless/ras_perception/DL_training/RAS_DATASET/5.jpg</text:p>
          </table:table-cell>
          <table:table-cell table:number-columns-repeated="5"/>
          <table:table-cell table:formula="of:=CONCATENATE(&quot;/home/driverless/ras_perception/RAS_DATASET/&quot;;[.A37];&quot;.jpg&quot;)" office:value-type="string" office:string-value="/home/driverless/ras_perception/RAS_DATASET/5.jpg" calcext:value-type="string">
            <text:p>/home/driverless/ras_perception/RAS_DATASET/5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DL_training/RAS_DATASET/&quot;;[.A38];&quot;.jpg&quot;)" office:value-type="string" office:string-value="/home/driverless/ras_perception/DL_training/RAS_DATASET/10.jpg" calcext:value-type="string">
            <text:p>/home/driverless/ras_perception/DL_training/RAS_DATASET/10.jpg</text:p>
          </table:table-cell>
          <table:table-cell table:number-columns-repeated="5"/>
          <table:table-cell table:formula="of:=CONCATENATE(&quot;/home/driverless/ras_perception/RAS_DATASET/&quot;;[.A38];&quot;.jpg&quot;)" office:value-type="string" office:string-value="/home/driverless/ras_perception/RAS_DATASET/10.jpg" calcext:value-type="string">
            <text:p>/home/driverless/ras_perception/RAS_DATASET/10.jpg</text:p>
          </table:table-cell>
        </table:table-row>
        <table:table-row table:style-name="ro1">
          <table:table-cell office:value-type="string" calcext:value-type="string">
            <text:p>10(1)</text:p>
          </table:table-cell>
          <table:table-cell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DL_training/RAS_DATASET/&quot;;[.A39];&quot;.jpg&quot;)" office:value-type="string" office:string-value="/home/driverless/ras_perception/DL_training/RAS_DATASET/10(1).jpg" calcext:value-type="string">
            <text:p>/home/driverless/ras_perception/DL_training/RAS_DATASET/10(1).jpg</text:p>
          </table:table-cell>
          <table:table-cell table:number-columns-repeated="5"/>
          <table:table-cell table:formula="of:=CONCATENATE(&quot;/home/driverless/ras_perception/RAS_DATASET/&quot;;[.A39];&quot;.jpg&quot;)" office:value-type="string" office:string-value="/home/driverless/ras_perception/RAS_DATASET/10(1).jpg" calcext:value-type="string">
            <text:p>/home/driverless/ras_perception/RAS_DATASET/10(1).jpg</text:p>
          </table:table-cell>
        </table:table-row>
        <table:table-row table:style-name="ro1">
          <table:table-cell office:value-type="string" calcext:value-type="string">
            <text:p>10(2)</text:p>
          </table:table-cell>
          <table:table-cell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DL_training/RAS_DATASET/&quot;;[.A40];&quot;.jpg&quot;)" office:value-type="string" office:string-value="/home/driverless/ras_perception/DL_training/RAS_DATASET/10(2).jpg" calcext:value-type="string">
            <text:p>/home/driverless/ras_perception/DL_training/RAS_DATASET/10(2).jpg</text:p>
          </table:table-cell>
          <table:table-cell table:number-columns-repeated="5"/>
          <table:table-cell table:formula="of:=CONCATENATE(&quot;/home/driverless/ras_perception/RAS_DATASET/&quot;;[.A40];&quot;.jpg&quot;)" office:value-type="string" office:string-value="/home/driverless/ras_perception/RAS_DATASET/10(2).jpg" calcext:value-type="string">
            <text:p>/home/driverless/ras_perception/RAS_DATASET/10(2).jpg</text:p>
          </table:table-cell>
        </table:table-row>
        <table:table-row table:style-name="ro1">
          <table:table-cell office:value-type="string" calcext:value-type="string">
            <text:p>10(3)</text:p>
          </table:table-cell>
          <table:table-cell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DL_training/RAS_DATASET/&quot;;[.A41];&quot;.jpg&quot;)" office:value-type="string" office:string-value="/home/driverless/ras_perception/DL_training/RAS_DATASET/10(3).jpg" calcext:value-type="string">
            <text:p>/home/driverless/ras_perception/DL_training/RAS_DATASET/10(3).jpg</text:p>
          </table:table-cell>
          <table:table-cell table:number-columns-repeated="5"/>
          <table:table-cell table:formula="of:=CONCATENATE(&quot;/home/driverless/ras_perception/RAS_DATASET/&quot;;[.A41];&quot;.jpg&quot;)" office:value-type="string" office:string-value="/home/driverless/ras_perception/RAS_DATASET/10(3).jpg" calcext:value-type="string">
            <text:p>/home/driverless/ras_perception/RAS_DATASET/10(3).jpg</text:p>
          </table:table-cell>
        </table:table-row>
        <table:table-row table:style-name="ro1">
          <table:table-cell office:value-type="string" calcext:value-type="string">
            <text:p>10(4)</text:p>
          </table:table-cell>
          <table:table-cell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DL_training/RAS_DATASET/&quot;;[.A42];&quot;.jpg&quot;)" office:value-type="string" office:string-value="/home/driverless/ras_perception/DL_training/RAS_DATASET/10(4).jpg" calcext:value-type="string">
            <text:p>/home/driverless/ras_perception/DL_training/RAS_DATASET/10(4).jpg</text:p>
          </table:table-cell>
          <table:table-cell table:number-columns-repeated="5"/>
          <table:table-cell table:formula="of:=CONCATENATE(&quot;/home/driverless/ras_perception/RAS_DATASET/&quot;;[.A42];&quot;.jpg&quot;)" office:value-type="string" office:string-value="/home/driverless/ras_perception/RAS_DATASET/10(4).jpg" calcext:value-type="string">
            <text:p>/home/driverless/ras_perception/RAS_DATASET/10(4).jpg</text:p>
          </table:table-cell>
        </table:table-row>
        <table:table-row table:style-name="ro1">
          <table:table-cell office:value-type="string" calcext:value-type="string">
            <text:p>10(5)</text:p>
          </table:table-cell>
          <table:table-cell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DL_training/RAS_DATASET/&quot;;[.A43];&quot;.jpg&quot;)" office:value-type="string" office:string-value="/home/driverless/ras_perception/DL_training/RAS_DATASET/10(5).jpg" calcext:value-type="string">
            <text:p>/home/driverless/ras_perception/DL_training/RAS_DATASET/10(5).jpg</text:p>
          </table:table-cell>
          <table:table-cell table:number-columns-repeated="5"/>
          <table:table-cell table:formula="of:=CONCATENATE(&quot;/home/driverless/ras_perception/RAS_DATASET/&quot;;[.A43];&quot;.jpg&quot;)" office:value-type="string" office:string-value="/home/driverless/ras_perception/RAS_DATASET/10(5).jpg" calcext:value-type="string">
            <text:p>/home/driverless/ras_perception/RAS_DATASET/10(5).jpg</text:p>
          </table:table-cell>
        </table:table-row>
        <table:table-row table:style-name="ro1">
          <table:table-cell office:value-type="string" calcext:value-type="string">
            <text:p>10(6)</text:p>
          </table:table-cell>
          <table:table-cell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DL_training/RAS_DATASET/&quot;;[.A44];&quot;.jpg&quot;)" office:value-type="string" office:string-value="/home/driverless/ras_perception/DL_training/RAS_DATASET/10(6).jpg" calcext:value-type="string">
            <text:p>/home/driverless/ras_perception/DL_training/RAS_DATASET/10(6).jpg</text:p>
          </table:table-cell>
          <table:table-cell table:number-columns-repeated="5"/>
          <table:table-cell table:formula="of:=CONCATENATE(&quot;/home/driverless/ras_perception/RAS_DATASET/&quot;;[.A44];&quot;.jpg&quot;)" office:value-type="string" office:string-value="/home/driverless/ras_perception/RAS_DATASET/10(6).jpg" calcext:value-type="string">
            <text:p>/home/driverless/ras_perception/RAS_DATASET/10(6).jpg</text:p>
          </table:table-cell>
        </table:table-row>
        <table:table-row table:style-name="ro1">
          <table:table-cell office:value-type="string" calcext:value-type="string">
            <text:p>10(7)</text:p>
          </table:table-cell>
          <table:table-cell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DL_training/RAS_DATASET/&quot;;[.A45];&quot;.jpg&quot;)" office:value-type="string" office:string-value="/home/driverless/ras_perception/DL_training/RAS_DATASET/10(7).jpg" calcext:value-type="string">
            <text:p>/home/driverless/ras_perception/DL_training/RAS_DATASET/10(7).jpg</text:p>
          </table:table-cell>
          <table:table-cell table:number-columns-repeated="5"/>
          <table:table-cell table:formula="of:=CONCATENATE(&quot;/home/driverless/ras_perception/RAS_DATASET/&quot;;[.A45];&quot;.jpg&quot;)" office:value-type="string" office:string-value="/home/driverless/ras_perception/RAS_DATASET/10(7).jpg" calcext:value-type="string">
            <text:p>/home/driverless/ras_perception/RAS_DATASET/10(7).jpg</text:p>
          </table:table-cell>
        </table:table-row>
        <table:table-row table:style-name="ro1">
          <table:table-cell office:value-type="string" calcext:value-type="string">
            <text:p>10(8)</text:p>
          </table:table-cell>
          <table:table-cell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DL_training/RAS_DATASET/&quot;;[.A46];&quot;.jpg&quot;)" office:value-type="string" office:string-value="/home/driverless/ras_perception/DL_training/RAS_DATASET/10(8).jpg" calcext:value-type="string">
            <text:p>/home/driverless/ras_perception/DL_training/RAS_DATASET/10(8).jpg</text:p>
          </table:table-cell>
          <table:table-cell table:number-columns-repeated="5"/>
          <table:table-cell table:formula="of:=CONCATENATE(&quot;/home/driverless/ras_perception/RAS_DATASET/&quot;;[.A46];&quot;.jpg&quot;)" office:value-type="string" office:string-value="/home/driverless/ras_perception/RAS_DATASET/10(8).jpg" calcext:value-type="string">
            <text:p>/home/driverless/ras_perception/RAS_DATASET/10(8).jpg</text:p>
          </table:table-cell>
        </table:table-row>
        <table:table-row table:style-name="ro1">
          <table:table-cell office:value-type="string" calcext:value-type="string">
            <text:p>10(9)</text:p>
          </table:table-cell>
          <table:table-cell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DL_training/RAS_DATASET/&quot;;[.A47];&quot;.jpg&quot;)" office:value-type="string" office:string-value="/home/driverless/ras_perception/DL_training/RAS_DATASET/10(9).jpg" calcext:value-type="string">
            <text:p>/home/driverless/ras_perception/DL_training/RAS_DATASET/10(9).jpg</text:p>
          </table:table-cell>
          <table:table-cell table:number-columns-repeated="5"/>
          <table:table-cell table:formula="of:=CONCATENATE(&quot;/home/driverless/ras_perception/RAS_DATASET/&quot;;[.A47];&quot;.jpg&quot;)" office:value-type="string" office:string-value="/home/driverless/ras_perception/RAS_DATASET/10(9).jpg" calcext:value-type="string">
            <text:p>/home/driverless/ras_perception/RAS_DATASET/10(9).jpg</text:p>
          </table:table-cell>
        </table:table-row>
        <table:table-row table:style-name="ro1">
          <table:table-cell office:value-type="string" calcext:value-type="string">
            <text:p>10(11)</text:p>
          </table:table-cell>
          <table:table-cell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DL_training/RAS_DATASET/&quot;;[.A48];&quot;.jpg&quot;)" office:value-type="string" office:string-value="/home/driverless/ras_perception/DL_training/RAS_DATASET/10(11).jpg" calcext:value-type="string">
            <text:p>/home/driverless/ras_perception/DL_training/RAS_DATASET/10(11).jpg</text:p>
          </table:table-cell>
          <table:table-cell table:number-columns-repeated="5"/>
          <table:table-cell table:formula="of:=CONCATENATE(&quot;/home/driverless/ras_perception/RAS_DATASET/&quot;;[.A48];&quot;.jpg&quot;)" office:value-type="string" office:string-value="/home/driverless/ras_perception/RAS_DATASET/10(11).jpg" calcext:value-type="string">
            <text:p>/home/driverless/ras_perception/RAS_DATASET/10(11).jpg</text:p>
          </table:table-cell>
        </table:table-row>
        <table:table-row table:style-name="ro1">
          <table:table-cell office:value-type="string" calcext:value-type="string">
            <text:p>10(12)</text:p>
          </table:table-cell>
          <table:table-cell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DL_training/RAS_DATASET/&quot;;[.A49];&quot;.jpg&quot;)" office:value-type="string" office:string-value="/home/driverless/ras_perception/DL_training/RAS_DATASET/10(12).jpg" calcext:value-type="string">
            <text:p>/home/driverless/ras_perception/DL_training/RAS_DATASET/10(12).jpg</text:p>
          </table:table-cell>
          <table:table-cell table:number-columns-repeated="5"/>
          <table:table-cell table:formula="of:=CONCATENATE(&quot;/home/driverless/ras_perception/RAS_DATASET/&quot;;[.A49];&quot;.jpg&quot;)" office:value-type="string" office:string-value="/home/driverless/ras_perception/RAS_DATASET/10(12).jpg" calcext:value-type="string">
            <text:p>/home/driverless/ras_perception/RAS_DATASET/10(12).jpg</text:p>
          </table:table-cell>
        </table:table-row>
        <table:table-row table:style-name="ro1">
          <table:table-cell office:value-type="string" calcext:value-type="string">
            <text:p>10(13)</text:p>
          </table:table-cell>
          <table:table-cell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DL_training/RAS_DATASET/&quot;;[.A50];&quot;.jpg&quot;)" office:value-type="string" office:string-value="/home/driverless/ras_perception/DL_training/RAS_DATASET/10(13).jpg" calcext:value-type="string">
            <text:p>/home/driverless/ras_perception/DL_training/RAS_DATASET/10(13).jpg</text:p>
          </table:table-cell>
          <table:table-cell table:number-columns-repeated="5"/>
          <table:table-cell table:formula="of:=CONCATENATE(&quot;/home/driverless/ras_perception/RAS_DATASET/&quot;;[.A50];&quot;.jpg&quot;)" office:value-type="string" office:string-value="/home/driverless/ras_perception/RAS_DATASET/10(13).jpg" calcext:value-type="string">
            <text:p>/home/driverless/ras_perception/RAS_DATASET/10(13)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DL_training/RAS_DATASET/&quot;;[.A51];&quot;.jpg&quot;)" office:value-type="string" office:string-value="/home/driverless/ras_perception/DL_training/RAS_DATASET/11.jpg" calcext:value-type="string">
            <text:p>/home/driverless/ras_perception/DL_training/RAS_DATASET/11.jpg</text:p>
          </table:table-cell>
          <table:table-cell table:number-columns-repeated="5"/>
          <table:table-cell table:formula="of:=CONCATENATE(&quot;/home/driverless/ras_perception/RAS_DATASET/&quot;;[.A51];&quot;.jpg&quot;)" office:value-type="string" office:string-value="/home/driverless/ras_perception/RAS_DATASET/11.jpg" calcext:value-type="string">
            <text:p>/home/driverless/ras_perception/RAS_DATASET/11.jpg</text:p>
          </table:table-cell>
        </table:table-row>
        <table:table-row table:style-name="ro1">
          <table:table-cell office:value-type="string" calcext:value-type="string">
            <text:p>11(1)</text:p>
          </table:table-cell>
          <table:table-cell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DL_training/RAS_DATASET/&quot;;[.A52];&quot;.jpg&quot;)" office:value-type="string" office:string-value="/home/driverless/ras_perception/DL_training/RAS_DATASET/11(1).jpg" calcext:value-type="string">
            <text:p>/home/driverless/ras_perception/DL_training/RAS_DATASET/11(1).jpg</text:p>
          </table:table-cell>
          <table:table-cell table:number-columns-repeated="5"/>
          <table:table-cell table:formula="of:=CONCATENATE(&quot;/home/driverless/ras_perception/RAS_DATASET/&quot;;[.A52];&quot;.jpg&quot;)" office:value-type="string" office:string-value="/home/driverless/ras_perception/RAS_DATASET/11(1).jpg" calcext:value-type="string">
            <text:p>/home/driverless/ras_perception/RAS_DATASET/11(1).jpg</text:p>
          </table:table-cell>
        </table:table-row>
        <table:table-row table:style-name="ro1">
          <table:table-cell office:value-type="string" calcext:value-type="string">
            <text:p>11(2)</text:p>
          </table:table-cell>
          <table:table-cell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DL_training/RAS_DATASET/&quot;;[.A53];&quot;.jpg&quot;)" office:value-type="string" office:string-value="/home/driverless/ras_perception/DL_training/RAS_DATASET/11(2).jpg" calcext:value-type="string">
            <text:p>/home/driverless/ras_perception/DL_training/RAS_DATASET/11(2).jpg</text:p>
          </table:table-cell>
          <table:table-cell table:number-columns-repeated="5"/>
          <table:table-cell table:formula="of:=CONCATENATE(&quot;/home/driverless/ras_perception/RAS_DATASET/&quot;;[.A53];&quot;.jpg&quot;)" office:value-type="string" office:string-value="/home/driverless/ras_perception/RAS_DATASET/11(2).jpg" calcext:value-type="string">
            <text:p>/home/driverless/ras_perception/RAS_DATASET/11(2).jpg</text:p>
          </table:table-cell>
        </table:table-row>
        <table:table-row table:style-name="ro1">
          <table:table-cell office:value-type="string" calcext:value-type="string">
            <text:p>11(3)</text:p>
          </table:table-cell>
          <table:table-cell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DL_training/RAS_DATASET/&quot;;[.A54];&quot;.jpg&quot;)" office:value-type="string" office:string-value="/home/driverless/ras_perception/DL_training/RAS_DATASET/11(3).jpg" calcext:value-type="string">
            <text:p>/home/driverless/ras_perception/DL_training/RAS_DATASET/11(3).jpg</text:p>
          </table:table-cell>
          <table:table-cell table:number-columns-repeated="5"/>
          <table:table-cell table:formula="of:=CONCATENATE(&quot;/home/driverless/ras_perception/RAS_DATASET/&quot;;[.A54];&quot;.jpg&quot;)" office:value-type="string" office:string-value="/home/driverless/ras_perception/RAS_DATASET/11(3).jpg" calcext:value-type="string">
            <text:p>/home/driverless/ras_perception/RAS_DATASET/11(3).jpg</text:p>
          </table:table-cell>
        </table:table-row>
        <table:table-row table:style-name="ro1">
          <table:table-cell office:value-type="string" calcext:value-type="string">
            <text:p>11(4)</text:p>
          </table:table-cell>
          <table:table-cell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DL_training/RAS_DATASET/&quot;;[.A55];&quot;.jpg&quot;)" office:value-type="string" office:string-value="/home/driverless/ras_perception/DL_training/RAS_DATASET/11(4).jpg" calcext:value-type="string">
            <text:p>/home/driverless/ras_perception/DL_training/RAS_DATASET/11(4).jpg</text:p>
          </table:table-cell>
          <table:table-cell table:number-columns-repeated="5"/>
          <table:table-cell table:formula="of:=CONCATENATE(&quot;/home/driverless/ras_perception/RAS_DATASET/&quot;;[.A55];&quot;.jpg&quot;)" office:value-type="string" office:string-value="/home/driverless/ras_perception/RAS_DATASET/11(4).jpg" calcext:value-type="string">
            <text:p>/home/driverless/ras_perception/RAS_DATASET/11(4).jpg</text:p>
          </table:table-cell>
        </table:table-row>
        <table:table-row table:style-name="ro1">
          <table:table-cell office:value-type="string" calcext:value-type="string">
            <text:p>11(5)</text:p>
          </table:table-cell>
          <table:table-cell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DL_training/RAS_DATASET/&quot;;[.A56];&quot;.jpg&quot;)" office:value-type="string" office:string-value="/home/driverless/ras_perception/DL_training/RAS_DATASET/11(5).jpg" calcext:value-type="string">
            <text:p>/home/driverless/ras_perception/DL_training/RAS_DATASET/11(5).jpg</text:p>
          </table:table-cell>
          <table:table-cell table:number-columns-repeated="5"/>
          <table:table-cell table:formula="of:=CONCATENATE(&quot;/home/driverless/ras_perception/RAS_DATASET/&quot;;[.A56];&quot;.jpg&quot;)" office:value-type="string" office:string-value="/home/driverless/ras_perception/RAS_DATASET/11(5).jpg" calcext:value-type="string">
            <text:p>/home/driverless/ras_perception/RAS_DATASET/11(5).jpg</text:p>
          </table:table-cell>
        </table:table-row>
        <table:table-row table:style-name="ro1">
          <table:table-cell office:value-type="string" calcext:value-type="string">
            <text:p>11(6)</text:p>
          </table:table-cell>
          <table:table-cell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DL_training/RAS_DATASET/&quot;;[.A57];&quot;.jpg&quot;)" office:value-type="string" office:string-value="/home/driverless/ras_perception/DL_training/RAS_DATASET/11(6).jpg" calcext:value-type="string">
            <text:p>/home/driverless/ras_perception/DL_training/RAS_DATASET/11(6).jpg</text:p>
          </table:table-cell>
          <table:table-cell table:number-columns-repeated="5"/>
          <table:table-cell table:formula="of:=CONCATENATE(&quot;/home/driverless/ras_perception/RAS_DATASET/&quot;;[.A57];&quot;.jpg&quot;)" office:value-type="string" office:string-value="/home/driverless/ras_perception/RAS_DATASET/11(6).jpg" calcext:value-type="string">
            <text:p>/home/driverless/ras_perception/RAS_DATASET/11(6).jpg</text:p>
          </table:table-cell>
        </table:table-row>
        <table:table-row table:style-name="ro1">
          <table:table-cell office:value-type="string" calcext:value-type="string">
            <text:p>11(7)</text:p>
          </table:table-cell>
          <table:table-cell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DL_training/RAS_DATASET/&quot;;[.A58];&quot;.jpg&quot;)" office:value-type="string" office:string-value="/home/driverless/ras_perception/DL_training/RAS_DATASET/11(7).jpg" calcext:value-type="string">
            <text:p>/home/driverless/ras_perception/DL_training/RAS_DATASET/11(7).jpg</text:p>
          </table:table-cell>
          <table:table-cell table:number-columns-repeated="5"/>
          <table:table-cell table:formula="of:=CONCATENATE(&quot;/home/driverless/ras_perception/RAS_DATASET/&quot;;[.A58];&quot;.jpg&quot;)" office:value-type="string" office:string-value="/home/driverless/ras_perception/RAS_DATASET/11(7).jpg" calcext:value-type="string">
            <text:p>/home/driverless/ras_perception/RAS_DATASET/11(7).jpg</text:p>
          </table:table-cell>
        </table:table-row>
        <table:table-row table:style-name="ro1">
          <table:table-cell office:value-type="string" calcext:value-type="string">
            <text:p>11(8)</text:p>
          </table:table-cell>
          <table:table-cell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DL_training/RAS_DATASET/&quot;;[.A59];&quot;.jpg&quot;)" office:value-type="string" office:string-value="/home/driverless/ras_perception/DL_training/RAS_DATASET/11(8).jpg" calcext:value-type="string">
            <text:p>/home/driverless/ras_perception/DL_training/RAS_DATASET/11(8).jpg</text:p>
          </table:table-cell>
          <table:table-cell table:number-columns-repeated="5"/>
          <table:table-cell table:formula="of:=CONCATENATE(&quot;/home/driverless/ras_perception/RAS_DATASET/&quot;;[.A59];&quot;.jpg&quot;)" office:value-type="string" office:string-value="/home/driverless/ras_perception/RAS_DATASET/11(8).jpg" calcext:value-type="string">
            <text:p>/home/driverless/ras_perception/RAS_DATASET/11(8).jpg</text:p>
          </table:table-cell>
        </table:table-row>
        <table:table-row table:style-name="ro1">
          <table:table-cell office:value-type="string" calcext:value-type="string">
            <text:p>11(10)</text:p>
          </table:table-cell>
          <table:table-cell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DL_training/RAS_DATASET/&quot;;[.A60];&quot;.jpg&quot;)" office:value-type="string" office:string-value="/home/driverless/ras_perception/DL_training/RAS_DATASET/11(10).jpg" calcext:value-type="string">
            <text:p>/home/driverless/ras_perception/DL_training/RAS_DATASET/11(10).jpg</text:p>
          </table:table-cell>
          <table:table-cell table:number-columns-repeated="5"/>
          <table:table-cell table:formula="of:=CONCATENATE(&quot;/home/driverless/ras_perception/RAS_DATASET/&quot;;[.A60];&quot;.jpg&quot;)" office:value-type="string" office:string-value="/home/driverless/ras_perception/RAS_DATASET/11(10).jpg" calcext:value-type="string">
            <text:p>/home/driverless/ras_perception/RAS_DATASET/11(10).jpg</text:p>
          </table:table-cell>
        </table:table-row>
        <table:table-row table:style-name="ro1">
          <table:table-cell office:value-type="string" calcext:value-type="string">
            <text:p>11(12)</text:p>
          </table:table-cell>
          <table:table-cell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DL_training/RAS_DATASET/&quot;;[.A61];&quot;.jpg&quot;)" office:value-type="string" office:string-value="/home/driverless/ras_perception/DL_training/RAS_DATASET/11(12).jpg" calcext:value-type="string">
            <text:p>/home/driverless/ras_perception/DL_training/RAS_DATASET/11(12).jpg</text:p>
          </table:table-cell>
          <table:table-cell table:number-columns-repeated="5"/>
          <table:table-cell table:formula="of:=CONCATENATE(&quot;/home/driverless/ras_perception/RAS_DATASET/&quot;;[.A61];&quot;.jpg&quot;)" office:value-type="string" office:string-value="/home/driverless/ras_perception/RAS_DATASET/11(12).jpg" calcext:value-type="string">
            <text:p>/home/driverless/ras_perception/RAS_DATASET/11(12)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DL_training/RAS_DATASET/&quot;;[.A62];&quot;.jpg&quot;)" office:value-type="string" office:string-value="/home/driverless/ras_perception/DL_training/RAS_DATASET/12.jpg" calcext:value-type="string">
            <text:p>/home/driverless/ras_perception/DL_training/RAS_DATASET/12.jpg</text:p>
          </table:table-cell>
          <table:table-cell table:number-columns-repeated="5"/>
          <table:table-cell table:formula="of:=CONCATENATE(&quot;/home/driverless/ras_perception/RAS_DATASET/&quot;;[.A62];&quot;.jpg&quot;)" office:value-type="string" office:string-value="/home/driverless/ras_perception/RAS_DATASET/12.jpg" calcext:value-type="string">
            <text:p>/home/driverless/ras_perception/RAS_DATASET/12.jpg</text:p>
          </table:table-cell>
        </table:table-row>
        <table:table-row table:style-name="ro1">
          <table:table-cell office:value-type="string" calcext:value-type="string">
            <text:p>12(2)</text:p>
          </table:table-cell>
          <table:table-cell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DL_training/RAS_DATASET/&quot;;[.A63];&quot;.jpg&quot;)" office:value-type="string" office:string-value="/home/driverless/ras_perception/DL_training/RAS_DATASET/12(2).jpg" calcext:value-type="string">
            <text:p>/home/driverless/ras_perception/DL_training/RAS_DATASET/12(2).jpg</text:p>
          </table:table-cell>
          <table:table-cell table:number-columns-repeated="5"/>
          <table:table-cell table:formula="of:=CONCATENATE(&quot;/home/driverless/ras_perception/RAS_DATASET/&quot;;[.A63];&quot;.jpg&quot;)" office:value-type="string" office:string-value="/home/driverless/ras_perception/RAS_DATASET/12(2).jpg" calcext:value-type="string">
            <text:p>/home/driverless/ras_perception/RAS_DATASET/12(2).jpg</text:p>
          </table:table-cell>
        </table:table-row>
        <table:table-row table:style-name="ro1">
          <table:table-cell office:value-type="string" calcext:value-type="string">
            <text:p>12(3)</text:p>
          </table:table-cell>
          <table:table-cell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DL_training/RAS_DATASET/&quot;;[.A64];&quot;.jpg&quot;)" office:value-type="string" office:string-value="/home/driverless/ras_perception/DL_training/RAS_DATASET/12(3).jpg" calcext:value-type="string">
            <text:p>/home/driverless/ras_perception/DL_training/RAS_DATASET/12(3).jpg</text:p>
          </table:table-cell>
          <table:table-cell table:number-columns-repeated="5"/>
          <table:table-cell table:formula="of:=CONCATENATE(&quot;/home/driverless/ras_perception/RAS_DATASET/&quot;;[.A64];&quot;.jpg&quot;)" office:value-type="string" office:string-value="/home/driverless/ras_perception/RAS_DATASET/12(3).jpg" calcext:value-type="string">
            <text:p>/home/driverless/ras_perception/RAS_DATASET/12(3).jpg</text:p>
          </table:table-cell>
        </table:table-row>
        <table:table-row table:style-name="ro1">
          <table:table-cell office:value-type="string" calcext:value-type="string">
            <text:p>12(4)</text:p>
          </table:table-cell>
          <table:table-cell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DL_training/RAS_DATASET/&quot;;[.A65];&quot;.jpg&quot;)" office:value-type="string" office:string-value="/home/driverless/ras_perception/DL_training/RAS_DATASET/12(4).jpg" calcext:value-type="string">
            <text:p>/home/driverless/ras_perception/DL_training/RAS_DATASET/12(4).jpg</text:p>
          </table:table-cell>
          <table:table-cell table:number-columns-repeated="5"/>
          <table:table-cell table:formula="of:=CONCATENATE(&quot;/home/driverless/ras_perception/RAS_DATASET/&quot;;[.A65];&quot;.jpg&quot;)" office:value-type="string" office:string-value="/home/driverless/ras_perception/RAS_DATASET/12(4).jpg" calcext:value-type="string">
            <text:p>/home/driverless/ras_perception/RAS_DATASET/12(4).jpg</text:p>
          </table:table-cell>
        </table:table-row>
        <table:table-row table:style-name="ro1">
          <table:table-cell office:value-type="string" calcext:value-type="string">
            <text:p>12(5)</text:p>
          </table:table-cell>
          <table:table-cell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DL_training/RAS_DATASET/&quot;;[.A66];&quot;.jpg&quot;)" office:value-type="string" office:string-value="/home/driverless/ras_perception/DL_training/RAS_DATASET/12(5).jpg" calcext:value-type="string">
            <text:p>/home/driverless/ras_perception/DL_training/RAS_DATASET/12(5).jpg</text:p>
          </table:table-cell>
          <table:table-cell table:number-columns-repeated="5"/>
          <table:table-cell table:formula="of:=CONCATENATE(&quot;/home/driverless/ras_perception/RAS_DATASET/&quot;;[.A66];&quot;.jpg&quot;)" office:value-type="string" office:string-value="/home/driverless/ras_perception/RAS_DATASET/12(5).jpg" calcext:value-type="string">
            <text:p>/home/driverless/ras_perception/RAS_DATASET/12(5).jpg</text:p>
          </table:table-cell>
        </table:table-row>
        <table:table-row table:style-name="ro1">
          <table:table-cell office:value-type="string" calcext:value-type="string">
            <text:p>12(6)</text:p>
          </table:table-cell>
          <table:table-cell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DL_training/RAS_DATASET/&quot;;[.A67];&quot;.jpg&quot;)" office:value-type="string" office:string-value="/home/driverless/ras_perception/DL_training/RAS_DATASET/12(6).jpg" calcext:value-type="string">
            <text:p>/home/driverless/ras_perception/DL_training/RAS_DATASET/12(6).jpg</text:p>
          </table:table-cell>
          <table:table-cell table:number-columns-repeated="5"/>
          <table:table-cell table:formula="of:=CONCATENATE(&quot;/home/driverless/ras_perception/RAS_DATASET/&quot;;[.A67];&quot;.jpg&quot;)" office:value-type="string" office:string-value="/home/driverless/ras_perception/RAS_DATASET/12(6).jpg" calcext:value-type="string">
            <text:p>/home/driverless/ras_perception/RAS_DATASET/12(6).jpg</text:p>
          </table:table-cell>
        </table:table-row>
        <table:table-row table:style-name="ro1">
          <table:table-cell office:value-type="string" calcext:value-type="string">
            <text:p>12(8)</text:p>
          </table:table-cell>
          <table:table-cell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DL_training/RAS_DATASET/&quot;;[.A68];&quot;.jpg&quot;)" office:value-type="string" office:string-value="/home/driverless/ras_perception/DL_training/RAS_DATASET/12(8).jpg" calcext:value-type="string">
            <text:p>/home/driverless/ras_perception/DL_training/RAS_DATASET/12(8).jpg</text:p>
          </table:table-cell>
          <table:table-cell table:number-columns-repeated="5"/>
          <table:table-cell table:formula="of:=CONCATENATE(&quot;/home/driverless/ras_perception/RAS_DATASET/&quot;;[.A68];&quot;.jpg&quot;)" office:value-type="string" office:string-value="/home/driverless/ras_perception/RAS_DATASET/12(8).jpg" calcext:value-type="string">
            <text:p>/home/driverless/ras_perception/RAS_DATASET/12(8).jpg</text:p>
          </table:table-cell>
        </table:table-row>
        <table:table-row table:style-name="ro1">
          <table:table-cell office:value-type="string" calcext:value-type="string">
            <text:p>12(11)</text:p>
          </table:table-cell>
          <table:table-cell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5"/>
          <table:table-cell table:formula="of:=CONCATENATE(&quot;/home/driverless/ras_perception/DL_training/RAS_DATASET/&quot;;[.A69];&quot;.jpg&quot;)" office:value-type="string" office:string-value="/home/driverless/ras_perception/DL_training/RAS_DATASET/12(11).jpg" calcext:value-type="string">
            <text:p>/home/driverless/ras_perception/DL_training/RAS_DATASET/1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(13)</text:p>
          </table:table-cell>
          <table:table-cell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5"/>
          <table:table-cell table:formula="of:=CONCATENATE(&quot;/home/driverless/ras_perception/DL_training/RAS_DATASET/&quot;;[.A70];&quot;.jpg&quot;)" office:value-type="string" office:string-value="/home/driverless/ras_perception/DL_training/RAS_DATASET/12(13).jpg" calcext:value-type="string">
            <text:p>/home/driverless/ras_perception/DL_training/RAS_DATASET/12(13).jpg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5"/>
          <table:table-cell table:formula="of:=CONCATENATE(&quot;/home/driverless/ras_perception/DL_training/RAS_DATASET/&quot;;[.A71];&quot;.jpg&quot;)" office:value-type="string" office:string-value="/home/driverless/ras_perception/DL_training/RAS_DATASET/13.jpg" calcext:value-type="string">
            <text:p>/home/driverless/ras_perception/DL_training/RAS_DATASET/1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)</text:p>
          </table:table-cell>
          <table:table-cell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5"/>
          <table:table-cell table:formula="of:=CONCATENATE(&quot;/home/driverless/ras_perception/DL_training/RAS_DATASET/&quot;;[.A72];&quot;.jpg&quot;)" office:value-type="string" office:string-value="/home/driverless/ras_perception/DL_training/RAS_DATASET/13(1).jpg" calcext:value-type="string">
            <text:p>/home/driverless/ras_perception/DL_training/RAS_DATASET/13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3)</text:p>
          </table:table-cell>
          <table:table-cell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5"/>
          <table:table-cell table:formula="of:=CONCATENATE(&quot;/home/driverless/ras_perception/DL_training/RAS_DATASET/&quot;;[.A73];&quot;.jpg&quot;)" office:value-type="string" office:string-value="/home/driverless/ras_perception/DL_training/RAS_DATASET/13(3).jpg" calcext:value-type="string">
            <text:p>/home/driverless/ras_perception/DL_training/RAS_DATASET/13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7)</text:p>
          </table:table-cell>
          <table:table-cell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5"/>
          <table:table-cell table:formula="of:=CONCATENATE(&quot;/home/driverless/ras_perception/DL_training/RAS_DATASET/&quot;;[.A74];&quot;.jpg&quot;)" office:value-type="string" office:string-value="/home/driverless/ras_perception/DL_training/RAS_DATASET/13(7).jpg" calcext:value-type="string">
            <text:p>/home/driverless/ras_perception/DL_training/RAS_DATASET/13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9)</text:p>
          </table:table-cell>
          <table:table-cell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5"/>
          <table:table-cell table:formula="of:=CONCATENATE(&quot;/home/driverless/ras_perception/DL_training/RAS_DATASET/&quot;;[.A75];&quot;.jpg&quot;)" office:value-type="string" office:string-value="/home/driverless/ras_perception/DL_training/RAS_DATASET/13(9).jpg" calcext:value-type="string">
            <text:p>/home/driverless/ras_perception/DL_training/RAS_DATASET/13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0)</text:p>
          </table:table-cell>
          <table:table-cell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5"/>
          <table:table-cell table:formula="of:=CONCATENATE(&quot;/home/driverless/ras_perception/DL_training/RAS_DATASET/&quot;;[.A76];&quot;.jpg&quot;)" office:value-type="string" office:string-value="/home/driverless/ras_perception/DL_training/RAS_DATASET/13(10).jpg" calcext:value-type="string">
            <text:p>/home/driverless/ras_perception/DL_training/RAS_DATASET/13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2)</text:p>
          </table:table-cell>
          <table:table-cell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5"/>
          <table:table-cell table:formula="of:=CONCATENATE(&quot;/home/driverless/ras_perception/DL_training/RAS_DATASET/&quot;;[.A77];&quot;.jpg&quot;)" office:value-type="string" office:string-value="/home/driverless/ras_perception/DL_training/RAS_DATASET/13(12).jpg" calcext:value-type="string">
            <text:p>/home/driverless/ras_perception/DL_training/RAS_DATASET/13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(13)</text:p>
          </table:table-cell>
          <table:table-cell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5"/>
          <table:table-cell table:formula="of:=CONCATENATE(&quot;/home/driverless/ras_perception/DL_training/RAS_DATASET/&quot;;[.A78];&quot;.jpg&quot;)" office:value-type="string" office:string-value="/home/driverless/ras_perception/DL_training/RAS_DATASET/13(13).jpg" calcext:value-type="string">
            <text:p>/home/driverless/ras_perception/DL_training/RAS_DATASET/13(13).jpg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5"/>
          <table:table-cell table:formula="of:=CONCATENATE(&quot;/home/driverless/ras_perception/DL_training/RAS_DATASET/&quot;;[.A79];&quot;.jpg&quot;)" office:value-type="string" office:string-value="/home/driverless/ras_perception/DL_training/RAS_DATASET/14.jpg" calcext:value-type="string">
            <text:p>/home/driverless/ras_perception/DL_training/RAS_DATASET/1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2)</text:p>
          </table:table-cell>
          <table:table-cell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5"/>
          <table:table-cell table:formula="of:=CONCATENATE(&quot;/home/driverless/ras_perception/DL_training/RAS_DATASET/&quot;;[.A80];&quot;.jpg&quot;)" office:value-type="string" office:string-value="/home/driverless/ras_perception/DL_training/RAS_DATASET/14(2).jpg" calcext:value-type="string">
            <text:p>/home/driverless/ras_perception/DL_training/RAS_DATASET/14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3)</text:p>
          </table:table-cell>
          <table:table-cell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5"/>
          <table:table-cell table:formula="of:=CONCATENATE(&quot;/home/driverless/ras_perception/DL_training/RAS_DATASET/&quot;;[.A81];&quot;.jpg&quot;)" office:value-type="string" office:string-value="/home/driverless/ras_perception/DL_training/RAS_DATASET/14(3).jpg" calcext:value-type="string">
            <text:p>/home/driverless/ras_perception/DL_training/RAS_DATASET/1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5)</text:p>
          </table:table-cell>
          <table:table-cell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5"/>
          <table:table-cell table:formula="of:=CONCATENATE(&quot;/home/driverless/ras_perception/DL_training/RAS_DATASET/&quot;;[.A82];&quot;.jpg&quot;)" office:value-type="string" office:string-value="/home/driverless/ras_perception/DL_training/RAS_DATASET/14(5).jpg" calcext:value-type="string">
            <text:p>/home/driverless/ras_perception/DL_training/RAS_DATASET/14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6)</text:p>
          </table:table-cell>
          <table:table-cell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5"/>
          <table:table-cell table:formula="of:=CONCATENATE(&quot;/home/driverless/ras_perception/DL_training/RAS_DATASET/&quot;;[.A83];&quot;.jpg&quot;)" office:value-type="string" office:string-value="/home/driverless/ras_perception/DL_training/RAS_DATASET/14(6).jpg" calcext:value-type="string">
            <text:p>/home/driverless/ras_perception/DL_training/RAS_DATASET/1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8)</text:p>
          </table:table-cell>
          <table:table-cell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5"/>
          <table:table-cell table:formula="of:=CONCATENATE(&quot;/home/driverless/ras_perception/DL_training/RAS_DATASET/&quot;;[.A84];&quot;.jpg&quot;)" office:value-type="string" office:string-value="/home/driverless/ras_perception/DL_training/RAS_DATASET/14(8).jpg" calcext:value-type="string">
            <text:p>/home/driverless/ras_perception/DL_training/RAS_DATASET/1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9)</text:p>
          </table:table-cell>
          <table:table-cell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5"/>
          <table:table-cell table:formula="of:=CONCATENATE(&quot;/home/driverless/ras_perception/DL_training/RAS_DATASET/&quot;;[.A85];&quot;.jpg&quot;)" office:value-type="string" office:string-value="/home/driverless/ras_perception/DL_training/RAS_DATASET/14(9).jpg" calcext:value-type="string">
            <text:p>/home/driverless/ras_perception/DL_training/RAS_DATASET/14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0)</text:p>
          </table:table-cell>
          <table:table-cell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5"/>
          <table:table-cell table:formula="of:=CONCATENATE(&quot;/home/driverless/ras_perception/DL_training/RAS_DATASET/&quot;;[.A86];&quot;.jpg&quot;)" office:value-type="string" office:string-value="/home/driverless/ras_perception/DL_training/RAS_DATASET/14(10).jpg" calcext:value-type="string">
            <text:p>/home/driverless/ras_perception/DL_training/RAS_DATASET/14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1)</text:p>
          </table:table-cell>
          <table:table-cell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5"/>
          <table:table-cell table:formula="of:=CONCATENATE(&quot;/home/driverless/ras_perception/DL_training/RAS_DATASET/&quot;;[.A87];&quot;.jpg&quot;)" office:value-type="string" office:string-value="/home/driverless/ras_perception/DL_training/RAS_DATASET/14(11).jpg" calcext:value-type="string">
            <text:p>/home/driverless/ras_perception/DL_training/RAS_DATASET/1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(12)</text:p>
          </table:table-cell>
          <table:table-cell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5"/>
          <table:table-cell table:formula="of:=CONCATENATE(&quot;/home/driverless/ras_perception/DL_training/RAS_DATASET/&quot;;[.A88];&quot;.jpg&quot;)" office:value-type="string" office:string-value="/home/driverless/ras_perception/DL_training/RAS_DATASET/14(12).jpg" calcext:value-type="string">
            <text:p>/home/driverless/ras_perception/DL_training/RAS_DATASET/14(12).jpg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5"/>
          <table:table-cell table:formula="of:=CONCATENATE(&quot;/home/driverless/ras_perception/DL_training/RAS_DATASET/&quot;;[.A89];&quot;.jpg&quot;)" office:value-type="string" office:string-value="/home/driverless/ras_perception/DL_training/RAS_DATASET/15.jpg" calcext:value-type="string">
            <text:p>/home/driverless/ras_perception/DL_training/RAS_DATASET/1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)</text:p>
          </table:table-cell>
          <table:table-cell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5"/>
          <table:table-cell table:formula="of:=CONCATENATE(&quot;/home/driverless/ras_perception/DL_training/RAS_DATASET/&quot;;[.A90];&quot;.jpg&quot;)" office:value-type="string" office:string-value="/home/driverless/ras_perception/DL_training/RAS_DATASET/15(1).jpg" calcext:value-type="string">
            <text:p>/home/driverless/ras_perception/DL_training/RAS_DATASET/15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2)</text:p>
          </table:table-cell>
          <table:table-cell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5"/>
          <table:table-cell table:formula="of:=CONCATENATE(&quot;/home/driverless/ras_perception/DL_training/RAS_DATASET/&quot;;[.A91];&quot;.jpg&quot;)" office:value-type="string" office:string-value="/home/driverless/ras_perception/DL_training/RAS_DATASET/15(2).jpg" calcext:value-type="string">
            <text:p>/home/driverless/ras_perception/DL_training/RAS_DATASET/1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4)</text:p>
          </table:table-cell>
          <table:table-cell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5"/>
          <table:table-cell table:formula="of:=CONCATENATE(&quot;/home/driverless/ras_perception/DL_training/RAS_DATASET/&quot;;[.A92];&quot;.jpg&quot;)" office:value-type="string" office:string-value="/home/driverless/ras_perception/DL_training/RAS_DATASET/15(4).jpg" calcext:value-type="string">
            <text:p>/home/driverless/ras_perception/DL_training/RAS_DATASET/1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5)</text:p>
          </table:table-cell>
          <table:table-cell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5"/>
          <table:table-cell table:formula="of:=CONCATENATE(&quot;/home/driverless/ras_perception/DL_training/RAS_DATASET/&quot;;[.A93];&quot;.jpg&quot;)" office:value-type="string" office:string-value="/home/driverless/ras_perception/DL_training/RAS_DATASET/15(5).jpg" calcext:value-type="string">
            <text:p>/home/driverless/ras_perception/DL_training/RAS_DATASET/1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7)</text:p>
          </table:table-cell>
          <table:table-cell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5"/>
          <table:table-cell table:formula="of:=CONCATENATE(&quot;/home/driverless/ras_perception/DL_training/RAS_DATASET/&quot;;[.A94];&quot;.jpg&quot;)" office:value-type="string" office:string-value="/home/driverless/ras_perception/DL_training/RAS_DATASET/15(7).jpg" calcext:value-type="string">
            <text:p>/home/driverless/ras_perception/DL_training/RAS_DATASET/15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9)</text:p>
          </table:table-cell>
          <table:table-cell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5"/>
          <table:table-cell table:formula="of:=CONCATENATE(&quot;/home/driverless/ras_perception/DL_training/RAS_DATASET/&quot;;[.A95];&quot;.jpg&quot;)" office:value-type="string" office:string-value="/home/driverless/ras_perception/DL_training/RAS_DATASET/15(9).jpg" calcext:value-type="string">
            <text:p>/home/driverless/ras_perception/DL_training/RAS_DATASET/1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0)</text:p>
          </table:table-cell>
          <table:table-cell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5"/>
          <table:table-cell table:formula="of:=CONCATENATE(&quot;/home/driverless/ras_perception/DL_training/RAS_DATASET/&quot;;[.A96];&quot;.jpg&quot;)" office:value-type="string" office:string-value="/home/driverless/ras_perception/DL_training/RAS_DATASET/15(10).jpg" calcext:value-type="string">
            <text:p>/home/driverless/ras_perception/DL_training/RAS_DATASET/1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2)</text:p>
          </table:table-cell>
          <table:table-cell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5"/>
          <table:table-cell table:formula="of:=CONCATENATE(&quot;/home/driverless/ras_perception/DL_training/RAS_DATASET/&quot;;[.A97];&quot;.jpg&quot;)" office:value-type="string" office:string-value="/home/driverless/ras_perception/DL_training/RAS_DATASET/15(12).jpg" calcext:value-type="string">
            <text:p>/home/driverless/ras_perception/DL_training/RAS_DATASET/15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(13)</text:p>
          </table:table-cell>
          <table:table-cell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5"/>
          <table:table-cell table:formula="of:=CONCATENATE(&quot;/home/driverless/ras_perception/DL_training/RAS_DATASET/&quot;;[.A98];&quot;.jpg&quot;)" office:value-type="string" office:string-value="/home/driverless/ras_perception/DL_training/RAS_DATASET/15(13).jpg" calcext:value-type="string">
            <text:p>/home/driverless/ras_perception/DL_training/RAS_DATASET/15(13).jpg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5"/>
          <table:table-cell table:formula="of:=CONCATENATE(&quot;/home/driverless/ras_perception/DL_training/RAS_DATASET/&quot;;[.A99];&quot;.jpg&quot;)" office:value-type="string" office:string-value="/home/driverless/ras_perception/DL_training/RAS_DATASET/16.jpg" calcext:value-type="string">
            <text:p>/home/driverless/ras_perception/DL_training/RAS_DATASET/1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)</text:p>
          </table:table-cell>
          <table:table-cell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5"/>
          <table:table-cell table:formula="of:=CONCATENATE(&quot;/home/driverless/ras_perception/DL_training/RAS_DATASET/&quot;;[.A100];&quot;.jpg&quot;)" office:value-type="string" office:string-value="/home/driverless/ras_perception/DL_training/RAS_DATASET/16(1).jpg" calcext:value-type="string">
            <text:p>/home/driverless/ras_perception/DL_training/RAS_DATASET/16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2)</text:p>
          </table:table-cell>
          <table:table-cell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5"/>
          <table:table-cell table:formula="of:=CONCATENATE(&quot;/home/driverless/ras_perception/DL_training/RAS_DATASET/&quot;;[.A101];&quot;.jpg&quot;)" office:value-type="string" office:string-value="/home/driverless/ras_perception/DL_training/RAS_DATASET/16(2).jpg" calcext:value-type="string">
            <text:p>/home/driverless/ras_perception/DL_training/RAS_DATASET/1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3)</text:p>
          </table:table-cell>
          <table:table-cell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5"/>
          <table:table-cell table:formula="of:=CONCATENATE(&quot;/home/driverless/ras_perception/DL_training/RAS_DATASET/&quot;;[.A102];&quot;.jpg&quot;)" office:value-type="string" office:string-value="/home/driverless/ras_perception/DL_training/RAS_DATASET/16(3).jpg" calcext:value-type="string">
            <text:p>/home/driverless/ras_perception/DL_training/RAS_DATASET/1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4)</text:p>
          </table:table-cell>
          <table:table-cell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5"/>
          <table:table-cell table:formula="of:=CONCATENATE(&quot;/home/driverless/ras_perception/DL_training/RAS_DATASET/&quot;;[.A103];&quot;.jpg&quot;)" office:value-type="string" office:string-value="/home/driverless/ras_perception/DL_training/RAS_DATASET/16(4).jpg" calcext:value-type="string">
            <text:p>/home/driverless/ras_perception/DL_training/RAS_DATASET/1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5)</text:p>
          </table:table-cell>
          <table:table-cell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5"/>
          <table:table-cell table:formula="of:=CONCATENATE(&quot;/home/driverless/ras_perception/DL_training/RAS_DATASET/&quot;;[.A104];&quot;.jpg&quot;)" office:value-type="string" office:string-value="/home/driverless/ras_perception/DL_training/RAS_DATASET/16(5).jpg" calcext:value-type="string">
            <text:p>/home/driverless/ras_perception/DL_training/RAS_DATASET/1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6)</text:p>
          </table:table-cell>
          <table:table-cell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5"/>
          <table:table-cell table:formula="of:=CONCATENATE(&quot;/home/driverless/ras_perception/DL_training/RAS_DATASET/&quot;;[.A105];&quot;.jpg&quot;)" office:value-type="string" office:string-value="/home/driverless/ras_perception/DL_training/RAS_DATASET/16(6).jpg" calcext:value-type="string">
            <text:p>/home/driverless/ras_perception/DL_training/RAS_DATASET/1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7)</text:p>
          </table:table-cell>
          <table:table-cell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5"/>
          <table:table-cell table:formula="of:=CONCATENATE(&quot;/home/driverless/ras_perception/DL_training/RAS_DATASET/&quot;;[.A106];&quot;.jpg&quot;)" office:value-type="string" office:string-value="/home/driverless/ras_perception/DL_training/RAS_DATASET/16(7).jpg" calcext:value-type="string">
            <text:p>/home/driverless/ras_perception/DL_training/RAS_DATASET/16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8)</text:p>
          </table:table-cell>
          <table:table-cell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5"/>
          <table:table-cell table:formula="of:=CONCATENATE(&quot;/home/driverless/ras_perception/DL_training/RAS_DATASET/&quot;;[.A107];&quot;.jpg&quot;)" office:value-type="string" office:string-value="/home/driverless/ras_perception/DL_training/RAS_DATASET/16(8).jpg" calcext:value-type="string">
            <text:p>/home/driverless/ras_perception/DL_training/RAS_DATASET/1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9)</text:p>
          </table:table-cell>
          <table:table-cell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5"/>
          <table:table-cell table:formula="of:=CONCATENATE(&quot;/home/driverless/ras_perception/DL_training/RAS_DATASET/&quot;;[.A108];&quot;.jpg&quot;)" office:value-type="string" office:string-value="/home/driverless/ras_perception/DL_training/RAS_DATASET/16(9).jpg" calcext:value-type="string">
            <text:p>/home/driverless/ras_perception/DL_training/RAS_DATASET/16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1)</text:p>
          </table:table-cell>
          <table:table-cell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5"/>
          <table:table-cell table:formula="of:=CONCATENATE(&quot;/home/driverless/ras_perception/DL_training/RAS_DATASET/&quot;;[.A109];&quot;.jpg&quot;)" office:value-type="string" office:string-value="/home/driverless/ras_perception/DL_training/RAS_DATASET/16(11).jpg" calcext:value-type="string">
            <text:p>/home/driverless/ras_perception/DL_training/RAS_DATASET/16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(12)</text:p>
          </table:table-cell>
          <table:table-cell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5"/>
          <table:table-cell table:formula="of:=CONCATENATE(&quot;/home/driverless/ras_perception/DL_training/RAS_DATASET/&quot;;[.A110];&quot;.jpg&quot;)" office:value-type="string" office:string-value="/home/driverless/ras_perception/DL_training/RAS_DATASET/16(12).jpg" calcext:value-type="string">
            <text:p>/home/driverless/ras_perception/DL_training/RAS_DATASET/16(12).jpg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5"/>
          <table:table-cell table:formula="of:=CONCATENATE(&quot;/home/driverless/ras_perception/DL_training/RAS_DATASET/&quot;;[.A111];&quot;.jpg&quot;)" office:value-type="string" office:string-value="/home/driverless/ras_perception/DL_training/RAS_DATASET/17.jpg" calcext:value-type="string">
            <text:p>/home/driverless/ras_perception/DL_training/RAS_DATASET/1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3)</text:p>
          </table:table-cell>
          <table:table-cell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5"/>
          <table:table-cell table:formula="of:=CONCATENATE(&quot;/home/driverless/ras_perception/DL_training/RAS_DATASET/&quot;;[.A112];&quot;.jpg&quot;)" office:value-type="string" office:string-value="/home/driverless/ras_perception/DL_training/RAS_DATASET/17(3).jpg" calcext:value-type="string">
            <text:p>/home/driverless/ras_perception/DL_training/RAS_DATASET/1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5)</text:p>
          </table:table-cell>
          <table:table-cell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5"/>
          <table:table-cell table:formula="of:=CONCATENATE(&quot;/home/driverless/ras_perception/DL_training/RAS_DATASET/&quot;;[.A113];&quot;.jpg&quot;)" office:value-type="string" office:string-value="/home/driverless/ras_perception/DL_training/RAS_DATASET/17(5).jpg" calcext:value-type="string">
            <text:p>/home/driverless/ras_perception/DL_training/RAS_DATASET/17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6)</text:p>
          </table:table-cell>
          <table:table-cell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5"/>
          <table:table-cell table:formula="of:=CONCATENATE(&quot;/home/driverless/ras_perception/DL_training/RAS_DATASET/&quot;;[.A114];&quot;.jpg&quot;)" office:value-type="string" office:string-value="/home/driverless/ras_perception/DL_training/RAS_DATASET/17(6).jpg" calcext:value-type="string">
            <text:p>/home/driverless/ras_perception/DL_training/RAS_DATASET/17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7)</text:p>
          </table:table-cell>
          <table:table-cell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5"/>
          <table:table-cell table:formula="of:=CONCATENATE(&quot;/home/driverless/ras_perception/DL_training/RAS_DATASET/&quot;;[.A115];&quot;.jpg&quot;)" office:value-type="string" office:string-value="/home/driverless/ras_perception/DL_training/RAS_DATASET/17(7).jpg" calcext:value-type="string">
            <text:p>/home/driverless/ras_perception/DL_training/RAS_DATASET/1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9)</text:p>
          </table:table-cell>
          <table:table-cell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5"/>
          <table:table-cell table:formula="of:=CONCATENATE(&quot;/home/driverless/ras_perception/DL_training/RAS_DATASET/&quot;;[.A116];&quot;.jpg&quot;)" office:value-type="string" office:string-value="/home/driverless/ras_perception/DL_training/RAS_DATASET/17(9).jpg" calcext:value-type="string">
            <text:p>/home/driverless/ras_perception/DL_training/RAS_DATASET/17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0)</text:p>
          </table:table-cell>
          <table:table-cell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5"/>
          <table:table-cell table:formula="of:=CONCATENATE(&quot;/home/driverless/ras_perception/DL_training/RAS_DATASET/&quot;;[.A117];&quot;.jpg&quot;)" office:value-type="string" office:string-value="/home/driverless/ras_perception/DL_training/RAS_DATASET/17(10).jpg" calcext:value-type="string">
            <text:p>/home/driverless/ras_perception/DL_training/RAS_DATASET/1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2)</text:p>
          </table:table-cell>
          <table:table-cell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5"/>
          <table:table-cell table:formula="of:=CONCATENATE(&quot;/home/driverless/ras_perception/DL_training/RAS_DATASET/&quot;;[.A118];&quot;.jpg&quot;)" office:value-type="string" office:string-value="/home/driverless/ras_perception/DL_training/RAS_DATASET/17(12).jpg" calcext:value-type="string">
            <text:p>/home/driverless/ras_perception/DL_training/RAS_DATASET/17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(13)</text:p>
          </table:table-cell>
          <table:table-cell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5"/>
          <table:table-cell table:formula="of:=CONCATENATE(&quot;/home/driverless/ras_perception/DL_training/RAS_DATASET/&quot;;[.A119];&quot;.jpg&quot;)" office:value-type="string" office:string-value="/home/driverless/ras_perception/DL_training/RAS_DATASET/17(13).jpg" calcext:value-type="string">
            <text:p>/home/driverless/ras_perception/DL_training/RAS_DATASET/17(13).jpg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5"/>
          <table:table-cell table:formula="of:=CONCATENATE(&quot;/home/driverless/ras_perception/DL_training/RAS_DATASET/&quot;;[.A120];&quot;.jpg&quot;)" office:value-type="string" office:string-value="/home/driverless/ras_perception/DL_training/RAS_DATASET/18.jpg" calcext:value-type="string">
            <text:p>/home/driverless/ras_perception/DL_training/RAS_DATASET/1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2)</text:p>
          </table:table-cell>
          <table:table-cell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5"/>
          <table:table-cell table:formula="of:=CONCATENATE(&quot;/home/driverless/ras_perception/DL_training/RAS_DATASET/&quot;;[.A121];&quot;.jpg&quot;)" office:value-type="string" office:string-value="/home/driverless/ras_perception/DL_training/RAS_DATASET/18(2).jpg" calcext:value-type="string">
            <text:p>/home/driverless/ras_perception/DL_training/RAS_DATASET/1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4)</text:p>
          </table:table-cell>
          <table:table-cell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5"/>
          <table:table-cell table:formula="of:=CONCATENATE(&quot;/home/driverless/ras_perception/DL_training/RAS_DATASET/&quot;;[.A122];&quot;.jpg&quot;)" office:value-type="string" office:string-value="/home/driverless/ras_perception/DL_training/RAS_DATASET/18(4).jpg" calcext:value-type="string">
            <text:p>/home/driverless/ras_perception/DL_training/RAS_DATASET/18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7)</text:p>
          </table:table-cell>
          <table:table-cell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5"/>
          <table:table-cell table:formula="of:=CONCATENATE(&quot;/home/driverless/ras_perception/DL_training/RAS_DATASET/&quot;;[.A123];&quot;.jpg&quot;)" office:value-type="string" office:string-value="/home/driverless/ras_perception/DL_training/RAS_DATASET/18(7).jpg" calcext:value-type="string">
            <text:p>/home/driverless/ras_perception/DL_training/RAS_DATASET/18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8)</text:p>
          </table:table-cell>
          <table:table-cell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5"/>
          <table:table-cell table:formula="of:=CONCATENATE(&quot;/home/driverless/ras_perception/DL_training/RAS_DATASET/&quot;;[.A124];&quot;.jpg&quot;)" office:value-type="string" office:string-value="/home/driverless/ras_perception/DL_training/RAS_DATASET/18(8).jpg" calcext:value-type="string">
            <text:p>/home/driverless/ras_perception/DL_training/RAS_DATASET/1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0)</text:p>
          </table:table-cell>
          <table:table-cell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5"/>
          <table:table-cell table:formula="of:=CONCATENATE(&quot;/home/driverless/ras_perception/DL_training/RAS_DATASET/&quot;;[.A125];&quot;.jpg&quot;)" office:value-type="string" office:string-value="/home/driverless/ras_perception/DL_training/RAS_DATASET/18(10).jpg" calcext:value-type="string">
            <text:p>/home/driverless/ras_perception/DL_training/RAS_DATASET/18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1)</text:p>
          </table:table-cell>
          <table:table-cell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5"/>
          <table:table-cell table:formula="of:=CONCATENATE(&quot;/home/driverless/ras_perception/DL_training/RAS_DATASET/&quot;;[.A126];&quot;.jpg&quot;)" office:value-type="string" office:string-value="/home/driverless/ras_perception/DL_training/RAS_DATASET/18(11).jpg" calcext:value-type="string">
            <text:p>/home/driverless/ras_perception/DL_training/RAS_DATASET/18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8(13)</text:p>
          </table:table-cell>
          <table:table-cell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5"/>
          <table:table-cell table:formula="of:=CONCATENATE(&quot;/home/driverless/ras_perception/DL_training/RAS_DATASET/&quot;;[.A127];&quot;.jpg&quot;)" office:value-type="string" office:string-value="/home/driverless/ras_perception/DL_training/RAS_DATASET/18(13).jpg" calcext:value-type="string">
            <text:p>/home/driverless/ras_perception/DL_training/RAS_DATASET/18(13).jpg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5"/>
          <table:table-cell table:formula="of:=CONCATENATE(&quot;/home/driverless/ras_perception/DL_training/RAS_DATASET/&quot;;[.A128];&quot;.jpg&quot;)" office:value-type="string" office:string-value="/home/driverless/ras_perception/DL_training/RAS_DATASET/19.jpg" calcext:value-type="string">
            <text:p>/home/driverless/ras_perception/DL_training/RAS_DATASET/1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2)</text:p>
          </table:table-cell>
          <table:table-cell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5"/>
          <table:table-cell table:formula="of:=CONCATENATE(&quot;/home/driverless/ras_perception/DL_training/RAS_DATASET/&quot;;[.A129];&quot;.jpg&quot;)" office:value-type="string" office:string-value="/home/driverless/ras_perception/DL_training/RAS_DATASET/19(2).jpg" calcext:value-type="string">
            <text:p>/home/driverless/ras_perception/DL_training/RAS_DATASET/1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3)</text:p>
          </table:table-cell>
          <table:table-cell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5"/>
          <table:table-cell table:formula="of:=CONCATENATE(&quot;/home/driverless/ras_perception/DL_training/RAS_DATASET/&quot;;[.A130];&quot;.jpg&quot;)" office:value-type="string" office:string-value="/home/driverless/ras_perception/DL_training/RAS_DATASET/19(3).jpg" calcext:value-type="string">
            <text:p>/home/driverless/ras_perception/DL_training/RAS_DATASET/1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5)</text:p>
          </table:table-cell>
          <table:table-cell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5"/>
          <table:table-cell table:formula="of:=CONCATENATE(&quot;/home/driverless/ras_perception/DL_training/RAS_DATASET/&quot;;[.A131];&quot;.jpg&quot;)" office:value-type="string" office:string-value="/home/driverless/ras_perception/DL_training/RAS_DATASET/19(5).jpg" calcext:value-type="string">
            <text:p>/home/driverless/ras_perception/DL_training/RAS_DATASET/19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6)</text:p>
          </table:table-cell>
          <table:table-cell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5"/>
          <table:table-cell table:formula="of:=CONCATENATE(&quot;/home/driverless/ras_perception/DL_training/RAS_DATASET/&quot;;[.A132];&quot;.jpg&quot;)" office:value-type="string" office:string-value="/home/driverless/ras_perception/DL_training/RAS_DATASET/19(6).jpg" calcext:value-type="string">
            <text:p>/home/driverless/ras_perception/DL_training/RAS_DATASET/19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8)</text:p>
          </table:table-cell>
          <table:table-cell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5"/>
          <table:table-cell table:formula="of:=CONCATENATE(&quot;/home/driverless/ras_perception/DL_training/RAS_DATASET/&quot;;[.A133];&quot;.jpg&quot;)" office:value-type="string" office:string-value="/home/driverless/ras_perception/DL_training/RAS_DATASET/19(8).jpg" calcext:value-type="string">
            <text:p>/home/driverless/ras_perception/DL_training/RAS_DATASET/19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2)</text:p>
          </table:table-cell>
          <table:table-cell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5"/>
          <table:table-cell table:formula="of:=CONCATENATE(&quot;/home/driverless/ras_perception/DL_training/RAS_DATASET/&quot;;[.A134];&quot;.jpg&quot;)" office:value-type="string" office:string-value="/home/driverless/ras_perception/DL_training/RAS_DATASET/19(12).jpg" calcext:value-type="string">
            <text:p>/home/driverless/ras_perception/DL_training/RAS_DATASET/19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(13)</text:p>
          </table:table-cell>
          <table:table-cell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5"/>
          <table:table-cell table:formula="of:=CONCATENATE(&quot;/home/driverless/ras_perception/DL_training/RAS_DATASET/&quot;;[.A135];&quot;.jpg&quot;)" office:value-type="string" office:string-value="/home/driverless/ras_perception/DL_training/RAS_DATASET/19(13).jpg" calcext:value-type="string">
            <text:p>/home/driverless/ras_perception/DL_training/RAS_DATASET/19(13).jpg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5"/>
          <table:table-cell table:formula="of:=CONCATENATE(&quot;/home/driverless/ras_perception/DL_training/RAS_DATASET/&quot;;[.A136];&quot;.jpg&quot;)" office:value-type="string" office:string-value="/home/driverless/ras_perception/DL_training/RAS_DATASET/20.jpg" calcext:value-type="string">
            <text:p>/home/driverless/ras_perception/DL_training/RAS_DATASET/2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)</text:p>
          </table:table-cell>
          <table:table-cell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5"/>
          <table:table-cell table:formula="of:=CONCATENATE(&quot;/home/driverless/ras_perception/DL_training/RAS_DATASET/&quot;;[.A137];&quot;.jpg&quot;)" office:value-type="string" office:string-value="/home/driverless/ras_perception/DL_training/RAS_DATASET/20(1).jpg" calcext:value-type="string">
            <text:p>/home/driverless/ras_perception/DL_training/RAS_DATASET/20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2)</text:p>
          </table:table-cell>
          <table:table-cell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5"/>
          <table:table-cell table:formula="of:=CONCATENATE(&quot;/home/driverless/ras_perception/DL_training/RAS_DATASET/&quot;;[.A138];&quot;.jpg&quot;)" office:value-type="string" office:string-value="/home/driverless/ras_perception/DL_training/RAS_DATASET/20(2).jpg" calcext:value-type="string">
            <text:p>/home/driverless/ras_perception/DL_training/RAS_DATASET/2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3)</text:p>
          </table:table-cell>
          <table:table-cell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5"/>
          <table:table-cell table:formula="of:=CONCATENATE(&quot;/home/driverless/ras_perception/DL_training/RAS_DATASET/&quot;;[.A139];&quot;.jpg&quot;)" office:value-type="string" office:string-value="/home/driverless/ras_perception/DL_training/RAS_DATASET/20(3).jpg" calcext:value-type="string">
            <text:p>/home/driverless/ras_perception/DL_training/RAS_DATASET/2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4)</text:p>
          </table:table-cell>
          <table:table-cell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5"/>
          <table:table-cell table:formula="of:=CONCATENATE(&quot;/home/driverless/ras_perception/DL_training/RAS_DATASET/&quot;;[.A140];&quot;.jpg&quot;)" office:value-type="string" office:string-value="/home/driverless/ras_perception/DL_training/RAS_DATASET/20(4).jpg" calcext:value-type="string">
            <text:p>/home/driverless/ras_perception/DL_training/RAS_DATASET/2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5)</text:p>
          </table:table-cell>
          <table:table-cell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5"/>
          <table:table-cell table:formula="of:=CONCATENATE(&quot;/home/driverless/ras_perception/DL_training/RAS_DATASET/&quot;;[.A141];&quot;.jpg&quot;)" office:value-type="string" office:string-value="/home/driverless/ras_perception/DL_training/RAS_DATASET/20(5).jpg" calcext:value-type="string">
            <text:p>/home/driverless/ras_perception/DL_training/RAS_DATASET/20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7)</text:p>
          </table:table-cell>
          <table:table-cell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5"/>
          <table:table-cell table:formula="of:=CONCATENATE(&quot;/home/driverless/ras_perception/DL_training/RAS_DATASET/&quot;;[.A142];&quot;.jpg&quot;)" office:value-type="string" office:string-value="/home/driverless/ras_perception/DL_training/RAS_DATASET/20(7).jpg" calcext:value-type="string">
            <text:p>/home/driverless/ras_perception/DL_training/RAS_DATASET/2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8)</text:p>
          </table:table-cell>
          <table:table-cell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5"/>
          <table:table-cell table:formula="of:=CONCATENATE(&quot;/home/driverless/ras_perception/DL_training/RAS_DATASET/&quot;;[.A143];&quot;.jpg&quot;)" office:value-type="string" office:string-value="/home/driverless/ras_perception/DL_training/RAS_DATASET/20(8).jpg" calcext:value-type="string">
            <text:p>/home/driverless/ras_perception/DL_training/RAS_DATASET/20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9)</text:p>
          </table:table-cell>
          <table:table-cell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5"/>
          <table:table-cell table:formula="of:=CONCATENATE(&quot;/home/driverless/ras_perception/DL_training/RAS_DATASET/&quot;;[.A144];&quot;.jpg&quot;)" office:value-type="string" office:string-value="/home/driverless/ras_perception/DL_training/RAS_DATASET/20(9).jpg" calcext:value-type="string">
            <text:p>/home/driverless/ras_perception/DL_training/RAS_DATASET/20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0)</text:p>
          </table:table-cell>
          <table:table-cell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5"/>
          <table:table-cell table:formula="of:=CONCATENATE(&quot;/home/driverless/ras_perception/DL_training/RAS_DATASET/&quot;;[.A145];&quot;.jpg&quot;)" office:value-type="string" office:string-value="/home/driverless/ras_perception/DL_training/RAS_DATASET/20(10).jpg" calcext:value-type="string">
            <text:p>/home/driverless/ras_perception/DL_training/RAS_DATASET/20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2)</text:p>
          </table:table-cell>
          <table:table-cell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5"/>
          <table:table-cell table:formula="of:=CONCATENATE(&quot;/home/driverless/ras_perception/DL_training/RAS_DATASET/&quot;;[.A146];&quot;.jpg&quot;)" office:value-type="string" office:string-value="/home/driverless/ras_perception/DL_training/RAS_DATASET/20(12).jpg" calcext:value-type="string">
            <text:p>/home/driverless/ras_perception/DL_training/RAS_DATASET/20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(13)</text:p>
          </table:table-cell>
          <table:table-cell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5"/>
          <table:table-cell table:formula="of:=CONCATENATE(&quot;/home/driverless/ras_perception/DL_training/RAS_DATASET/&quot;;[.A147];&quot;.jpg&quot;)" office:value-type="string" office:string-value="/home/driverless/ras_perception/DL_training/RAS_DATASET/20(13).jpg" calcext:value-type="string">
            <text:p>/home/driverless/ras_perception/DL_training/RAS_DATASET/20(13).jpg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5"/>
          <table:table-cell table:formula="of:=CONCATENATE(&quot;/home/driverless/ras_perception/DL_training/RAS_DATASET/&quot;;[.A148];&quot;.jpg&quot;)" office:value-type="string" office:string-value="/home/driverless/ras_perception/DL_training/RAS_DATASET/21.jpg" calcext:value-type="string">
            <text:p>/home/driverless/ras_perception/DL_training/RAS_DATASET/2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3)</text:p>
          </table:table-cell>
          <table:table-cell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5"/>
          <table:table-cell table:formula="of:=CONCATENATE(&quot;/home/driverless/ras_perception/DL_training/RAS_DATASET/&quot;;[.A149];&quot;.jpg&quot;)" office:value-type="string" office:string-value="/home/driverless/ras_perception/DL_training/RAS_DATASET/21(3).jpg" calcext:value-type="string">
            <text:p>/home/driverless/ras_perception/DL_training/RAS_DATASET/2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5)</text:p>
          </table:table-cell>
          <table:table-cell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5"/>
          <table:table-cell table:formula="of:=CONCATENATE(&quot;/home/driverless/ras_perception/DL_training/RAS_DATASET/&quot;;[.A150];&quot;.jpg&quot;)" office:value-type="string" office:string-value="/home/driverless/ras_perception/DL_training/RAS_DATASET/21(5).jpg" calcext:value-type="string">
            <text:p>/home/driverless/ras_perception/DL_training/RAS_DATASET/2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6)</text:p>
          </table:table-cell>
          <table:table-cell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5"/>
          <table:table-cell table:formula="of:=CONCATENATE(&quot;/home/driverless/ras_perception/DL_training/RAS_DATASET/&quot;;[.A151];&quot;.jpg&quot;)" office:value-type="string" office:string-value="/home/driverless/ras_perception/DL_training/RAS_DATASET/21(6).jpg" calcext:value-type="string">
            <text:p>/home/driverless/ras_perception/DL_training/RAS_DATASET/21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8)</text:p>
          </table:table-cell>
          <table:table-cell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5"/>
          <table:table-cell table:formula="of:=CONCATENATE(&quot;/home/driverless/ras_perception/DL_training/RAS_DATASET/&quot;;[.A152];&quot;.jpg&quot;)" office:value-type="string" office:string-value="/home/driverless/ras_perception/DL_training/RAS_DATASET/21(8).jpg" calcext:value-type="string">
            <text:p>/home/driverless/ras_perception/DL_training/RAS_DATASET/2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0)</text:p>
          </table:table-cell>
          <table:table-cell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5"/>
          <table:table-cell table:formula="of:=CONCATENATE(&quot;/home/driverless/ras_perception/DL_training/RAS_DATASET/&quot;;[.A153];&quot;.jpg&quot;)" office:value-type="string" office:string-value="/home/driverless/ras_perception/DL_training/RAS_DATASET/21(10).jpg" calcext:value-type="string">
            <text:p>/home/driverless/ras_perception/DL_training/RAS_DATASET/21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2)</text:p>
          </table:table-cell>
          <table:table-cell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5"/>
          <table:table-cell table:formula="of:=CONCATENATE(&quot;/home/driverless/ras_perception/DL_training/RAS_DATASET/&quot;;[.A154];&quot;.jpg&quot;)" office:value-type="string" office:string-value="/home/driverless/ras_perception/DL_training/RAS_DATASET/21(12).jpg" calcext:value-type="string">
            <text:p>/home/driverless/ras_perception/DL_training/RAS_DATASET/21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(13)</text:p>
          </table:table-cell>
          <table:table-cell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5"/>
          <table:table-cell table:formula="of:=CONCATENATE(&quot;/home/driverless/ras_perception/DL_training/RAS_DATASET/&quot;;[.A155];&quot;.jpg&quot;)" office:value-type="string" office:string-value="/home/driverless/ras_perception/DL_training/RAS_DATASET/21(13).jpg" calcext:value-type="string">
            <text:p>/home/driverless/ras_perception/DL_training/RAS_DATASET/21(13).jpg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5"/>
          <table:table-cell table:formula="of:=CONCATENATE(&quot;/home/driverless/ras_perception/DL_training/RAS_DATASET/&quot;;[.A156];&quot;.jpg&quot;)" office:value-type="string" office:string-value="/home/driverless/ras_perception/DL_training/RAS_DATASET/22.jpg" calcext:value-type="string">
            <text:p>/home/driverless/ras_perception/DL_training/RAS_DATASET/2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3)</text:p>
          </table:table-cell>
          <table:table-cell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5"/>
          <table:table-cell table:formula="of:=CONCATENATE(&quot;/home/driverless/ras_perception/DL_training/RAS_DATASET/&quot;;[.A157];&quot;.jpg&quot;)" office:value-type="string" office:string-value="/home/driverless/ras_perception/DL_training/RAS_DATASET/22(3).jpg" calcext:value-type="string">
            <text:p>/home/driverless/ras_perception/DL_training/RAS_DATASET/22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4)</text:p>
          </table:table-cell>
          <table:table-cell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5"/>
          <table:table-cell table:formula="of:=CONCATENATE(&quot;/home/driverless/ras_perception/DL_training/RAS_DATASET/&quot;;[.A158];&quot;.jpg&quot;)" office:value-type="string" office:string-value="/home/driverless/ras_perception/DL_training/RAS_DATASET/22(4).jpg" calcext:value-type="string">
            <text:p>/home/driverless/ras_perception/DL_training/RAS_DATASET/22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6)</text:p>
          </table:table-cell>
          <table:table-cell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5"/>
          <table:table-cell table:formula="of:=CONCATENATE(&quot;/home/driverless/ras_perception/DL_training/RAS_DATASET/&quot;;[.A159];&quot;.jpg&quot;)" office:value-type="string" office:string-value="/home/driverless/ras_perception/DL_training/RAS_DATASET/22(6).jpg" calcext:value-type="string">
            <text:p>/home/driverless/ras_perception/DL_training/RAS_DATASET/22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8)</text:p>
          </table:table-cell>
          <table:table-cell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5"/>
          <table:table-cell table:formula="of:=CONCATENATE(&quot;/home/driverless/ras_perception/DL_training/RAS_DATASET/&quot;;[.A160];&quot;.jpg&quot;)" office:value-type="string" office:string-value="/home/driverless/ras_perception/DL_training/RAS_DATASET/22(8).jpg" calcext:value-type="string">
            <text:p>/home/driverless/ras_perception/DL_training/RAS_DATASET/22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9)</text:p>
          </table:table-cell>
          <table:table-cell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5"/>
          <table:table-cell table:formula="of:=CONCATENATE(&quot;/home/driverless/ras_perception/DL_training/RAS_DATASET/&quot;;[.A161];&quot;.jpg&quot;)" office:value-type="string" office:string-value="/home/driverless/ras_perception/DL_training/RAS_DATASET/22(9).jpg" calcext:value-type="string">
            <text:p>/home/driverless/ras_perception/DL_training/RAS_DATASET/22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0)</text:p>
          </table:table-cell>
          <table:table-cell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5"/>
          <table:table-cell table:formula="of:=CONCATENATE(&quot;/home/driverless/ras_perception/DL_training/RAS_DATASET/&quot;;[.A162];&quot;.jpg&quot;)" office:value-type="string" office:string-value="/home/driverless/ras_perception/DL_training/RAS_DATASET/22(10).jpg" calcext:value-type="string">
            <text:p>/home/driverless/ras_perception/DL_training/RAS_DATASET/22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(12)</text:p>
          </table:table-cell>
          <table:table-cell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5"/>
          <table:table-cell table:formula="of:=CONCATENATE(&quot;/home/driverless/ras_perception/DL_training/RAS_DATASET/&quot;;[.A163];&quot;.jpg&quot;)" office:value-type="string" office:string-value="/home/driverless/ras_perception/DL_training/RAS_DATASET/22(12).jpg" calcext:value-type="string">
            <text:p>/home/driverless/ras_perception/DL_training/RAS_DATASET/22(12).jpg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5"/>
          <table:table-cell table:formula="of:=CONCATENATE(&quot;/home/driverless/ras_perception/DL_training/RAS_DATASET/&quot;;[.A164];&quot;.jpg&quot;)" office:value-type="string" office:string-value="/home/driverless/ras_perception/DL_training/RAS_DATASET/23.jpg" calcext:value-type="string">
            <text:p>/home/driverless/ras_perception/DL_training/RAS_DATASET/2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(3)</text:p>
          </table:table-cell>
          <table:table-cell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5"/>
          <table:table-cell table:formula="of:=CONCATENATE(&quot;/home/driverless/ras_perception/DL_training/RAS_DATASET/&quot;;[.A165];&quot;.jpg&quot;)" office:value-type="string" office:string-value="/home/driverless/ras_perception/DL_training/RAS_DATASET/23(3).jpg" calcext:value-type="string">
            <text:p>/home/driverless/ras_perception/DL_training/RAS_DATASET/23(3).jpg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5"/>
          <table:table-cell table:formula="of:=CONCATENATE(&quot;/home/driverless/ras_perception/DL_training/RAS_DATASET/&quot;;[.A166];&quot;.jpg&quot;)" office:value-type="string" office:string-value="/home/driverless/ras_perception/DL_training/RAS_DATASET/24.jpg" calcext:value-type="string">
            <text:p>/home/driverless/ras_perception/DL_training/RAS_DATASET/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3)</text:p>
          </table:table-cell>
          <table:table-cell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5"/>
          <table:table-cell table:formula="of:=CONCATENATE(&quot;/home/driverless/ras_perception/DL_training/RAS_DATASET/&quot;;[.A167];&quot;.jpg&quot;)" office:value-type="string" office:string-value="/home/driverless/ras_perception/DL_training/RAS_DATASET/24(3).jpg" calcext:value-type="string">
            <text:p>/home/driverless/ras_perception/DL_training/RAS_DATASET/24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4)</text:p>
          </table:table-cell>
          <table:table-cell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5"/>
          <table:table-cell table:formula="of:=CONCATENATE(&quot;/home/driverless/ras_perception/DL_training/RAS_DATASET/&quot;;[.A168];&quot;.jpg&quot;)" office:value-type="string" office:string-value="/home/driverless/ras_perception/DL_training/RAS_DATASET/24(4).jpg" calcext:value-type="string">
            <text:p>/home/driverless/ras_perception/DL_training/RAS_DATASET/24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6)</text:p>
          </table:table-cell>
          <table:table-cell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5"/>
          <table:table-cell table:formula="of:=CONCATENATE(&quot;/home/driverless/ras_perception/DL_training/RAS_DATASET/&quot;;[.A169];&quot;.jpg&quot;)" office:value-type="string" office:string-value="/home/driverless/ras_perception/DL_training/RAS_DATASET/24(6).jpg" calcext:value-type="string">
            <text:p>/home/driverless/ras_perception/DL_training/RAS_DATASET/24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7)</text:p>
          </table:table-cell>
          <table:table-cell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5"/>
          <table:table-cell table:formula="of:=CONCATENATE(&quot;/home/driverless/ras_perception/DL_training/RAS_DATASET/&quot;;[.A170];&quot;.jpg&quot;)" office:value-type="string" office:string-value="/home/driverless/ras_perception/DL_training/RAS_DATASET/24(7).jpg" calcext:value-type="string">
            <text:p>/home/driverless/ras_perception/DL_training/RAS_DATASET/24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8)</text:p>
          </table:table-cell>
          <table:table-cell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5"/>
          <table:table-cell table:formula="of:=CONCATENATE(&quot;/home/driverless/ras_perception/DL_training/RAS_DATASET/&quot;;[.A171];&quot;.jpg&quot;)" office:value-type="string" office:string-value="/home/driverless/ras_perception/DL_training/RAS_DATASET/24(8).jpg" calcext:value-type="string">
            <text:p>/home/driverless/ras_perception/DL_training/RAS_DATASET/24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1)</text:p>
          </table:table-cell>
          <table:table-cell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5"/>
          <table:table-cell table:formula="of:=CONCATENATE(&quot;/home/driverless/ras_perception/DL_training/RAS_DATASET/&quot;;[.A172];&quot;.jpg&quot;)" office:value-type="string" office:string-value="/home/driverless/ras_perception/DL_training/RAS_DATASET/24(11).jpg" calcext:value-type="string">
            <text:p>/home/driverless/ras_perception/DL_training/RAS_DATASET/24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(13)</text:p>
          </table:table-cell>
          <table:table-cell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5"/>
          <table:table-cell table:formula="of:=CONCATENATE(&quot;/home/driverless/ras_perception/DL_training/RAS_DATASET/&quot;;[.A173];&quot;.jpg&quot;)" office:value-type="string" office:string-value="/home/driverless/ras_perception/DL_training/RAS_DATASET/24(13).jpg" calcext:value-type="string">
            <text:p>/home/driverless/ras_perception/DL_training/RAS_DATASET/24(13).jpg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5"/>
          <table:table-cell table:formula="of:=CONCATENATE(&quot;/home/driverless/ras_perception/DL_training/RAS_DATASET/&quot;;[.A174];&quot;.jpg&quot;)" office:value-type="string" office:string-value="/home/driverless/ras_perception/DL_training/RAS_DATASET/25.jpg" calcext:value-type="string">
            <text:p>/home/driverless/ras_perception/DL_training/RAS_DATASET/25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2)</text:p>
          </table:table-cell>
          <table:table-cell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5"/>
          <table:table-cell table:formula="of:=CONCATENATE(&quot;/home/driverless/ras_perception/DL_training/RAS_DATASET/&quot;;[.A175];&quot;.jpg&quot;)" office:value-type="string" office:string-value="/home/driverless/ras_perception/DL_training/RAS_DATASET/25(2).jpg" calcext:value-type="string">
            <text:p>/home/driverless/ras_perception/DL_training/RAS_DATASET/25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3)</text:p>
          </table:table-cell>
          <table:table-cell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5"/>
          <table:table-cell table:formula="of:=CONCATENATE(&quot;/home/driverless/ras_perception/DL_training/RAS_DATASET/&quot;;[.A176];&quot;.jpg&quot;)" office:value-type="string" office:string-value="/home/driverless/ras_perception/DL_training/RAS_DATASET/25(3).jpg" calcext:value-type="string">
            <text:p>/home/driverless/ras_perception/DL_training/RAS_DATASET/25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4)</text:p>
          </table:table-cell>
          <table:table-cell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5"/>
          <table:table-cell table:formula="of:=CONCATENATE(&quot;/home/driverless/ras_perception/DL_training/RAS_DATASET/&quot;;[.A177];&quot;.jpg&quot;)" office:value-type="string" office:string-value="/home/driverless/ras_perception/DL_training/RAS_DATASET/25(4).jpg" calcext:value-type="string">
            <text:p>/home/driverless/ras_perception/DL_training/RAS_DATASET/25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5)</text:p>
          </table:table-cell>
          <table:table-cell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5"/>
          <table:table-cell table:formula="of:=CONCATENATE(&quot;/home/driverless/ras_perception/DL_training/RAS_DATASET/&quot;;[.A178];&quot;.jpg&quot;)" office:value-type="string" office:string-value="/home/driverless/ras_perception/DL_training/RAS_DATASET/25(5).jpg" calcext:value-type="string">
            <text:p>/home/driverless/ras_perception/DL_training/RAS_DATASET/25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6)</text:p>
          </table:table-cell>
          <table:table-cell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5"/>
          <table:table-cell table:formula="of:=CONCATENATE(&quot;/home/driverless/ras_perception/DL_training/RAS_DATASET/&quot;;[.A179];&quot;.jpg&quot;)" office:value-type="string" office:string-value="/home/driverless/ras_perception/DL_training/RAS_DATASET/25(6).jpg" calcext:value-type="string">
            <text:p>/home/driverless/ras_perception/DL_training/RAS_DATASET/25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8)</text:p>
          </table:table-cell>
          <table:table-cell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5"/>
          <table:table-cell table:formula="of:=CONCATENATE(&quot;/home/driverless/ras_perception/DL_training/RAS_DATASET/&quot;;[.A180];&quot;.jpg&quot;)" office:value-type="string" office:string-value="/home/driverless/ras_perception/DL_training/RAS_DATASET/25(8).jpg" calcext:value-type="string">
            <text:p>/home/driverless/ras_perception/DL_training/RAS_DATASET/25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9)</text:p>
          </table:table-cell>
          <table:table-cell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5"/>
          <table:table-cell table:formula="of:=CONCATENATE(&quot;/home/driverless/ras_perception/DL_training/RAS_DATASET/&quot;;[.A181];&quot;.jpg&quot;)" office:value-type="string" office:string-value="/home/driverless/ras_perception/DL_training/RAS_DATASET/25(9).jpg" calcext:value-type="string">
            <text:p>/home/driverless/ras_perception/DL_training/RAS_DATASET/25(9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0)</text:p>
          </table:table-cell>
          <table:table-cell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5"/>
          <table:table-cell table:formula="of:=CONCATENATE(&quot;/home/driverless/ras_perception/DL_training/RAS_DATASET/&quot;;[.A182];&quot;.jpg&quot;)" office:value-type="string" office:string-value="/home/driverless/ras_perception/DL_training/RAS_DATASET/25(10).jpg" calcext:value-type="string">
            <text:p>/home/driverless/ras_perception/DL_training/RAS_DATASET/25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(12)</text:p>
          </table:table-cell>
          <table:table-cell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5"/>
          <table:table-cell table:formula="of:=CONCATENATE(&quot;/home/driverless/ras_perception/DL_training/RAS_DATASET/&quot;;[.A183];&quot;.jpg&quot;)" office:value-type="string" office:string-value="/home/driverless/ras_perception/DL_training/RAS_DATASET/25(12).jpg" calcext:value-type="string">
            <text:p>/home/driverless/ras_perception/DL_training/RAS_DATASET/25(12).jpg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5"/>
          <table:table-cell table:formula="of:=CONCATENATE(&quot;/home/driverless/ras_perception/DL_training/RAS_DATASET/&quot;;[.A184];&quot;.jpg&quot;)" office:value-type="string" office:string-value="/home/driverless/ras_perception/DL_training/RAS_DATASET/26.jpg" calcext:value-type="string">
            <text:p>/home/driverless/ras_perception/DL_training/RAS_DATASET/26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2)</text:p>
          </table:table-cell>
          <table:table-cell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5"/>
          <table:table-cell table:formula="of:=CONCATENATE(&quot;/home/driverless/ras_perception/DL_training/RAS_DATASET/&quot;;[.A185];&quot;.jpg&quot;)" office:value-type="string" office:string-value="/home/driverless/ras_perception/DL_training/RAS_DATASET/26(2).jpg" calcext:value-type="string">
            <text:p>/home/driverless/ras_perception/DL_training/RAS_DATASET/26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3)</text:p>
          </table:table-cell>
          <table:table-cell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5"/>
          <table:table-cell table:formula="of:=CONCATENATE(&quot;/home/driverless/ras_perception/DL_training/RAS_DATASET/&quot;;[.A186];&quot;.jpg&quot;)" office:value-type="string" office:string-value="/home/driverless/ras_perception/DL_training/RAS_DATASET/26(3).jpg" calcext:value-type="string">
            <text:p>/home/driverless/ras_perception/DL_training/RAS_DATASET/26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4)</text:p>
          </table:table-cell>
          <table:table-cell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5"/>
          <table:table-cell table:formula="of:=CONCATENATE(&quot;/home/driverless/ras_perception/DL_training/RAS_DATASET/&quot;;[.A187];&quot;.jpg&quot;)" office:value-type="string" office:string-value="/home/driverless/ras_perception/DL_training/RAS_DATASET/26(4).jpg" calcext:value-type="string">
            <text:p>/home/driverless/ras_perception/DL_training/RAS_DATASET/26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5)</text:p>
          </table:table-cell>
          <table:table-cell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5"/>
          <table:table-cell table:formula="of:=CONCATENATE(&quot;/home/driverless/ras_perception/DL_training/RAS_DATASET/&quot;;[.A188];&quot;.jpg&quot;)" office:value-type="string" office:string-value="/home/driverless/ras_perception/DL_training/RAS_DATASET/26(5).jpg" calcext:value-type="string">
            <text:p>/home/driverless/ras_perception/DL_training/RAS_DATASET/26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6)</text:p>
          </table:table-cell>
          <table:table-cell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5"/>
          <table:table-cell table:formula="of:=CONCATENATE(&quot;/home/driverless/ras_perception/DL_training/RAS_DATASET/&quot;;[.A189];&quot;.jpg&quot;)" office:value-type="string" office:string-value="/home/driverless/ras_perception/DL_training/RAS_DATASET/26(6).jpg" calcext:value-type="string">
            <text:p>/home/driverless/ras_perception/DL_training/RAS_DATASET/26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8)</text:p>
          </table:table-cell>
          <table:table-cell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5"/>
          <table:table-cell table:formula="of:=CONCATENATE(&quot;/home/driverless/ras_perception/DL_training/RAS_DATASET/&quot;;[.A190];&quot;.jpg&quot;)" office:value-type="string" office:string-value="/home/driverless/ras_perception/DL_training/RAS_DATASET/26(8).jpg" calcext:value-type="string">
            <text:p>/home/driverless/ras_perception/DL_training/RAS_DATASET/26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0)</text:p>
          </table:table-cell>
          <table:table-cell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5"/>
          <table:table-cell table:formula="of:=CONCATENATE(&quot;/home/driverless/ras_perception/DL_training/RAS_DATASET/&quot;;[.A191];&quot;.jpg&quot;)" office:value-type="string" office:string-value="/home/driverless/ras_perception/DL_training/RAS_DATASET/26(10).jpg" calcext:value-type="string">
            <text:p>/home/driverless/ras_perception/DL_training/RAS_DATASET/26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2)</text:p>
          </table:table-cell>
          <table:table-cell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5"/>
          <table:table-cell table:formula="of:=CONCATENATE(&quot;/home/driverless/ras_perception/DL_training/RAS_DATASET/&quot;;[.A192];&quot;.jpg&quot;)" office:value-type="string" office:string-value="/home/driverless/ras_perception/DL_training/RAS_DATASET/26(12).jpg" calcext:value-type="string">
            <text:p>/home/driverless/ras_perception/DL_training/RAS_DATASET/26(1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(13)</text:p>
          </table:table-cell>
          <table:table-cell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5"/>
          <table:table-cell table:formula="of:=CONCATENATE(&quot;/home/driverless/ras_perception/DL_training/RAS_DATASET/&quot;;[.A193];&quot;.jpg&quot;)" office:value-type="string" office:string-value="/home/driverless/ras_perception/DL_training/RAS_DATASET/26(13).jpg" calcext:value-type="string">
            <text:p>/home/driverless/ras_perception/DL_training/RAS_DATASET/26(13).jpg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5"/>
          <table:table-cell table:formula="of:=CONCATENATE(&quot;/home/driverless/ras_perception/DL_training/RAS_DATASET/&quot;;[.A194];&quot;.jpg&quot;)" office:value-type="string" office:string-value="/home/driverless/ras_perception/DL_training/RAS_DATASET/27.jpg" calcext:value-type="string">
            <text:p>/home/driverless/ras_perception/DL_training/RAS_DATASET/27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2)</text:p>
          </table:table-cell>
          <table:table-cell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5"/>
          <table:table-cell table:formula="of:=CONCATENATE(&quot;/home/driverless/ras_perception/DL_training/RAS_DATASET/&quot;;[.A195];&quot;.jpg&quot;)" office:value-type="string" office:string-value="/home/driverless/ras_perception/DL_training/RAS_DATASET/27(2).jpg" calcext:value-type="string">
            <text:p>/home/driverless/ras_perception/DL_training/RAS_DATASET/27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3)</text:p>
          </table:table-cell>
          <table:table-cell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5"/>
          <table:table-cell table:formula="of:=CONCATENATE(&quot;/home/driverless/ras_perception/DL_training/RAS_DATASET/&quot;;[.A196];&quot;.jpg&quot;)" office:value-type="string" office:string-value="/home/driverless/ras_perception/DL_training/RAS_DATASET/27(3).jpg" calcext:value-type="string">
            <text:p>/home/driverless/ras_perception/DL_training/RAS_DATASET/27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7)</text:p>
          </table:table-cell>
          <table:table-cell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5"/>
          <table:table-cell table:formula="of:=CONCATENATE(&quot;/home/driverless/ras_perception/DL_training/RAS_DATASET/&quot;;[.A197];&quot;.jpg&quot;)" office:value-type="string" office:string-value="/home/driverless/ras_perception/DL_training/RAS_DATASET/27(7).jpg" calcext:value-type="string">
            <text:p>/home/driverless/ras_perception/DL_training/RAS_DATASET/27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8)</text:p>
          </table:table-cell>
          <table:table-cell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5"/>
          <table:table-cell table:formula="of:=CONCATENATE(&quot;/home/driverless/ras_perception/DL_training/RAS_DATASET/&quot;;[.A198];&quot;.jpg&quot;)" office:value-type="string" office:string-value="/home/driverless/ras_perception/DL_training/RAS_DATASET/27(8).jpg" calcext:value-type="string">
            <text:p>/home/driverless/ras_perception/DL_training/RAS_DATASET/27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0)</text:p>
          </table:table-cell>
          <table:table-cell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5"/>
          <table:table-cell table:formula="of:=CONCATENATE(&quot;/home/driverless/ras_perception/DL_training/RAS_DATASET/&quot;;[.A199];&quot;.jpg&quot;)" office:value-type="string" office:string-value="/home/driverless/ras_perception/DL_training/RAS_DATASET/27(10).jpg" calcext:value-type="string">
            <text:p>/home/driverless/ras_perception/DL_training/RAS_DATASET/27(10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(11)</text:p>
          </table:table-cell>
          <table:table-cell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5"/>
          <table:table-cell table:formula="of:=CONCATENATE(&quot;/home/driverless/ras_perception/DL_training/RAS_DATASET/&quot;;[.A200];&quot;.jpg&quot;)" office:value-type="string" office:string-value="/home/driverless/ras_perception/DL_training/RAS_DATASET/27(11).jpg" calcext:value-type="string">
            <text:p>/home/driverless/ras_perception/DL_training/RAS_DATASET/27(11).jpg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5"/>
          <table:table-cell table:formula="of:=CONCATENATE(&quot;/home/driverless/ras_perception/DL_training/RAS_DATASET/&quot;;[.A201];&quot;.jpg&quot;)" office:value-type="string" office:string-value="/home/driverless/ras_perception/DL_training/RAS_DATASET/28.jpg" calcext:value-type="string">
            <text:p>/home/driverless/ras_perception/DL_training/RAS_DATASET/28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2)</text:p>
          </table:table-cell>
          <table:table-cell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5"/>
          <table:table-cell table:formula="of:=CONCATENATE(&quot;/home/driverless/ras_perception/DL_training/RAS_DATASET/&quot;;[.A202];&quot;.jpg&quot;)" office:value-type="string" office:string-value="/home/driverless/ras_perception/DL_training/RAS_DATASET/28(2).jpg" calcext:value-type="string">
            <text:p>/home/driverless/ras_perception/DL_training/RAS_DATASET/28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3)</text:p>
          </table:table-cell>
          <table:table-cell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5"/>
          <table:table-cell table:formula="of:=CONCATENATE(&quot;/home/driverless/ras_perception/DL_training/RAS_DATASET/&quot;;[.A203];&quot;.jpg&quot;)" office:value-type="string" office:string-value="/home/driverless/ras_perception/DL_training/RAS_DATASET/28(3).jpg" calcext:value-type="string">
            <text:p>/home/driverless/ras_perception/DL_training/RAS_DATASET/28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5)</text:p>
          </table:table-cell>
          <table:table-cell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5"/>
          <table:table-cell table:formula="of:=CONCATENATE(&quot;/home/driverless/ras_perception/DL_training/RAS_DATASET/&quot;;[.A204];&quot;.jpg&quot;)" office:value-type="string" office:string-value="/home/driverless/ras_perception/DL_training/RAS_DATASET/28(5).jpg" calcext:value-type="string">
            <text:p>/home/driverless/ras_perception/DL_training/RAS_DATASET/28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6)</text:p>
          </table:table-cell>
          <table:table-cell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5"/>
          <table:table-cell table:formula="of:=CONCATENATE(&quot;/home/driverless/ras_perception/DL_training/RAS_DATASET/&quot;;[.A205];&quot;.jpg&quot;)" office:value-type="string" office:string-value="/home/driverless/ras_perception/DL_training/RAS_DATASET/28(6).jpg" calcext:value-type="string">
            <text:p>/home/driverless/ras_perception/DL_training/RAS_DATASET/28(6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8)</text:p>
          </table:table-cell>
          <table:table-cell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5"/>
          <table:table-cell table:formula="of:=CONCATENATE(&quot;/home/driverless/ras_perception/DL_training/RAS_DATASET/&quot;;[.A206];&quot;.jpg&quot;)" office:value-type="string" office:string-value="/home/driverless/ras_perception/DL_training/RAS_DATASET/28(8).jpg" calcext:value-type="string">
            <text:p>/home/driverless/ras_perception/DL_training/RAS_DATASET/28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(13)</text:p>
          </table:table-cell>
          <table:table-cell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5"/>
          <table:table-cell table:formula="of:=CONCATENATE(&quot;/home/driverless/ras_perception/DL_training/RAS_DATASET/&quot;;[.A207];&quot;.jpg&quot;)" office:value-type="string" office:string-value="/home/driverless/ras_perception/DL_training/RAS_DATASET/28(13).jpg" calcext:value-type="string">
            <text:p>/home/driverless/ras_perception/DL_training/RAS_DATASET/28(13).jpg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5"/>
          <table:table-cell table:formula="of:=CONCATENATE(&quot;/home/driverless/ras_perception/DL_training/RAS_DATASET/&quot;;[.A208];&quot;.jpg&quot;)" office:value-type="string" office:string-value="/home/driverless/ras_perception/DL_training/RAS_DATASET/29.jpg" calcext:value-type="string">
            <text:p>/home/driverless/ras_perception/DL_training/RAS_DATASET/29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)</text:p>
          </table:table-cell>
          <table:table-cell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5"/>
          <table:table-cell table:formula="of:=CONCATENATE(&quot;/home/driverless/ras_perception/DL_training/RAS_DATASET/&quot;;[.A209];&quot;.jpg&quot;)" office:value-type="string" office:string-value="/home/driverless/ras_perception/DL_training/RAS_DATASET/29(1).jpg" calcext:value-type="string">
            <text:p>/home/driverless/ras_perception/DL_training/RAS_DATASET/29(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2)</text:p>
          </table:table-cell>
          <table:table-cell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5"/>
          <table:table-cell table:formula="of:=CONCATENATE(&quot;/home/driverless/ras_perception/DL_training/RAS_DATASET/&quot;;[.A210];&quot;.jpg&quot;)" office:value-type="string" office:string-value="/home/driverless/ras_perception/DL_training/RAS_DATASET/29(2).jpg" calcext:value-type="string">
            <text:p>/home/driverless/ras_perception/DL_training/RAS_DATASET/29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3)</text:p>
          </table:table-cell>
          <table:table-cell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5"/>
          <table:table-cell table:formula="of:=CONCATENATE(&quot;/home/driverless/ras_perception/DL_training/RAS_DATASET/&quot;;[.A211];&quot;.jpg&quot;)" office:value-type="string" office:string-value="/home/driverless/ras_perception/DL_training/RAS_DATASET/29(3).jpg" calcext:value-type="string">
            <text:p>/home/driverless/ras_perception/DL_training/RAS_DATASET/29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4)</text:p>
          </table:table-cell>
          <table:table-cell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5"/>
          <table:table-cell table:formula="of:=CONCATENATE(&quot;/home/driverless/ras_perception/DL_training/RAS_DATASET/&quot;;[.A212];&quot;.jpg&quot;)" office:value-type="string" office:string-value="/home/driverless/ras_perception/DL_training/RAS_DATASET/29(4).jpg" calcext:value-type="string">
            <text:p>/home/driverless/ras_perception/DL_training/RAS_DATASET/29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7)</text:p>
          </table:table-cell>
          <table:table-cell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5"/>
          <table:table-cell table:formula="of:=CONCATENATE(&quot;/home/driverless/ras_perception/DL_training/RAS_DATASET/&quot;;[.A213];&quot;.jpg&quot;)" office:value-type="string" office:string-value="/home/driverless/ras_perception/DL_training/RAS_DATASET/29(7).jpg" calcext:value-type="string">
            <text:p>/home/driverless/ras_perception/DL_training/RAS_DATASET/29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(10)</text:p>
          </table:table-cell>
          <table:table-cell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5"/>
          <table:table-cell table:formula="of:=CONCATENATE(&quot;/home/driverless/ras_perception/DL_training/RAS_DATASET/&quot;;[.A214];&quot;.jpg&quot;)" office:value-type="string" office:string-value="/home/driverless/ras_perception/DL_training/RAS_DATASET/29(10).jpg" calcext:value-type="string">
            <text:p>/home/driverless/ras_perception/DL_training/RAS_DATASET/29(10).jpg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5"/>
          <table:table-cell table:formula="of:=CONCATENATE(&quot;/home/driverless/ras_perception/DL_training/RAS_DATASET/&quot;;[.A215];&quot;.jpg&quot;)" office:value-type="string" office:string-value="/home/driverless/ras_perception/DL_training/RAS_DATASET/30.jpg" calcext:value-type="string">
            <text:p>/home/driverless/ras_perception/DL_training/RAS_DATASET/3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2)</text:p>
          </table:table-cell>
          <table:table-cell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5"/>
          <table:table-cell table:formula="of:=CONCATENATE(&quot;/home/driverless/ras_perception/DL_training/RAS_DATASET/&quot;;[.A216];&quot;.jpg&quot;)" office:value-type="string" office:string-value="/home/driverless/ras_perception/DL_training/RAS_DATASET/30(2).jpg" calcext:value-type="string">
            <text:p>/home/driverless/ras_perception/DL_training/RAS_DATASET/30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3)</text:p>
          </table:table-cell>
          <table:table-cell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5"/>
          <table:table-cell table:formula="of:=CONCATENATE(&quot;/home/driverless/ras_perception/DL_training/RAS_DATASET/&quot;;[.A217];&quot;.jpg&quot;)" office:value-type="string" office:string-value="/home/driverless/ras_perception/DL_training/RAS_DATASET/30(3).jpg" calcext:value-type="string">
            <text:p>/home/driverless/ras_perception/DL_training/RAS_DATASET/30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4)</text:p>
          </table:table-cell>
          <table:table-cell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5"/>
          <table:table-cell table:formula="of:=CONCATENATE(&quot;/home/driverless/ras_perception/DL_training/RAS_DATASET/&quot;;[.A218];&quot;.jpg&quot;)" office:value-type="string" office:string-value="/home/driverless/ras_perception/DL_training/RAS_DATASET/30(4).jpg" calcext:value-type="string">
            <text:p>/home/driverless/ras_perception/DL_training/RAS_DATASET/30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7)</text:p>
          </table:table-cell>
          <table:table-cell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5"/>
          <table:table-cell table:formula="of:=CONCATENATE(&quot;/home/driverless/ras_perception/DL_training/RAS_DATASET/&quot;;[.A219];&quot;.jpg&quot;)" office:value-type="string" office:string-value="/home/driverless/ras_perception/DL_training/RAS_DATASET/30(7).jpg" calcext:value-type="string">
            <text:p>/home/driverless/ras_perception/DL_training/RAS_DATASET/30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(8)</text:p>
          </table:table-cell>
          <table:table-cell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5"/>
          <table:table-cell table:formula="of:=CONCATENATE(&quot;/home/driverless/ras_perception/DL_training/RAS_DATASET/&quot;;[.A220];&quot;.jpg&quot;)" office:value-type="string" office:string-value="/home/driverless/ras_perception/DL_training/RAS_DATASET/30(8).jpg" calcext:value-type="string">
            <text:p>/home/driverless/ras_perception/DL_training/RAS_DATASET/30(8).jpg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5"/>
          <table:table-cell table:formula="of:=CONCATENATE(&quot;/home/driverless/ras_perception/DL_training/RAS_DATASET/&quot;;[.A221];&quot;.jpg&quot;)" office:value-type="string" office:string-value="/home/driverless/ras_perception/DL_training/RAS_DATASET/31.jpg" calcext:value-type="string">
            <text:p>/home/driverless/ras_perception/DL_training/RAS_DATASET/3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2)</text:p>
          </table:table-cell>
          <table:table-cell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5"/>
          <table:table-cell table:formula="of:=CONCATENATE(&quot;/home/driverless/ras_perception/DL_training/RAS_DATASET/&quot;;[.A222];&quot;.jpg&quot;)" office:value-type="string" office:string-value="/home/driverless/ras_perception/DL_training/RAS_DATASET/31(2).jpg" calcext:value-type="string">
            <text:p>/home/driverless/ras_perception/DL_training/RAS_DATASET/31(2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3)</text:p>
          </table:table-cell>
          <table:table-cell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5"/>
          <table:table-cell table:formula="of:=CONCATENATE(&quot;/home/driverless/ras_perception/DL_training/RAS_DATASET/&quot;;[.A223];&quot;.jpg&quot;)" office:value-type="string" office:string-value="/home/driverless/ras_perception/DL_training/RAS_DATASET/31(3).jpg" calcext:value-type="string">
            <text:p>/home/driverless/ras_perception/DL_training/RAS_DATASET/31(3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4)</text:p>
          </table:table-cell>
          <table:table-cell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5"/>
          <table:table-cell table:formula="of:=CONCATENATE(&quot;/home/driverless/ras_perception/DL_training/RAS_DATASET/&quot;;[.A224];&quot;.jpg&quot;)" office:value-type="string" office:string-value="/home/driverless/ras_perception/DL_training/RAS_DATASET/31(4).jpg" calcext:value-type="string">
            <text:p>/home/driverless/ras_perception/DL_training/RAS_DATASET/31(4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5)</text:p>
          </table:table-cell>
          <table:table-cell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5"/>
          <table:table-cell table:formula="of:=CONCATENATE(&quot;/home/driverless/ras_perception/DL_training/RAS_DATASET/&quot;;[.A225];&quot;.jpg&quot;)" office:value-type="string" office:string-value="/home/driverless/ras_perception/DL_training/RAS_DATASET/31(5).jpg" calcext:value-type="string">
            <text:p>/home/driverless/ras_perception/DL_training/RAS_DATASET/31(5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8)</text:p>
          </table:table-cell>
          <table:table-cell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5"/>
          <table:table-cell table:formula="of:=CONCATENATE(&quot;/home/driverless/ras_perception/DL_training/RAS_DATASET/&quot;;[.A226];&quot;.jpg&quot;)" office:value-type="string" office:string-value="/home/driverless/ras_perception/DL_training/RAS_DATASET/31(8).jpg" calcext:value-type="string">
            <text:p>/home/driverless/ras_perception/DL_training/RAS_DATASET/31(8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1)</text:p>
          </table:table-cell>
          <table:table-cell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5"/>
          <table:table-cell table:formula="of:=CONCATENATE(&quot;/home/driverless/ras_perception/DL_training/RAS_DATASET/&quot;;[.A227];&quot;.jpg&quot;)" office:value-type="string" office:string-value="/home/driverless/ras_perception/DL_training/RAS_DATASET/31(11).jpg" calcext:value-type="string">
            <text:p>/home/driverless/ras_perception/DL_training/RAS_DATASET/31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(13)</text:p>
          </table:table-cell>
          <table:table-cell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5"/>
          <table:table-cell table:formula="of:=CONCATENATE(&quot;/home/driverless/ras_perception/DL_training/RAS_DATASET/&quot;;[.A228];&quot;.jpg&quot;)" office:value-type="string" office:string-value="/home/driverless/ras_perception/DL_training/RAS_DATASET/31(13).jpg" calcext:value-type="string">
            <text:p>/home/driverless/ras_perception/DL_training/RAS_DATASET/31(13).jpg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5"/>
          <table:table-cell table:formula="of:=CONCATENATE(&quot;/home/driverless/ras_perception/DL_training/RAS_DATASET/&quot;;[.A229];&quot;.jpg&quot;)" office:value-type="string" office:string-value="/home/driverless/ras_perception/DL_training/RAS_DATASET/32.jpg" calcext:value-type="string">
            <text:p>/home/driverless/ras_perception/DL_training/RAS_DATASET/3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7)</text:p>
          </table:table-cell>
          <table:table-cell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5"/>
          <table:table-cell table:formula="of:=CONCATENATE(&quot;/home/driverless/ras_perception/DL_training/RAS_DATASET/&quot;;[.A230];&quot;.jpg&quot;)" office:value-type="string" office:string-value="/home/driverless/ras_perception/DL_training/RAS_DATASET/32(7).jpg" calcext:value-type="string">
            <text:p>/home/driverless/ras_perception/DL_training/RAS_DATASET/32(7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1)</text:p>
          </table:table-cell>
          <table:table-cell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5"/>
          <table:table-cell table:formula="of:=CONCATENATE(&quot;/home/driverless/ras_perception/DL_training/RAS_DATASET/&quot;;[.A231];&quot;.jpg&quot;)" office:value-type="string" office:string-value="/home/driverless/ras_perception/DL_training/RAS_DATASET/32(11).jpg" calcext:value-type="string">
            <text:p>/home/driverless/ras_perception/DL_training/RAS_DATASET/32(11)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(12)</text:p>
          </table:table-cell>
          <table:table-cell/>
          <table:table-cell table:formula="of:=CONCATENATE(&quot;/home/driverless/ras_perception/DL_training/RAS_DATASET/&quot;;[.A232];&quot;.jpg&quot;)" office:value-type="string" office:string-value="/home/driverless/ras_perception/DL_training/RAS_DATASET/32(12).jpg" calcext:value-type="string">
            <text:p>/home/driverless/ras_perception/DL_training/RAS_DATASET/32(12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2(13)</text:p>
          </table:table-cell>
          <table:table-cell/>
          <table:table-cell table:formula="of:=CONCATENATE(&quot;/home/driverless/ras_perception/DL_training/RAS_DATASET/&quot;;[.A233];&quot;.jpg&quot;)" office:value-type="string" office:string-value="/home/driverless/ras_perception/DL_training/RAS_DATASET/32(13).jpg" calcext:value-type="string">
            <text:p>/home/driverless/ras_perception/DL_training/RAS_DATASET/32(13).jpg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CONCATENATE(&quot;/home/driverless/ras_perception/DL_training/RAS_DATASET/&quot;;[.A234];&quot;.jpg&quot;)" office:value-type="string" office:string-value="/home/driverless/ras_perception/DL_training/RAS_DATASET/33.jpg" calcext:value-type="string">
            <text:p>/home/driverless/ras_perception/DL_training/RAS_DATASET/3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5)</text:p>
          </table:table-cell>
          <table:table-cell/>
          <table:table-cell table:formula="of:=CONCATENATE(&quot;/home/driverless/ras_perception/DL_training/RAS_DATASET/&quot;;[.A235];&quot;.jpg&quot;)" office:value-type="string" office:string-value="/home/driverless/ras_perception/DL_training/RAS_DATASET/33(5).jpg" calcext:value-type="string">
            <text:p>/home/driverless/ras_perception/DL_training/RAS_DATASET/33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8)</text:p>
          </table:table-cell>
          <table:table-cell/>
          <table:table-cell table:formula="of:=CONCATENATE(&quot;/home/driverless/ras_perception/DL_training/RAS_DATASET/&quot;;[.A236];&quot;.jpg&quot;)" office:value-type="string" office:string-value="/home/driverless/ras_perception/DL_training/RAS_DATASET/33(8).jpg" calcext:value-type="string">
            <text:p>/home/driverless/ras_perception/DL_training/RAS_DATASET/33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3(10)</text:p>
          </table:table-cell>
          <table:table-cell/>
          <table:table-cell table:formula="of:=CONCATENATE(&quot;/home/driverless/ras_perception/DL_training/RAS_DATASET/&quot;;[.A237];&quot;.jpg&quot;)" office:value-type="string" office:string-value="/home/driverless/ras_perception/DL_training/RAS_DATASET/33(10).jpg" calcext:value-type="string">
            <text:p>/home/driverless/ras_perception/DL_training/RAS_DATASET/33(10).jpg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CONCATENATE(&quot;/home/driverless/ras_perception/DL_training/RAS_DATASET/&quot;;[.A238];&quot;.jpg&quot;)" office:value-type="string" office:string-value="/home/driverless/ras_perception/DL_training/RAS_DATASET/34.jpg" calcext:value-type="string">
            <text:p>/home/driverless/ras_perception/DL_training/RAS_DATASET/3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8)</text:p>
          </table:table-cell>
          <table:table-cell/>
          <table:table-cell table:formula="of:=CONCATENATE(&quot;/home/driverless/ras_perception/DL_training/RAS_DATASET/&quot;;[.A239];&quot;.jpg&quot;)" office:value-type="string" office:string-value="/home/driverless/ras_perception/DL_training/RAS_DATASET/34(8).jpg" calcext:value-type="string">
            <text:p>/home/driverless/ras_perception/DL_training/RAS_DATASET/34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1)</text:p>
          </table:table-cell>
          <table:table-cell/>
          <table:table-cell table:formula="of:=CONCATENATE(&quot;/home/driverless/ras_perception/DL_training/RAS_DATASET/&quot;;[.A240];&quot;.jpg&quot;)" office:value-type="string" office:string-value="/home/driverless/ras_perception/DL_training/RAS_DATASET/34(11).jpg" calcext:value-type="string">
            <text:p>/home/driverless/ras_perception/DL_training/RAS_DATASET/34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4(12)</text:p>
          </table:table-cell>
          <table:table-cell/>
          <table:table-cell table:formula="of:=CONCATENATE(&quot;/home/driverless/ras_perception/DL_training/RAS_DATASET/&quot;;[.A241];&quot;.jpg&quot;)" office:value-type="string" office:string-value="/home/driverless/ras_perception/DL_training/RAS_DATASET/34(12).jpg" calcext:value-type="string">
            <text:p>/home/driverless/ras_perception/DL_training/RAS_DATASET/34(12).jpg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CONCATENATE(&quot;/home/driverless/ras_perception/DL_training/RAS_DATASET/&quot;;[.A242];&quot;.jpg&quot;)" office:value-type="string" office:string-value="/home/driverless/ras_perception/DL_training/RAS_DATASET/35.jpg" calcext:value-type="string">
            <text:p>/home/driverless/ras_perception/DL_training/RAS_DATASET/3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8)</text:p>
          </table:table-cell>
          <table:table-cell/>
          <table:table-cell table:formula="of:=CONCATENATE(&quot;/home/driverless/ras_perception/DL_training/RAS_DATASET/&quot;;[.A243];&quot;.jpg&quot;)" office:value-type="string" office:string-value="/home/driverless/ras_perception/DL_training/RAS_DATASET/35(8).jpg" calcext:value-type="string">
            <text:p>/home/driverless/ras_perception/DL_training/RAS_DATASET/35(8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5(10)</text:p>
          </table:table-cell>
          <table:table-cell/>
          <table:table-cell table:formula="of:=CONCATENATE(&quot;/home/driverless/ras_perception/DL_training/RAS_DATASET/&quot;;[.A244];&quot;.jpg&quot;)" office:value-type="string" office:string-value="/home/driverless/ras_perception/DL_training/RAS_DATASET/35(10).jpg" calcext:value-type="string">
            <text:p>/home/driverless/ras_perception/DL_training/RAS_DATASET/35(10).jpg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CONCATENATE(&quot;/home/driverless/ras_perception/DL_training/RAS_DATASET/&quot;;[.A245];&quot;.jpg&quot;)" office:value-type="string" office:string-value="/home/driverless/ras_perception/DL_training/RAS_DATASET/36.jpg" calcext:value-type="string">
            <text:p>/home/driverless/ras_perception/DL_training/RAS_DATASET/36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0)</text:p>
          </table:table-cell>
          <table:table-cell/>
          <table:table-cell table:formula="of:=CONCATENATE(&quot;/home/driverless/ras_perception/DL_training/RAS_DATASET/&quot;;[.A246];&quot;.jpg&quot;)" office:value-type="string" office:string-value="/home/driverless/ras_perception/DL_training/RAS_DATASET/36(10).jpg" calcext:value-type="string">
            <text:p>/home/driverless/ras_perception/DL_training/RAS_DATASET/36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1)</text:p>
          </table:table-cell>
          <table:table-cell/>
          <table:table-cell table:formula="of:=CONCATENATE(&quot;/home/driverless/ras_perception/DL_training/RAS_DATASET/&quot;;[.A247];&quot;.jpg&quot;)" office:value-type="string" office:string-value="/home/driverless/ras_perception/DL_training/RAS_DATASET/36(11).jpg" calcext:value-type="string">
            <text:p>/home/driverless/ras_perception/DL_training/RAS_DATASET/36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6(12)</text:p>
          </table:table-cell>
          <table:table-cell/>
          <table:table-cell table:formula="of:=CONCATENATE(&quot;/home/driverless/ras_perception/DL_training/RAS_DATASET/&quot;;[.A248];&quot;.jpg&quot;)" office:value-type="string" office:string-value="/home/driverless/ras_perception/DL_training/RAS_DATASET/36(12).jpg" calcext:value-type="string">
            <text:p>/home/driverless/ras_perception/DL_training/RAS_DATASET/36(12).jpg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CONCATENATE(&quot;/home/driverless/ras_perception/DL_training/RAS_DATASET/&quot;;[.A249];&quot;.jpg&quot;)" office:value-type="string" office:string-value="/home/driverless/ras_perception/DL_training/RAS_DATASET/37.jpg" calcext:value-type="string">
            <text:p>/home/driverless/ras_perception/DL_training/RAS_DATASET/37.jpg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CONCATENATE(&quot;/home/driverless/ras_perception/DL_training/RAS_DATASET/&quot;;[.A250];&quot;.jpg&quot;)" office:value-type="string" office:string-value="/home/driverless/ras_perception/DL_training/RAS_DATASET/38.jpg" calcext:value-type="string">
            <text:p>/home/driverless/ras_perception/DL_training/RAS_DATASET/38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5)</text:p>
          </table:table-cell>
          <table:table-cell/>
          <table:table-cell table:formula="of:=CONCATENATE(&quot;/home/driverless/ras_perception/DL_training/RAS_DATASET/&quot;;[.A251];&quot;.jpg&quot;)" office:value-type="string" office:string-value="/home/driverless/ras_perception/DL_training/RAS_DATASET/38(5).jpg" calcext:value-type="string">
            <text:p>/home/driverless/ras_perception/DL_training/RAS_DATASET/38(5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9)</text:p>
          </table:table-cell>
          <table:table-cell/>
          <table:table-cell table:formula="of:=CONCATENATE(&quot;/home/driverless/ras_perception/DL_training/RAS_DATASET/&quot;;[.A252];&quot;.jpg&quot;)" office:value-type="string" office:string-value="/home/driverless/ras_perception/DL_training/RAS_DATASET/38(9).jpg" calcext:value-type="string">
            <text:p>/home/driverless/ras_perception/DL_training/RAS_DATASET/38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8(11)</text:p>
          </table:table-cell>
          <table:table-cell/>
          <table:table-cell table:formula="of:=CONCATENATE(&quot;/home/driverless/ras_perception/DL_training/RAS_DATASET/&quot;;[.A253];&quot;.jpg&quot;)" office:value-type="string" office:string-value="/home/driverless/ras_perception/DL_training/RAS_DATASET/38(11).jpg" calcext:value-type="string">
            <text:p>/home/driverless/ras_perception/DL_training/RAS_DATASET/38(11).jpg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CONCATENATE(&quot;/home/driverless/ras_perception/DL_training/RAS_DATASET/&quot;;[.A254];&quot;.jpg&quot;)" office:value-type="string" office:string-value="/home/driverless/ras_perception/DL_training/RAS_DATASET/39.jpg" calcext:value-type="string">
            <text:p>/home/driverless/ras_perception/DL_training/RAS_DATASET/39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9(12)</text:p>
          </table:table-cell>
          <table:table-cell/>
          <table:table-cell table:formula="of:=CONCATENATE(&quot;/home/driverless/ras_perception/DL_training/RAS_DATASET/&quot;;[.A255];&quot;.jpg&quot;)" office:value-type="string" office:string-value="/home/driverless/ras_perception/DL_training/RAS_DATASET/39(12).jpg" calcext:value-type="string">
            <text:p>/home/driverless/ras_perception/DL_training/RAS_DATASET/39(12).jpg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CONCATENATE(&quot;/home/driverless/ras_perception/DL_training/RAS_DATASET/&quot;;[.A256];&quot;.jpg&quot;)" office:value-type="string" office:string-value="/home/driverless/ras_perception/DL_training/RAS_DATASET/40.jpg" calcext:value-type="string">
            <text:p>/home/driverless/ras_perception/DL_training/RAS_DATASET/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9)</text:p>
          </table:table-cell>
          <table:table-cell/>
          <table:table-cell table:formula="of:=CONCATENATE(&quot;/home/driverless/ras_perception/DL_training/RAS_DATASET/&quot;;[.A257];&quot;.jpg&quot;)" office:value-type="string" office:string-value="/home/driverless/ras_perception/DL_training/RAS_DATASET/40(9).jpg" calcext:value-type="string">
            <text:p>/home/driverless/ras_perception/DL_training/RAS_DATASET/40(9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0(11)</text:p>
          </table:table-cell>
          <table:table-cell/>
          <table:table-cell table:formula="of:=CONCATENATE(&quot;/home/driverless/ras_perception/DL_training/RAS_DATASET/&quot;;[.A258];&quot;.jpg&quot;)" office:value-type="string" office:string-value="/home/driverless/ras_perception/DL_training/RAS_DATASET/40(11).jpg" calcext:value-type="string">
            <text:p>/home/driverless/ras_perception/DL_training/RAS_DATASET/40(11).jpg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CONCATENATE(&quot;/home/driverless/ras_perception/DL_training/RAS_DATASET/&quot;;[.A259];&quot;.jpg&quot;)" office:value-type="string" office:string-value="/home/driverless/ras_perception/DL_training/RAS_DATASET/41.jpg" calcext:value-type="string">
            <text:p>/home/driverless/ras_perception/DL_training/RAS_DATASET/4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0)</text:p>
          </table:table-cell>
          <table:table-cell/>
          <table:table-cell table:formula="of:=CONCATENATE(&quot;/home/driverless/ras_perception/DL_training/RAS_DATASET/&quot;;[.A260];&quot;.jpg&quot;)" office:value-type="string" office:string-value="/home/driverless/ras_perception/DL_training/RAS_DATASET/41(10).jpg" calcext:value-type="string">
            <text:p>/home/driverless/ras_perception/DL_training/RAS_DATASET/41(10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1)</text:p>
          </table:table-cell>
          <table:table-cell/>
          <table:table-cell table:formula="of:=CONCATENATE(&quot;/home/driverless/ras_perception/DL_training/RAS_DATASET/&quot;;[.A261];&quot;.jpg&quot;)" office:value-type="string" office:string-value="/home/driverless/ras_perception/DL_training/RAS_DATASET/41(11).jpg" calcext:value-type="string">
            <text:p>/home/driverless/ras_perception/DL_training/RAS_DATASET/41(11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(12)</text:p>
          </table:table-cell>
          <table:table-cell/>
          <table:table-cell table:formula="of:=CONCATENATE(&quot;/home/driverless/ras_perception/DL_training/RAS_DATASET/&quot;;[.A262];&quot;.jpg&quot;)" office:value-type="string" office:string-value="/home/driverless/ras_perception/DL_training/RAS_DATASET/41(12).jpg" calcext:value-type="string">
            <text:p>/home/driverless/ras_perception/DL_training/RAS_DATASET/41(12).jpg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CONCATENATE(&quot;/home/driverless/ras_perception/DL_training/RAS_DATASET/&quot;;[.A263];&quot;.jpg&quot;)" office:value-type="string" office:string-value="/home/driverless/ras_perception/DL_training/RAS_DATASET/42.jpg" calcext:value-type="string">
            <text:p>/home/driverless/ras_perception/DL_training/RAS_DATASET/42.jpg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CONCATENATE(&quot;/home/driverless/ras_perception/DL_training/RAS_DATASET/&quot;;[.A264];&quot;.jpg&quot;)" office:value-type="string" office:string-value="/home/driverless/ras_perception/DL_training/RAS_DATASET/43.jpg" calcext:value-type="string">
            <text:p>/home/driverless/ras_perception/DL_training/RAS_DATASET/4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(10)</text:p>
          </table:table-cell>
          <table:table-cell/>
          <table:table-cell table:formula="of:=CONCATENATE(&quot;/home/driverless/ras_perception/DL_training/RAS_DATASET/&quot;;[.A265];&quot;.jpg&quot;)" office:value-type="string" office:string-value="/home/driverless/ras_perception/DL_training/RAS_DATASET/43(10).jpg" calcext:value-type="string">
            <text:p>/home/driverless/ras_perception/DL_training/RAS_DATASET/43(10).jpg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CONCATENATE(&quot;/home/driverless/ras_perception/DL_training/RAS_DATASET/&quot;;[.A266];&quot;.jpg&quot;)" office:value-type="string" office:string-value="/home/driverless/ras_perception/DL_training/RAS_DATASET/44.jpg" calcext:value-type="string">
            <text:p>/home/driverless/ras_perception/DL_training/RAS_DATASET/44.jpg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CONCATENATE(&quot;/home/driverless/ras_perception/DL_training/RAS_DATASET/&quot;;[.A267];&quot;.jpg&quot;)" office:value-type="string" office:string-value="/home/driverless/ras_perception/DL_training/RAS_DATASET/45.jpg" calcext:value-type="string">
            <text:p>/home/driverless/ras_perception/DL_training/RAS_DATASET/45.jpg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CONCATENATE(&quot;/home/driverless/ras_perception/DL_training/RAS_DATASET/&quot;;[.A268];&quot;.jpg&quot;)" office:value-type="string" office:string-value="/home/driverless/ras_perception/DL_training/RAS_DATASET/46.jpg" calcext:value-type="string">
            <text:p>/home/driverless/ras_perception/DL_training/RAS_DATASET/46.jpg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CONCATENATE(&quot;/home/driverless/ras_perception/DL_training/RAS_DATASET/&quot;;[.A269];&quot;.jpg&quot;)" office:value-type="string" office:string-value="/home/driverless/ras_perception/DL_training/RAS_DATASET/47.jpg" calcext:value-type="string">
            <text:p>/home/driverless/ras_perception/DL_training/RAS_DATASET/47.jpg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CONCATENATE(&quot;/home/driverless/ras_perception/DL_training/RAS_DATASET/&quot;;[.A270];&quot;.jpg&quot;)" office:value-type="string" office:string-value="/home/driverless/ras_perception/DL_training/RAS_DATASET/50.jpg" calcext:value-type="string">
            <text:p>/home/driverless/ras_perception/DL_training/RAS_DATASET/50.jpg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CONCATENATE(&quot;/home/driverless/ras_perception/DL_training/RAS_DATASET/&quot;;[.A271];&quot;.jpg&quot;)" office:value-type="string" office:string-value="/home/driverless/ras_perception/DL_training/RAS_DATASET/52.jpg" calcext:value-type="string">
            <text:p>/home/driverless/ras_perception/DL_training/RAS_DATASET/52.jpg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CONCATENATE(&quot;/home/driverless/ras_perception/DL_training/RAS_DATASET/&quot;;[.A272];&quot;.jpg&quot;)" office:value-type="string" office:string-value="/home/driverless/ras_perception/DL_training/RAS_DATASET/53.jpg" calcext:value-type="string">
            <text:p>/home/driverless/ras_perception/DL_training/RAS_DATASET/53.jpg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CONCATENATE(&quot;/home/driverless/ras_perception/DL_training/RAS_DATASET/&quot;;[.A273];&quot;.jpg&quot;)" office:value-type="string" office:string-value="/home/driverless/ras_perception/DL_training/RAS_DATASET/100.jpg" calcext:value-type="string">
            <text:p>/home/driverless/ras_perception/DL_training/RAS_DATASET/10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6)</text:p>
          </table:table-cell>
          <table:table-cell/>
          <table:table-cell table:formula="of:=CONCATENATE(&quot;/home/driverless/ras_perception/DL_training/RAS_DATASET/&quot;;[.A274];&quot;.jpg&quot;)" office:value-type="string" office:string-value="/home/driverless/ras_perception/DL_training/RAS_DATASET/100(6).jpg" calcext:value-type="string">
            <text:p>/home/driverless/ras_perception/DL_training/RAS_DATASET/100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(7)</text:p>
          </table:table-cell>
          <table:table-cell/>
          <table:table-cell table:formula="of:=CONCATENATE(&quot;/home/driverless/ras_perception/DL_training/RAS_DATASET/&quot;;[.A275];&quot;.jpg&quot;)" office:value-type="string" office:string-value="/home/driverless/ras_perception/DL_training/RAS_DATASET/100(7).jpg" calcext:value-type="string">
            <text:p>/home/driverless/ras_perception/DL_training/RAS_DATASET/100(7).jpg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CONCATENATE(&quot;/home/driverless/ras_perception/DL_training/RAS_DATASET/&quot;;[.A276];&quot;.jpg&quot;)" office:value-type="string" office:string-value="/home/driverless/ras_perception/DL_training/RAS_DATASET/101.jpg" calcext:value-type="string">
            <text:p>/home/driverless/ras_perception/DL_training/RAS_DATASET/101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6)</text:p>
          </table:table-cell>
          <table:table-cell/>
          <table:table-cell table:formula="of:=CONCATENATE(&quot;/home/driverless/ras_perception/DL_training/RAS_DATASET/&quot;;[.A277];&quot;.jpg&quot;)" office:value-type="string" office:string-value="/home/driverless/ras_perception/DL_training/RAS_DATASET/101(6).jpg" calcext:value-type="string">
            <text:p>/home/driverless/ras_perception/DL_training/RAS_DATASET/101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1(7)</text:p>
          </table:table-cell>
          <table:table-cell/>
          <table:table-cell table:formula="of:=CONCATENATE(&quot;/home/driverless/ras_perception/DL_training/RAS_DATASET/&quot;;[.A278];&quot;.jpg&quot;)" office:value-type="string" office:string-value="/home/driverless/ras_perception/DL_training/RAS_DATASET/101(7).jpg" calcext:value-type="string">
            <text:p>/home/driverless/ras_perception/DL_training/RAS_DATASET/101(7).jpg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formula="of:=CONCATENATE(&quot;/home/driverless/ras_perception/DL_training/RAS_DATASET/&quot;;[.A279];&quot;.jpg&quot;)" office:value-type="string" office:string-value="/home/driverless/ras_perception/DL_training/RAS_DATASET/102.jpg" calcext:value-type="string">
            <text:p>/home/driverless/ras_perception/DL_training/RAS_DATASET/102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2(7)</text:p>
          </table:table-cell>
          <table:table-cell/>
          <table:table-cell table:formula="of:=CONCATENATE(&quot;/home/driverless/ras_perception/DL_training/RAS_DATASET/&quot;;[.A280];&quot;.jpg&quot;)" office:value-type="string" office:string-value="/home/driverless/ras_perception/DL_training/RAS_DATASET/102(7).jpg" calcext:value-type="string">
            <text:p>/home/driverless/ras_perception/DL_training/RAS_DATASET/102(7).jpg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formula="of:=CONCATENATE(&quot;/home/driverless/ras_perception/DL_training/RAS_DATASET/&quot;;[.A281];&quot;.jpg&quot;)" office:value-type="string" office:string-value="/home/driverless/ras_perception/DL_training/RAS_DATASET/103.jpg" calcext:value-type="string">
            <text:p>/home/driverless/ras_perception/DL_training/RAS_DATASET/103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3(6)</text:p>
          </table:table-cell>
          <table:table-cell/>
          <table:table-cell table:formula="of:=CONCATENATE(&quot;/home/driverless/ras_perception/DL_training/RAS_DATASET/&quot;;[.A282];&quot;.jpg&quot;)" office:value-type="string" office:string-value="/home/driverless/ras_perception/DL_training/RAS_DATASET/103(6).jpg" calcext:value-type="string">
            <text:p>/home/driverless/ras_perception/DL_training/RAS_DATASET/103(6).jpg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CONCATENATE(&quot;/home/driverless/ras_perception/DL_training/RAS_DATASET/&quot;;[.A283];&quot;.jpg&quot;)" office:value-type="string" office:string-value="/home/driverless/ras_perception/DL_training/RAS_DATASET/104.jpg" calcext:value-type="string">
            <text:p>/home/driverless/ras_perception/DL_training/RAS_DATASET/104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6)</text:p>
          </table:table-cell>
          <table:table-cell/>
          <table:table-cell table:formula="of:=CONCATENATE(&quot;/home/driverless/ras_perception/DL_training/RAS_DATASET/&quot;;[.A284];&quot;.jpg&quot;)" office:value-type="string" office:string-value="/home/driverless/ras_perception/DL_training/RAS_DATASET/104(6).jpg" calcext:value-type="string">
            <text:p>/home/driverless/ras_perception/DL_training/RAS_DATASET/104(6)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4(7)</text:p>
          </table:table-cell>
          <table:table-cell/>
          <table:table-cell table:formula="of:=CONCATENATE(&quot;/home/driverless/ras_perception/DL_training/RAS_DATASET/&quot;;[.A285];&quot;.jpg&quot;)" office:value-type="string" office:string-value="/home/driverless/ras_perception/DL_training/RAS_DATASET/104(7).jpg" calcext:value-type="string">
            <text:p>/home/driverless/ras_perception/DL_training/RAS_DATASET/104(7).jpg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CONCATENATE(&quot;/home/driverless/ras_perception/DL_training/RAS_DATASET/&quot;;[.A286];&quot;.jpg&quot;)" office:value-type="string" office:string-value="/home/driverless/ras_perception/DL_training/RAS_DATASET/105.jpg" calcext:value-type="string">
            <text:p>/home/driverless/ras_perception/DL_training/RAS_DATASET/105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5(6)</text:p>
          </table:table-cell>
          <table:table-cell/>
          <table:table-cell table:formula="of:=CONCATENATE(&quot;/home/driverless/ras_perception/DL_training/RAS_DATASET/&quot;;[.A287];&quot;.jpg&quot;)" office:value-type="string" office:string-value="/home/driverless/ras_perception/DL_training/RAS_DATASET/105(6).jpg" calcext:value-type="string">
            <text:p>/home/driverless/ras_perception/DL_training/RAS_DATASET/105(6).jpg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formula="of:=CONCATENATE(&quot;/home/driverless/ras_perception/DL_training/RAS_DATASET/&quot;;[.A288];&quot;.jpg&quot;)" office:value-type="string" office:string-value="/home/driverless/ras_perception/DL_training/RAS_DATASET/107.jpg" calcext:value-type="string">
            <text:p>/home/driverless/ras_perception/DL_training/RAS_DATASET/107.jpg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CONCATENATE(&quot;/home/driverless/ras_perception/DL_training/RAS_DATASET/&quot;;[.A289];&quot;.jpg&quot;)" office:value-type="string" office:string-value="/home/driverless/ras_perception/DL_training/RAS_DATASET/108.jpg" calcext:value-type="string">
            <text:p>/home/driverless/ras_perception/DL_training/RAS_DATASET/108.jpg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formula="of:=CONCATENATE(&quot;/home/driverless/ras_perception/DL_training/RAS_DATASET/&quot;;[.A290];&quot;.jpg&quot;)" office:value-type="string" office:string-value="/home/driverless/ras_perception/DL_training/RAS_DATASET/110.jpg" calcext:value-type="string">
            <text:p>/home/driverless/ras_perception/DL_training/RAS_DATASET/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080</text:p>
          </table:table-cell>
          <table:table-cell/>
          <table:table-cell table:formula="of:=CONCATENATE(&quot;/home/driverless/ras_perception/DL_training/RAS_DATASET/&quot;;[.A291];&quot;.jpg&quot;)" office:value-type="string" office:string-value="/home/driverless/ras_perception/DL_training/RAS_DATASET/frame_001080.jpg" calcext:value-type="string">
            <text:p>/home/driverless/ras_perception/DL_training/RAS_DATASET/frame_00108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110</text:p>
          </table:table-cell>
          <table:table-cell/>
          <table:table-cell table:formula="of:=CONCATENATE(&quot;/home/driverless/ras_perception/DL_training/RAS_DATASET/&quot;;[.A292];&quot;.jpg&quot;)" office:value-type="string" office:string-value="/home/driverless/ras_perception/DL_training/RAS_DATASET/frame_001110.jpg" calcext:value-type="string">
            <text:p>/home/driverless/ras_perception/DL_training/RAS_DATASET/frame_0011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10</text:p>
          </table:table-cell>
          <table:table-cell/>
          <table:table-cell table:formula="of:=CONCATENATE(&quot;/home/driverless/ras_perception/DL_training/RAS_DATASET/&quot;;[.A293];&quot;.jpg&quot;)" office:value-type="string" office:string-value="/home/driverless/ras_perception/DL_training/RAS_DATASET/frame_001410.jpg" calcext:value-type="string">
            <text:p>/home/driverless/ras_perception/DL_training/RAS_DATASET/frame_00141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20</text:p>
          </table:table-cell>
          <table:table-cell/>
          <table:table-cell table:formula="of:=CONCATENATE(&quot;/home/driverless/ras_perception/DL_training/RAS_DATASET/&quot;;[.A294];&quot;.jpg&quot;)" office:value-type="string" office:string-value="/home/driverless/ras_perception/DL_training/RAS_DATASET/frame_001420.jpg" calcext:value-type="string">
            <text:p>/home/driverless/ras_perception/DL_training/RAS_DATASET/frame_00142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440</text:p>
          </table:table-cell>
          <table:table-cell/>
          <table:table-cell table:formula="of:=CONCATENATE(&quot;/home/driverless/ras_perception/DL_training/RAS_DATASET/&quot;;[.A295];&quot;.jpg&quot;)" office:value-type="string" office:string-value="/home/driverless/ras_perception/DL_training/RAS_DATASET/frame_001440.jpg" calcext:value-type="string">
            <text:p>/home/driverless/ras_perception/DL_training/RAS_DATASET/frame_00144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1760</text:p>
          </table:table-cell>
          <table:table-cell/>
          <table:table-cell table:formula="of:=CONCATENATE(&quot;/home/driverless/ras_perception/DL_training/RAS_DATASET/&quot;;[.A296];&quot;.jpg&quot;)" office:value-type="string" office:string-value="/home/driverless/ras_perception/DL_training/RAS_DATASET/frame_001760.jpg" calcext:value-type="string">
            <text:p>/home/driverless/ras_perception/DL_training/RAS_DATASET/frame_001760.jp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me_002240</text:p>
          </table:table-cell>
          <table:table-cell/>
          <table:table-cell table:formula="of:=CONCATENATE(&quot;/home/driverless/ras_perception/DL_training/RAS_DATASET/&quot;;[.A297];&quot;.jpg&quot;)" office:value-type="string" office:string-value="/home/driverless/ras_perception/DL_training/RAS_DATASET/frame_002240.jpg" calcext:value-type="string">
            <text:p>/home/driverless/ras_perception/DL_training/RAS_DATASET/frame_002240.jpg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CONCATENATE(&quot;/home/driverless/ras_perception/DL_training/RAS_DATASET/&quot;;[.A298];&quot;.jpg&quot;)" office:value-type="string" office:string-value="/home/driverless/ras_perception/DL_training/RAS_DATASET/1000.jpg" calcext:value-type="string">
            <text:p>/home/driverless/ras_perception/DL_training/RAS_DATASET/1000.jpg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table:formula="of:=CONCATENATE(&quot;/home/driverless/ras_perception/DL_training/RAS_DATASET/&quot;;[.A299];&quot;.jpg&quot;)" office:value-type="string" office:string-value="/home/driverless/ras_perception/DL_training/RAS_DATASET/1001.jpg" calcext:value-type="string">
            <text:p>/home/driverless/ras_perception/DL_training/RAS_DATASET/1001.jpg</text:p>
          </table:table-cell>
          <table:table-cell table:number-columns-repeated="12"/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table:formula="of:=CONCATENATE(&quot;/home/driverless/ras_perception/DL_training/RAS_DATASET/&quot;;[.A300];&quot;.jpg&quot;)" office:value-type="string" office:string-value="/home/driverless/ras_perception/DL_training/RAS_DATASET/1002.jpg" calcext:value-type="string">
            <text:p>/home/driverless/ras_perception/DL_training/RAS_DATASET/1002.jpg</text:p>
          </table:table-cell>
          <table:table-cell table:number-columns-repeated="12"/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table:formula="of:=CONCATENATE(&quot;/home/driverless/ras_perception/DL_training/RAS_DATASET/&quot;;[.A301];&quot;.jpg&quot;)" office:value-type="string" office:string-value="/home/driverless/ras_perception/DL_training/RAS_DATASET/1003.jpg" calcext:value-type="string">
            <text:p>/home/driverless/ras_perception/DL_training/RAS_DATASET/1003.jpg</text:p>
          </table:table-cell>
          <table:table-cell table:number-columns-repeated="12"/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CONCATENATE(&quot;/home/driverless/ras_perception/DL_training/RAS_DATASET/&quot;;[.A302];&quot;.jpg&quot;)" office:value-type="string" office:string-value="/home/driverless/ras_perception/DL_training/RAS_DATASET/1004.jpg" calcext:value-type="string">
            <text:p>/home/driverless/ras_perception/DL_training/RAS_DATASET/1004.jpg</text:p>
          </table:table-cell>
          <table:table-cell table:number-columns-repeated="12"/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table:formula="of:=CONCATENATE(&quot;/home/driverless/ras_perception/DL_training/RAS_DATASET/&quot;;[.A303];&quot;.jpg&quot;)" office:value-type="string" office:string-value="/home/driverless/ras_perception/DL_training/RAS_DATASET/1005.jpg" calcext:value-type="string">
            <text:p>/home/driverless/ras_perception/DL_training/RAS_DATASET/1005.jpg</text:p>
          </table:table-cell>
          <table:table-cell table:number-columns-repeated="12"/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table:formula="of:=CONCATENATE(&quot;/home/driverless/ras_perception/DL_training/RAS_DATASET/&quot;;[.A304];&quot;.jpg&quot;)" office:value-type="string" office:string-value="/home/driverless/ras_perception/DL_training/RAS_DATASET/1006.jpg" calcext:value-type="string">
            <text:p>/home/driverless/ras_perception/DL_training/RAS_DATASET/1006.jpg</text:p>
          </table:table-cell>
          <table:table-cell table:number-columns-repeated="12"/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table:formula="of:=CONCATENATE(&quot;/home/driverless/ras_perception/DL_training/RAS_DATASET/&quot;;[.A305];&quot;.jpg&quot;)" office:value-type="string" office:string-value="/home/driverless/ras_perception/DL_training/RAS_DATASET/1007.jpg" calcext:value-type="string">
            <text:p>/home/driverless/ras_perception/DL_training/RAS_DATASET/1007.jpg</text:p>
          </table:table-cell>
          <table:table-cell table:number-columns-repeated="12"/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CONCATENATE(&quot;/home/driverless/ras_perception/DL_training/RAS_DATASET/&quot;;[.A306];&quot;.jpg&quot;)" office:value-type="string" office:string-value="/home/driverless/ras_perception/DL_training/RAS_DATASET/1008.jpg" calcext:value-type="string">
            <text:p>/home/driverless/ras_perception/DL_training/RAS_DATASET/1008.jpg</text:p>
          </table:table-cell>
          <table:table-cell table:number-columns-repeated="12"/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table:formula="of:=CONCATENATE(&quot;/home/driverless/ras_perception/DL_training/RAS_DATASET/&quot;;[.A307];&quot;.jpg&quot;)" office:value-type="string" office:string-value="/home/driverless/ras_perception/DL_training/RAS_DATASET/1009.jpg" calcext:value-type="string">
            <text:p>/home/driverless/ras_perception/DL_training/RAS_DATASET/1009.jpg</text:p>
          </table:table-cell>
          <table:table-cell table:number-columns-repeated="12"/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table:formula="of:=CONCATENATE(&quot;/home/driverless/ras_perception/DL_training/RAS_DATASET/&quot;;[.A308];&quot;.jpg&quot;)" office:value-type="string" office:string-value="/home/driverless/ras_perception/DL_training/RAS_DATASET/1010.jpg" calcext:value-type="string">
            <text:p>/home/driverless/ras_perception/DL_training/RAS_DATASET/1010.jpg</text:p>
          </table:table-cell>
          <table:table-cell table:number-columns-repeated="12"/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table:formula="of:=CONCATENATE(&quot;/home/driverless/ras_perception/DL_training/RAS_DATASET/&quot;;[.A309];&quot;.jpg&quot;)" office:value-type="string" office:string-value="/home/driverless/ras_perception/DL_training/RAS_DATASET/1011.jpg" calcext:value-type="string">
            <text:p>/home/driverless/ras_perception/DL_training/RAS_DATASET/1011.jpg</text:p>
          </table:table-cell>
          <table:table-cell table:number-columns-repeated="12"/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CONCATENATE(&quot;/home/driverless/ras_perception/DL_training/RAS_DATASET/&quot;;[.A310];&quot;.jpg&quot;)" office:value-type="string" office:string-value="/home/driverless/ras_perception/DL_training/RAS_DATASET/1012.jpg" calcext:value-type="string">
            <text:p>/home/driverless/ras_perception/DL_training/RAS_DATASET/1012.jpg</text:p>
          </table:table-cell>
          <table:table-cell table:number-columns-repeated="12"/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table:formula="of:=CONCATENATE(&quot;/home/driverless/ras_perception/DL_training/RAS_DATASET/&quot;;[.A311];&quot;.jpg&quot;)" office:value-type="string" office:string-value="/home/driverless/ras_perception/DL_training/RAS_DATASET/1013.jpg" calcext:value-type="string">
            <text:p>/home/driverless/ras_perception/DL_training/RAS_DATASET/1013.jpg</text:p>
          </table:table-cell>
          <table:table-cell table:number-columns-repeated="12"/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table:formula="of:=CONCATENATE(&quot;/home/driverless/ras_perception/DL_training/RAS_DATASET/&quot;;[.A312];&quot;.jpg&quot;)" office:value-type="string" office:string-value="/home/driverless/ras_perception/DL_training/RAS_DATASET/1014.jpg" calcext:value-type="string">
            <text:p>/home/driverless/ras_perception/DL_training/RAS_DATASET/1014.jpg</text:p>
          </table:table-cell>
          <table:table-cell table:number-columns-repeated="12"/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table:formula="of:=CONCATENATE(&quot;/home/driverless/ras_perception/DL_training/RAS_DATASET/&quot;;[.A313];&quot;.jpg&quot;)" office:value-type="string" office:string-value="/home/driverless/ras_perception/DL_training/RAS_DATASET/1015.jpg" calcext:value-type="string">
            <text:p>/home/driverless/ras_perception/DL_training/RAS_DATASET/1015.jpg</text:p>
          </table:table-cell>
          <table:table-cell table:number-columns-repeated="12"/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CONCATENATE(&quot;/home/driverless/ras_perception/DL_training/RAS_DATASET/&quot;;[.A314];&quot;.jpg&quot;)" office:value-type="string" office:string-value="/home/driverless/ras_perception/DL_training/RAS_DATASET/1016.jpg" calcext:value-type="string">
            <text:p>/home/driverless/ras_perception/DL_training/RAS_DATASET/1016.jpg</text:p>
          </table:table-cell>
          <table:table-cell table:number-columns-repeated="12"/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formula="of:=CONCATENATE(&quot;/home/driverless/ras_perception/DL_training/RAS_DATASET/&quot;;[.A315];&quot;.jpg&quot;)" office:value-type="string" office:string-value="/home/driverless/ras_perception/DL_training/RAS_DATASET/1017.jpg" calcext:value-type="string">
            <text:p>/home/driverless/ras_perception/DL_training/RAS_DATASET/1017.jpg</text:p>
          </table:table-cell>
          <table:table-cell table:number-columns-repeated="12"/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formula="of:=CONCATENATE(&quot;/home/driverless/ras_perception/DL_training/RAS_DATASET/&quot;;[.A316];&quot;.jpg&quot;)" office:value-type="string" office:string-value="/home/driverless/ras_perception/DL_training/RAS_DATASET/1018.jpg" calcext:value-type="string">
            <text:p>/home/driverless/ras_perception/DL_training/RAS_DATASET/1018.jpg</text:p>
          </table:table-cell>
          <table:table-cell table:number-columns-repeated="12"/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formula="of:=CONCATENATE(&quot;/home/driverless/ras_perception/DL_training/RAS_DATASET/&quot;;[.A317];&quot;.jpg&quot;)" office:value-type="string" office:string-value="/home/driverless/ras_perception/DL_training/RAS_DATASET/1021.jpg" calcext:value-type="string">
            <text:p>/home/driverless/ras_perception/DL_training/RAS_DATASET/1021.jpg</text:p>
          </table:table-cell>
          <table:table-cell table:number-columns-repeated="12"/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formula="of:=CONCATENATE(&quot;/home/driverless/ras_perception/DL_training/RAS_DATASET/&quot;;[.A318];&quot;.jpg&quot;)" office:value-type="string" office:string-value="/home/driverless/ras_perception/DL_training/RAS_DATASET/1022.jpg" calcext:value-type="string">
            <text:p>/home/driverless/ras_perception/DL_training/RAS_DATASET/1022.jpg</text:p>
          </table:table-cell>
          <table:table-cell table:number-columns-repeated="12"/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formula="of:=CONCATENATE(&quot;/home/driverless/ras_perception/DL_training/RAS_DATASET/&quot;;[.A319];&quot;.jpg&quot;)" office:value-type="string" office:string-value="/home/driverless/ras_perception/DL_training/RAS_DATASET/1023.jpg" calcext:value-type="string">
            <text:p>/home/driverless/ras_perception/DL_training/RAS_DATASET/1023.jpg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CONCATENATE(&quot;/home/driverless/ras_perception/DL_training/RAS_DATASET/&quot;;[.A320];&quot;.jpg&quot;)" office:value-type="string" office:string-value="/home/driverless/ras_perception/DL_training/RAS_DATASET/1024.jpg" calcext:value-type="string">
            <text:p>/home/driverless/ras_perception/DL_training/RAS_DATASET/1024.jpg</text:p>
          </table:table-cell>
          <table:table-cell table:number-columns-repeated="12"/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table:formula="of:=CONCATENATE(&quot;/home/driverless/ras_perception/DL_training/RAS_DATASET/&quot;;[.A321];&quot;.jpg&quot;)" office:value-type="string" office:string-value="/home/driverless/ras_perception/DL_training/RAS_DATASET/1026.jpg" calcext:value-type="string">
            <text:p>/home/driverless/ras_perception/DL_training/RAS_DATASET/1026.jpg</text:p>
          </table:table-cell>
          <table:table-cell table:number-columns-repeated="12"/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table:formula="of:=CONCATENATE(&quot;/home/driverless/ras_perception/DL_training/RAS_DATASET/&quot;;[.A322];&quot;.jpg&quot;)" office:value-type="string" office:string-value="/home/driverless/ras_perception/DL_training/RAS_DATASET/1027.jpg" calcext:value-type="string">
            <text:p>/home/driverless/ras_perception/DL_training/RAS_DATASET/1027.jpg</text:p>
          </table:table-cell>
          <table:table-cell table:number-columns-repeated="12"/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CONCATENATE(&quot;/home/driverless/ras_perception/DL_training/RAS_DATASET/&quot;;[.A323];&quot;.jpg&quot;)" office:value-type="string" office:string-value="/home/driverless/ras_perception/DL_training/RAS_DATASET/1028.jpg" calcext:value-type="string">
            <text:p>/home/driverless/ras_perception/DL_training/RAS_DATASET/1028.jpg</text:p>
          </table:table-cell>
          <table:table-cell table:number-columns-repeated="12"/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table:formula="of:=CONCATENATE(&quot;/home/driverless/ras_perception/DL_training/RAS_DATASET/&quot;;[.A324];&quot;.jpg&quot;)" office:value-type="string" office:string-value="/home/driverless/ras_perception/DL_training/RAS_DATASET/1029.jpg" calcext:value-type="string">
            <text:p>/home/driverless/ras_perception/DL_training/RAS_DATASET/1029.jpg</text:p>
          </table:table-cell>
          <table:table-cell table:number-columns-repeated="12"/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table:formula="of:=CONCATENATE(&quot;/home/driverless/ras_perception/DL_training/RAS_DATASET/&quot;;[.A325];&quot;.jpg&quot;)" office:value-type="string" office:string-value="/home/driverless/ras_perception/DL_training/RAS_DATASET/1030.jpg" calcext:value-type="string">
            <text:p>/home/driverless/ras_perception/DL_training/RAS_DATASET/1030.jpg</text:p>
          </table:table-cell>
          <table:table-cell table:number-columns-repeated="12"/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table:formula="of:=CONCATENATE(&quot;/home/driverless/ras_perception/DL_training/RAS_DATASET/&quot;;[.A326];&quot;.jpg&quot;)" office:value-type="string" office:string-value="/home/driverless/ras_perception/DL_training/RAS_DATASET/1031.jpg" calcext:value-type="string">
            <text:p>/home/driverless/ras_perception/DL_training/RAS_DATASET/1031.jpg</text:p>
          </table:table-cell>
          <table:table-cell table:number-columns-repeated="12"/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CONCATENATE(&quot;/home/driverless/ras_perception/DL_training/RAS_DATASET/&quot;;[.A327];&quot;.jpg&quot;)" office:value-type="string" office:string-value="/home/driverless/ras_perception/DL_training/RAS_DATASET/1032.jpg" calcext:value-type="string">
            <text:p>/home/driverless/ras_perception/DL_training/RAS_DATASET/1032.jpg</text:p>
          </table:table-cell>
          <table:table-cell table:number-columns-repeated="12"/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table:formula="of:=CONCATENATE(&quot;/home/driverless/ras_perception/DL_training/RAS_DATASET/&quot;;[.A328];&quot;.jpg&quot;)" office:value-type="string" office:string-value="/home/driverless/ras_perception/DL_training/RAS_DATASET/1033.jpg" calcext:value-type="string">
            <text:p>/home/driverless/ras_perception/DL_training/RAS_DATASET/1033.jpg</text:p>
          </table:table-cell>
          <table:table-cell table:number-columns-repeated="12"/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table:formula="of:=CONCATENATE(&quot;/home/driverless/ras_perception/DL_training/RAS_DATASET/&quot;;[.A329];&quot;.jpg&quot;)" office:value-type="string" office:string-value="/home/driverless/ras_perception/DL_training/RAS_DATASET/1034.jpg" calcext:value-type="string">
            <text:p>/home/driverless/ras_perception/DL_training/RAS_DATASET/1034.jpg</text:p>
          </table:table-cell>
          <table:table-cell table:number-columns-repeated="12"/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table:formula="of:=CONCATENATE(&quot;/home/driverless/ras_perception/DL_training/RAS_DATASET/&quot;;[.A330];&quot;.jpg&quot;)" office:value-type="string" office:string-value="/home/driverless/ras_perception/DL_training/RAS_DATASET/1035.jpg" calcext:value-type="string">
            <text:p>/home/driverless/ras_perception/DL_training/RAS_DATASET/1035.jpg</text:p>
          </table:table-cell>
          <table:table-cell table:number-columns-repeated="12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CONCATENATE(&quot;/home/driverless/ras_perception/DL_training/RAS_DATASET/&quot;;[.A331];&quot;.jpg&quot;)" office:value-type="string" office:string-value="/home/driverless/ras_perception/DL_training/RAS_DATASET/1036.jpg" calcext:value-type="string">
            <text:p>/home/driverless/ras_perception/DL_training/RAS_DATASET/1036.jpg</text:p>
          </table:table-cell>
          <table:table-cell table:number-columns-repeated="12"/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table:formula="of:=CONCATENATE(&quot;/home/driverless/ras_perception/DL_training/RAS_DATASET/&quot;;[.A332];&quot;.jpg&quot;)" office:value-type="string" office:string-value="/home/driverless/ras_perception/DL_training/RAS_DATASET/1037.jpg" calcext:value-type="string">
            <text:p>/home/driverless/ras_perception/DL_training/RAS_DATASET/1037.jpg</text:p>
          </table:table-cell>
          <table:table-cell table:number-columns-repeated="12"/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table:formula="of:=CONCATENATE(&quot;/home/driverless/ras_perception/DL_training/RAS_DATASET/&quot;;[.A333];&quot;.jpg&quot;)" office:value-type="string" office:string-value="/home/driverless/ras_perception/DL_training/RAS_DATASET/1038.jpg" calcext:value-type="string">
            <text:p>/home/driverless/ras_perception/DL_training/RAS_DATASET/1038.jpg</text:p>
          </table:table-cell>
          <table:table-cell table:number-columns-repeated="12"/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table:formula="of:=CONCATENATE(&quot;/home/driverless/ras_perception/DL_training/RAS_DATASET/&quot;;[.A334];&quot;.jpg&quot;)" office:value-type="string" office:string-value="/home/driverless/ras_perception/DL_training/RAS_DATASET/1039.jpg" calcext:value-type="string">
            <text:p>/home/driverless/ras_perception/DL_training/RAS_DATASET/1039.jpg</text:p>
          </table:table-cell>
          <table:table-cell table:number-columns-repeated="12"/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CONCATENATE(&quot;/home/driverless/ras_perception/DL_training/RAS_DATASET/&quot;;[.A335];&quot;.jpg&quot;)" office:value-type="string" office:string-value="/home/driverless/ras_perception/DL_training/RAS_DATASET/1040.jpg" calcext:value-type="string">
            <text:p>/home/driverless/ras_perception/DL_training/RAS_DATASET/1040.jpg</text:p>
          </table:table-cell>
          <table:table-cell table:number-columns-repeated="12"/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table:formula="of:=CONCATENATE(&quot;/home/driverless/ras_perception/DL_training/RAS_DATASET/&quot;;[.A336];&quot;.jpg&quot;)" office:value-type="string" office:string-value="/home/driverless/ras_perception/DL_training/RAS_DATASET/1041.jpg" calcext:value-type="string">
            <text:p>/home/driverless/ras_perception/DL_training/RAS_DATASET/1041.jpg</text:p>
          </table:table-cell>
          <table:table-cell table:number-columns-repeated="12"/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table:formula="of:=CONCATENATE(&quot;/home/driverless/ras_perception/DL_training/RAS_DATASET/&quot;;[.A337];&quot;.jpg&quot;)" office:value-type="string" office:string-value="/home/driverless/ras_perception/DL_training/RAS_DATASET/1042.jpg" calcext:value-type="string">
            <text:p>/home/driverless/ras_perception/DL_training/RAS_DATASET/1042.jpg</text:p>
          </table:table-cell>
          <table:table-cell table:number-columns-repeated="12"/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table:formula="of:=CONCATENATE(&quot;/home/driverless/ras_perception/DL_training/RAS_DATASET/&quot;;[.A338];&quot;.jpg&quot;)" office:value-type="string" office:string-value="/home/driverless/ras_perception/DL_training/RAS_DATASET/1043.jpg" calcext:value-type="string">
            <text:p>/home/driverless/ras_perception/DL_training/RAS_DATASET/1043.jpg</text:p>
          </table:table-cell>
          <table:table-cell table:number-columns-repeated="12"/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table:formula="of:=CONCATENATE(&quot;/home/driverless/ras_perception/DL_training/RAS_DATASET/&quot;;[.A339];&quot;.jpg&quot;)" office:value-type="string" office:string-value="/home/driverless/ras_perception/DL_training/RAS_DATASET/1046.jpg" calcext:value-type="string">
            <text:p>/home/driverless/ras_perception/DL_training/RAS_DATASET/1046.jpg</text:p>
          </table:table-cell>
          <table:table-cell table:number-columns-repeated="12"/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CONCATENATE(&quot;/home/driverless/ras_perception/DL_training/RAS_DATASET/&quot;;[.A340];&quot;.jpg&quot;)" office:value-type="string" office:string-value="/home/driverless/ras_perception/DL_training/RAS_DATASET/1048.jpg" calcext:value-type="string">
            <text:p>/home/driverless/ras_perception/DL_training/RAS_DATASET/1048.jpg</text:p>
          </table:table-cell>
          <table:table-cell table:number-columns-repeated="12"/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CONCATENATE(&quot;/home/driverless/ras_perception/DL_training/RAS_DATASET/&quot;;[.A341];&quot;.jpg&quot;)" office:value-type="string" office:string-value="/home/driverless/ras_perception/DL_training/RAS_DATASET/1052.jpg" calcext:value-type="string">
            <text:p>/home/driverless/ras_perception/DL_training/RAS_DATASET/1052.jpg</text:p>
          </table:table-cell>
          <table:table-cell table:number-columns-repeated="12"/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table:formula="of:=CONCATENATE(&quot;/home/driverless/ras_perception/DL_training/RAS_DATASET/&quot;;[.A342];&quot;.jpg&quot;)" office:value-type="string" office:string-value="/home/driverless/ras_perception/DL_training/RAS_DATASET/1053.jpg" calcext:value-type="string">
            <text:p>/home/driverless/ras_perception/DL_training/RAS_DATASET/1053.jpg</text:p>
          </table:table-cell>
          <table:table-cell table:number-columns-repeated="12"/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table:formula="of:=CONCATENATE(&quot;/home/driverless/ras_perception/DL_training/RAS_DATASET/&quot;;[.A343];&quot;.jpg&quot;)" office:value-type="string" office:string-value="/home/driverless/ras_perception/DL_training/RAS_DATASET/1054.jpg" calcext:value-type="string">
            <text:p>/home/driverless/ras_perception/DL_training/RAS_DATASET/1054.jpg</text:p>
          </table:table-cell>
          <table:table-cell table:number-columns-repeated="12"/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table:formula="of:=CONCATENATE(&quot;/home/driverless/ras_perception/DL_training/RAS_DATASET/&quot;;[.A344];&quot;.jpg&quot;)" office:value-type="string" office:string-value="/home/driverless/ras_perception/DL_training/RAS_DATASET/1055.jpg" calcext:value-type="string">
            <text:p>/home/driverless/ras_perception/DL_training/RAS_DATASET/1055.jpg</text:p>
          </table:table-cell>
          <table:table-cell table:number-columns-repeated="12"/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CONCATENATE(&quot;/home/driverless/ras_perception/DL_training/RAS_DATASET/&quot;;[.A345];&quot;.jpg&quot;)" office:value-type="string" office:string-value="/home/driverless/ras_perception/DL_training/RAS_DATASET/1056.jpg" calcext:value-type="string">
            <text:p>/home/driverless/ras_perception/DL_training/RAS_DATASET/1056.jpg</text:p>
          </table:table-cell>
          <table:table-cell table:number-columns-repeated="12"/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table:formula="of:=CONCATENATE(&quot;/home/driverless/ras_perception/DL_training/RAS_DATASET/&quot;;[.A346];&quot;.jpg&quot;)" office:value-type="string" office:string-value="/home/driverless/ras_perception/DL_training/RAS_DATASET/1057.jpg" calcext:value-type="string">
            <text:p>/home/driverless/ras_perception/DL_training/RAS_DATASET/1057.jpg</text:p>
          </table:table-cell>
          <table:table-cell table:number-columns-repeated="12"/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formula="of:=CONCATENATE(&quot;/home/driverless/ras_perception/DL_training/RAS_DATASET/&quot;;[.A347];&quot;.jpg&quot;)" office:value-type="string" office:string-value="/home/driverless/ras_perception/DL_training/RAS_DATASET/1058.jpg" calcext:value-type="string">
            <text:p>/home/driverless/ras_perception/DL_training/RAS_DATASET/1058.jpg</text:p>
          </table:table-cell>
          <table:table-cell table:number-columns-repeated="12"/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formula="of:=CONCATENATE(&quot;/home/driverless/ras_perception/DL_training/RAS_DATASET/&quot;;[.A348];&quot;.jpg&quot;)" office:value-type="string" office:string-value="/home/driverless/ras_perception/DL_training/RAS_DATASET/1059.jpg" calcext:value-type="string">
            <text:p>/home/driverless/ras_perception/DL_training/RAS_DATASET/1059.jpg</text:p>
          </table:table-cell>
          <table:table-cell table:number-columns-repeated="12"/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CONCATENATE(&quot;/home/driverless/ras_perception/DL_training/RAS_DATASET/&quot;;[.A349];&quot;.jpg&quot;)" office:value-type="string" office:string-value="/home/driverless/ras_perception/DL_training/RAS_DATASET/1060.jpg" calcext:value-type="string">
            <text:p>/home/driverless/ras_perception/DL_training/RAS_DATASET/1060.jpg</text:p>
          </table:table-cell>
          <table:table-cell table:number-columns-repeated="12"/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formula="of:=CONCATENATE(&quot;/home/driverless/ras_perception/DL_training/RAS_DATASET/&quot;;[.A350];&quot;.jpg&quot;)" office:value-type="string" office:string-value="/home/driverless/ras_perception/DL_training/RAS_DATASET/1061.jpg" calcext:value-type="string">
            <text:p>/home/driverless/ras_perception/DL_training/RAS_DATASET/1061.jpg</text:p>
          </table:table-cell>
          <table:table-cell table:number-columns-repeated="12"/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formula="of:=CONCATENATE(&quot;/home/driverless/ras_perception/DL_training/RAS_DATASET/&quot;;[.A351];&quot;.jpg&quot;)" office:value-type="string" office:string-value="/home/driverless/ras_perception/DL_training/RAS_DATASET/1062.jpg" calcext:value-type="string">
            <text:p>/home/driverless/ras_perception/DL_training/RAS_DATASET/1062.jpg</text:p>
          </table:table-cell>
          <table:table-cell table:number-columns-repeated="12"/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formula="of:=CONCATENATE(&quot;/home/driverless/ras_perception/DL_training/RAS_DATASET/&quot;;[.A352];&quot;.jpg&quot;)" office:value-type="string" office:string-value="/home/driverless/ras_perception/DL_training/RAS_DATASET/1063.jpg" calcext:value-type="string">
            <text:p>/home/driverless/ras_perception/DL_training/RAS_DATASET/1063.jpg</text:p>
          </table:table-cell>
          <table:table-cell table:number-columns-repeated="12"/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CONCATENATE(&quot;/home/driverless/ras_perception/DL_training/RAS_DATASET/&quot;;[.A353];&quot;.jpg&quot;)" office:value-type="string" office:string-value="/home/driverless/ras_perception/DL_training/RAS_DATASET/1064.jpg" calcext:value-type="string">
            <text:p>/home/driverless/ras_perception/DL_training/RAS_DATASET/1064.jpg</text:p>
          </table:table-cell>
          <table:table-cell table:number-columns-repeated="12"/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table:formula="of:=CONCATENATE(&quot;/home/driverless/ras_perception/DL_training/RAS_DATASET/&quot;;[.A354];&quot;.jpg&quot;)" office:value-type="string" office:string-value="/home/driverless/ras_perception/DL_training/RAS_DATASET/1065.jpg" calcext:value-type="string">
            <text:p>/home/driverless/ras_perception/DL_training/RAS_DATASET/1065.jpg</text:p>
          </table:table-cell>
          <table:table-cell table:number-columns-repeated="12"/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table:formula="of:=CONCATENATE(&quot;/home/driverless/ras_perception/DL_training/RAS_DATASET/&quot;;[.A355];&quot;.jpg&quot;)" office:value-type="string" office:string-value="/home/driverless/ras_perception/DL_training/RAS_DATASET/1066.jpg" calcext:value-type="string">
            <text:p>/home/driverless/ras_perception/DL_training/RAS_DATASET/1066.jpg</text:p>
          </table:table-cell>
          <table:table-cell table:number-columns-repeated="12"/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table:formula="of:=CONCATENATE(&quot;/home/driverless/ras_perception/DL_training/RAS_DATASET/&quot;;[.A356];&quot;.jpg&quot;)" office:value-type="string" office:string-value="/home/driverless/ras_perception/DL_training/RAS_DATASET/1067.jpg" calcext:value-type="string">
            <text:p>/home/driverless/ras_perception/DL_training/RAS_DATASET/1067.jpg</text:p>
          </table:table-cell>
          <table:table-cell table:number-columns-repeated="12"/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CONCATENATE(&quot;/home/driverless/ras_perception/DL_training/RAS_DATASET/&quot;;[.A357];&quot;.jpg&quot;)" office:value-type="string" office:string-value="/home/driverless/ras_perception/DL_training/RAS_DATASET/1068.jpg" calcext:value-type="string">
            <text:p>/home/driverless/ras_perception/DL_training/RAS_DATASET/1068.jpg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15:45:23.26616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49:44.943614947</meta:creation-date>
    <dc:date>2018-10-28T16:45:47.238079742</dc:date>
    <meta:editing-duration>PT2H40M19S</meta:editing-duration>
    <meta:editing-cycles>4</meta:editing-cycles>
    <meta:generator>LibreOffice/5.1.6.2$Linux_X86_64 LibreOffice_project/10m0$Build-2</meta:generator>
    <meta:document-statistic meta:table-count="1" meta:cell-count="1013" meta:object-count="0"/>
  </office:meta>
</office:document-meta>
</file>